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91" svg:font-family="9"/>
    <style:font-face style:name="9" svg:font-family="9" style:font-pitch="variable"/>
    <style:font-face style:name="Liberation Sans1" svg:font-family="'Liberation Sans'" style:font-pitch="variable"/>
    <style:font-face style:name="メイリオ" svg:font-family="メイリオ" style:font-pitch="variable"/>
    <style:font-face style:name="ＭＳ Ｐゴシック2" svg:font-family="'ＭＳ Ｐゴシック'" style:font-pitch="variable"/>
    <style:font-face style:name="ＭＳ Ｐ明朝" svg:font-family="'ＭＳ Ｐ明朝'" style:font-pitch="variable"/>
    <style:font-face style:name="Liberation Sans2" svg:font-family="'Liberation Sans'" style:font-family-generic="modern" style:font-pitch="variable"/>
    <style:font-face style:name="ＭＳ Ｐゴシック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1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27.45cm"/>
    </style:style>
    <style:style style:name="gr2" style:family="graphic" style:parent-style-name="standard">
      <style:graphic-properties draw:stroke="none" svg:stroke-color="#000000" draw:fill="none" draw:fill-color="#ffffff" fo:min-height="0.492cm"/>
    </style:style>
    <style:style style:name="gr3" style:family="graphic" style:parent-style-name="standard">
      <style:graphic-properties draw:stroke="none" svg:stroke-color="#000000" draw:fill="none" draw:fill-color="#ffffff" fo:min-height="3.282cm"/>
    </style:style>
    <style:style style:name="gr4" style:family="graphic" style:parent-style-name="standard">
      <style:graphic-properties draw:stroke="none" svg:stroke-color="#000000" draw:fill="none" draw:fill-color="#ffffff" fo:min-height="0.082cm"/>
    </style:style>
    <style:style style:name="gr5" style:family="graphic" style:parent-style-name="standard">
      <style:graphic-properties svg:stroke-width="0cm" svg:stroke-color="#cccccc" draw:fill-color="#cccccc" draw:textarea-horizontal-align="justify" draw:textarea-vertical-align="middle" draw:auto-grow-height="false" fo:min-height="0.246cm" fo:min-width="0.75cm"/>
    </style:style>
    <style:style style:name="gr6" style:family="graphic" style:parent-style-name="standard">
      <style:graphic-properties svg:stroke-width="0cm" svg:stroke-color="#cccccc" draw:fill-color="#cccccc" draw:textarea-horizontal-align="justify" draw:textarea-vertical-align="middle" draw:auto-grow-height="false" fo:min-height="0.147cm" fo:min-width="0.76cm"/>
    </style:style>
    <style:style style:name="gr7" style:family="graphic" style:parent-style-name="standard">
      <style:graphic-properties svg:stroke-width="0cm" svg:stroke-color="#cccccc" draw:fill-color="#cccccc" draw:textarea-horizontal-align="justify" draw:textarea-vertical-align="middle" draw:auto-grow-height="false" fo:min-height="0.246cm" fo:min-width="0.729cm"/>
    </style:style>
    <style:style style:name="gr8" style:family="graphic" style:parent-style-name="standard">
      <style:graphic-properties draw:stroke="none" draw:fill="none" fo:min-height="0.1cm"/>
    </style:style>
    <style:style style:name="gr9" style:family="graphic" style:parent-style-name="objectwithoutfill">
      <style:graphic-properties draw:stroke="solid" svg:stroke-width="0.01cm" draw:marker-start-width="0.065cm" draw:marker-end="Arrow" draw:marker-end-width="0.065cm" draw:fill="none" draw:textarea-vertical-align="middle" fo:padding-top="0.13cm" fo:padding-bottom="0.13cm" fo:padding-left="0.255cm" fo:padding-right="0.255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219cm"/>
    </style:style>
    <style:style style:name="gr11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1.413cm"/>
    </style:style>
    <style:style style:name="gr1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103cm"/>
    </style:style>
    <style:style style:name="gr1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378cm"/>
    </style:style>
    <style:style style:name="gr16" style:family="graphic" style:parent-style-name="objectwithoutfill">
      <style:graphic-properties draw:stroke="solid" svg:stroke-width="0cm" draw:marker-start-width="0.05cm" draw:marker-end="Arrow" draw:marker-end-width="0.05cm" draw:fill="none" draw:textarea-vertical-align="middle" fo:padding-top="0.125cm" fo:padding-bottom="0.125cm" fo:padding-left="0.25cm" fo:padding-right="0.25cm"/>
    </style:style>
    <style:style style:name="gr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19cm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1.341cm"/>
    </style:style>
    <style:style style:name="gr1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24cm"/>
    </style:style>
    <style:style style:name="gr2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284cm"/>
    </style:style>
    <style:style style:name="gr21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0cm" fo:min-width="0.01cm"/>
    </style:style>
    <style:style style:name="gr2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301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221cm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1.427cm"/>
    </style:style>
    <style:style style:name="gr2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222cm"/>
    </style:style>
    <style:style style:name="gr2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275cm"/>
    </style:style>
    <style:style style:name="gr2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464cm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206cm"/>
    </style:style>
    <style:style style:name="gr3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205cm"/>
    </style:style>
    <style:style style:name="gr3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1.385cm"/>
    </style:style>
    <style:style style:name="gr3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258cm"/>
    </style:style>
    <style:style style:name="gr33" style:family="graphic" style:parent-style-name="objectwithoutfill">
      <style:graphic-properties draw:fill="none" draw:textarea-vertical-align="middle"/>
    </style:style>
    <style:style style:name="gr3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1.385cm"/>
    </style:style>
    <style:style style:name="gr3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254cm"/>
    </style:style>
    <style:style style:name="gr3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277cm" fo:min-width="2.73cm"/>
    </style:style>
    <style:style style:name="gr3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3cm" fo:min-width="0.055cm"/>
    </style:style>
    <style:style style:name="gr38" style:family="graphic" style:parent-style-name="standard">
      <style:graphic-properties svg:stroke-color="#000000" svg:stroke-opacity="0%" draw:fill="solid" draw:fill-color="#ffffff" draw:textarea-horizontal-align="justify" draw:textarea-vertical-align="middle" draw:auto-grow-height="false" fo:min-height="0.103cm" fo:min-width="0.049cm"/>
    </style:style>
    <style:style style:name="gr39" style:family="graphic" style:parent-style-name="standard">
      <style:graphic-properties svg:stroke-color="#b2b2b2" draw:fill="solid" draw:fill-color="#ffffff" draw:textarea-horizontal-align="justify" draw:textarea-vertical-align="middle" draw:auto-grow-height="false" fo:min-height="1.464cm" fo:min-width="2.127cm"/>
    </style:style>
    <style:style style:name="gr40" style:family="graphic" style:parent-style-name="objectwithoutfill">
      <style:graphic-properties svg:stroke-color="#b2b2b2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33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2cm" fo:min-width="0.428cm"/>
    </style:style>
    <style:style style:name="gr43" style:family="graphic" style:parent-style-name="standard">
      <style:graphic-properties svg:stroke-color="#b2b2b2" draw:fill="solid" draw:fill-color="#ffffff" draw:textarea-horizontal-align="justify" draw:textarea-vertical-align="middle" draw:auto-grow-height="false" fo:min-height="0.442cm" fo:min-width="0.32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2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47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71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71cm" fo:min-width="0.269cm"/>
    </style:style>
    <style:style style:name="gr48" style:family="graphic" style:parent-style-name="objectwithoutfill">
      <style:graphic-properties svg:stroke-width="0.2cm" svg:stroke-color="#ffff00" draw:marker-start-width="0.5cm" draw:marker-end-width="0.5cm" draw:fill="none" draw:textarea-vertical-align="middle" fo:padding-top="0.1cm" fo:padding-bottom="0.1cm" fo:padding-left="0.1cm" fo:padding-right="0.1cm"/>
    </style:style>
    <style:style style:name="gr49" style:family="graphic" style:parent-style-name="objectwithoutfill">
      <style:graphic-properties svg:stroke-width="0.2cm" svg:stroke-color="#ff950e" draw:marker-start-width="0.5cm" draw:marker-end-width="0.5cm" draw:fill="none" draw:textarea-vertical-align="middle" fo:padding-top="0.1cm" fo:padding-bottom="0.1cm" fo:padding-left="0.1cm" fo:padding-right="0.1cm"/>
    </style:style>
    <style:style style:name="gr50" style:family="graphic" style:parent-style-name="objectwithoutfill">
      <style:graphic-properties svg:stroke-width="0.2cm" svg:stroke-color="#ff0000" draw:marker-start-width="0.5cm" draw:marker-end-width="0.5cm" draw:fill="none" draw:textarea-vertical-align="middle" fo:padding-top="0.1cm" fo:padding-bottom="0.1cm" fo:padding-left="0.1cm" fo:padding-right="0.1cm"/>
    </style:style>
    <style:style style:name="gr5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261cm" fo:min-width="2.759cm"/>
    </style:style>
    <style:style style:name="gr5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027cm" fo:min-width="0.32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89cm" fo:min-width="0cm"/>
    </style:style>
    <style:style style:name="gr5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21cm"/>
    </style:style>
    <style:style style:name="gr5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209cm"/>
    </style:style>
    <style:style style:name="gr56" style:family="graphic" style:parent-style-name="standard">
      <style:graphic-properties draw:stroke="none" draw:fill="none" fo:min-height="0.12cm"/>
    </style:style>
    <style:style style:name="gr57" style:family="graphic" style:parent-style-name="standard">
      <style:graphic-properties draw:stroke="none" draw:fill="none" fo:min-height="0.144cm"/>
    </style:style>
    <style:style style:name="gr5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223cm"/>
    </style:style>
    <style:style style:name="gr5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224cm"/>
    </style:style>
    <style:style style:name="gr6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223cm"/>
    </style:style>
    <style:style style:name="gr61" style:family="graphic" style:parent-style-name="standard">
      <style:graphic-properties draw:fill="solid" draw:fill-color="#000000" draw:textarea-vertical-align="middle"/>
    </style:style>
    <style:style style:name="gr62" style:family="graphic" style:parent-style-name="objectwithoutfill">
      <style:graphic-properties draw:stroke="solid" svg:stroke-width="0cm" draw:marker-start="" draw:marker-start-width="0.05cm" draw:marker-end="" draw:marker-end-width="0.05cm" draw:fill="none" draw:textarea-vertical-align="middle" fo:padding-top="0.125cm" fo:padding-bottom="0.125cm" fo:padding-left="0.25cm" fo:padding-right="0.25cm"/>
    </style:style>
    <style:style style:name="gr63" style:family="graphic" style:parent-style-name="objectwithoutfill">
      <style:graphic-properties draw:stroke="solid" svg:stroke-width="0cm" draw:marker-start-width="0.05cm" draw:marker-end="Arrow" draw:marker-end-width="0.15cm" draw:fill="none" draw:textarea-vertical-align="middle" fo:padding-top="0.125cm" fo:padding-bottom="0.125cm" fo:padding-left="0.25cm" fo:padding-right="0.25cm"/>
    </style:style>
    <style:style style:name="gr64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0cm" fo:min-width="0cm"/>
    </style:style>
    <style:style style:name="gr6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1.396cm"/>
    </style:style>
    <style:style style:name="gr6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765cm"/>
    </style:style>
    <style:style style:name="gr6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213cm"/>
    </style:style>
    <style:style style:name="gr6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212cm"/>
    </style:style>
    <style:style style:name="gr6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1.402cm"/>
    </style:style>
    <style:style style:name="gr7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769cm"/>
    </style:style>
    <style:style style:name="gr7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708cm"/>
    </style:style>
    <style:style style:name="gr7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cm"/>
    </style:style>
    <style:style style:name="gr7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709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2cm" fo:min-width="1.206cm"/>
    </style:style>
    <style:style style:name="gr75" style:family="graphic" style:parent-style-name="standard">
      <style:graphic-properties draw:stroke="none" svg:stroke-color="#000000" draw:fill="none" draw:fill-color="#ffffff" fo:min-height="0.021cm"/>
    </style:style>
    <style:style style:name="gr76" style:family="graphic" style:parent-style-name="standard">
      <style:graphic-properties draw:stroke="none" svg:stroke-color="#000000" draw:fill="none" draw:fill-color="#ffffff" fo:min-height="0.033cm"/>
    </style:style>
    <style:style style:name="gr77" style:family="graphic" style:parent-style-name="standard">
      <style:graphic-properties draw:stroke="none" svg:stroke-color="#000000" draw:fill="none" draw:fill-color="#ffffff" fo:min-height="0.411cm"/>
    </style:style>
    <style:style style:name="gr78" style:family="graphic" style:parent-style-name="standard">
      <style:graphic-properties draw:stroke="none" svg:stroke-color="#000000" draw:fill="none" draw:fill-color="#ffffff" fo:min-height="0.116cm"/>
    </style:style>
    <style:style style:name="gr79" style:family="graphic" style:parent-style-name="standard">
      <style:graphic-properties draw:stroke="none" draw:fill="none" fo:min-height="0.027cm"/>
    </style:style>
    <style:style style:name="gr80" style:family="graphic" style:parent-style-name="standard">
      <style:graphic-properties draw:stroke="none" draw:fill="none" fo:min-height="0.021cm"/>
    </style:style>
    <style:style style:name="gr81" style:family="graphic" style:parent-style-name="standard">
      <style:graphic-properties draw:stroke="none" svg:stroke-color="#000000" draw:fill="none" draw:fill-color="#ffffff" fo:min-height="0.141cm"/>
    </style:style>
    <style:style style:name="gr82" style:family="graphic" style:parent-style-name="standard">
      <style:graphic-properties draw:stroke="none" svg:stroke-color="#000000" draw:fill="none" draw:fill-color="#ffffff" fo:min-height="0.081cm"/>
    </style:style>
    <style:style style:name="gr83" style:family="graphic" style:parent-style-name="standard">
      <style:graphic-properties draw:stroke="none" svg:stroke-color="#000000" draw:fill="none" draw:fill-color="#ffffff" fo:min-height="0.118cm"/>
    </style:style>
    <style:style style:name="gr84" style:family="graphic" style:parent-style-name="standard">
      <style:graphic-properties draw:stroke="none" svg:stroke-color="#000000" draw:fill="none" draw:fill-color="#ffffff" fo:min-height="0.05cm"/>
    </style:style>
    <style:style style:name="gr85" style:family="graphic" style:parent-style-name="standard">
      <style:graphic-properties draw:stroke="none" svg:stroke-color="#000000" draw:fill="none" draw:fill-color="#ffffff" fo:min-height="0.119cm"/>
    </style:style>
    <style:style style:name="gr86" style:family="graphic" style:parent-style-name="standard">
      <style:graphic-properties draw:stroke="none" svg:stroke-color="#000000" draw:fill="none" draw:fill-color="#ffffff" fo:min-height="0.049cm"/>
    </style:style>
    <style:style style:name="gr87" style:family="graphic" style:parent-style-name="standard">
      <style:graphic-properties draw:stroke="none" svg:stroke-color="#000000" draw:fill="none" draw:fill-color="#ffffff" fo:min-height="0.046cm"/>
    </style:style>
    <style:style style:name="gr88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0cm" fo:min-width="0.117cm"/>
    </style:style>
    <style:style style:name="gr8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042cm"/>
    </style:style>
    <style:style style:name="gr9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258cm" fo:min-width="2.754cm"/>
    </style:style>
    <style:style style:name="gr91" style:family="graphic" style:parent-style-name="standard">
      <style:graphic-properties svg:stroke-color="#b2b2b2" draw:fill="solid" draw:fill-color="#ffffff" draw:textarea-horizontal-align="justify" draw:textarea-vertical-align="middle" draw:auto-grow-height="false" fo:min-height="1.463cm" fo:min-width="2.12cm"/>
    </style:style>
    <style:style style:name="gr92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true" fo:min-height="3.333cm" fo:min-width="0cm"/>
      <style:paragraph-properties style:writing-mode="tb-rl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21cm" fo:min-width="0.039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54cm" fo:min-width="0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2cm" fo:min-width="0.233cm"/>
    </style:style>
    <style:style style:name="gr96" style:family="graphic" style:parent-style-name="standard">
      <style:graphic-properties draw:stroke="none" svg:stroke-color="#dddddd" draw:fill="none" draw:fill-color="#ffffff" draw:textarea-horizontal-align="left" draw:auto-grow-height="true" draw:auto-grow-width="true" fo:min-height="0.033cm" fo:min-width="0cm"/>
    </style:style>
    <style:style style:name="gr97" style:family="graphic" style:parent-style-name="standard">
      <style:graphic-properties draw:stroke="none" svg:stroke-color="#999999" draw:fill="none" draw:fill-color="#ffffff" draw:textarea-horizontal-align="left" draw:auto-grow-height="true" draw:auto-grow-width="true" fo:min-height="0.033cm" fo:min-width="0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33cm" fo:min-width="0cm"/>
    </style:style>
    <style:style style:name="gr99" style:family="graphic" style:parent-style-name="standard">
      <style:graphic-properties draw:stroke="none" svg:stroke-color="#cccccc" draw:fill="none" draw:fill-color="#ffffff" draw:textarea-horizontal-align="left" draw:auto-grow-height="true" draw:auto-grow-width="true" fo:min-height="0.033cm" fo:min-width="0cm"/>
    </style:style>
    <style:style style:name="gr100" style:family="graphic" style:parent-style-name="standard">
      <style:graphic-properties svg:stroke-color="#b2b2b2" draw:fill="solid" draw:fill-color="#ffffff" draw:textarea-horizontal-align="justify" draw:textarea-vertical-align="middle" draw:auto-grow-height="false" fo:min-height="0.441cm" fo:min-width="0.321cm"/>
    </style:style>
    <style:style style:name="gr101" style:family="graphic" style:parent-style-name="objectwithoutfill">
      <style:graphic-properties svg:stroke-color="#009900" draw:fill="none" draw:textarea-vertical-align="middle"/>
    </style:style>
    <style:style style:name="gr102" style:family="graphic" style:parent-style-name="objectwithoutfill">
      <style:graphic-properties svg:stroke-color="#00cc00" draw:fill="none" draw:textarea-vertical-align="middle"/>
    </style:style>
    <style:style style:name="gr103" style:family="graphic" style:parent-style-name="objectwithoutfill">
      <style:graphic-properties svg:stroke-color="#0000ff" draw:fill="none" draw:textarea-vertical-align="middle"/>
    </style:style>
    <style:style style:name="gr104" style:family="graphic" style:parent-style-name="objectwithoutfill">
      <style:graphic-properties svg:stroke-color="#ff0000" draw:fill="none" draw:textarea-vertical-align="middle"/>
    </style:style>
    <style:style style:name="gr105" style:family="graphic" style:parent-style-name="objectwithoutfill">
      <style:graphic-properties svg:stroke-color="#3333ff" draw:fill="none" draw:textarea-vertical-align="middle"/>
    </style:style>
    <style:style style:name="gr10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3cm" fo:min-width="0.33cm"/>
    </style:style>
    <style:style style:name="gr107" style:family="graphic" style:parent-style-name="standard">
      <style:graphic-properties svg:stroke-color="#000000" svg:stroke-opacity="0%" draw:fill="solid" draw:fill-color="#ffffff" draw:textarea-horizontal-align="justify" draw:textarea-vertical-align="middle" draw:auto-grow-height="false" fo:min-height="0.103cm" fo:min-width="0.056cm"/>
    </style:style>
    <style:style style:name="gr10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3cm" fo:min-width="0.048cm"/>
    </style:style>
    <style:style style:name="gr10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214cm"/>
    </style:style>
    <style:style style:name="gr110" style:family="graphic" style:parent-style-name="standard">
      <style:graphic-properties svg:stroke-color="#000000" svg:stroke-opacity="100%" draw:fill="solid" draw:fill-color="#ffffff" draw:textarea-horizontal-align="justify" draw:textarea-vertical-align="middle" draw:auto-grow-height="false" fo:min-height="0.103cm" fo:min-width="0.055cm"/>
    </style:style>
    <style:style style:name="gr111" style:family="graphic" style:parent-style-name="standard">
      <style:graphic-properties svg:stroke-color="#000000" svg:stroke-opacity="0%" draw:fill="solid" draw:fill-color="#ffffff" draw:textarea-horizontal-align="justify" draw:textarea-vertical-align="middle" draw:auto-grow-height="false" fo:min-height="0.166cm" fo:min-width="0.357cm"/>
    </style:style>
    <style:style style:name="gr112" style:family="graphic" style:parent-style-name="standard">
      <style:graphic-properties draw:stroke="none" svg:stroke-color="#000000" draw:fill="none" draw:fill-color="#ffffff" fo:min-height="0.276cm"/>
    </style:style>
    <style:style style:name="gr1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22cm"/>
    </style:style>
    <style:style style:name="co1" style:family="table-column">
      <style:table-column-properties style:column-width="0.6cm" style:use-optimal-column-width="false"/>
    </style:style>
    <style:style style:name="ro1" style:family="table-row">
      <style:table-row-properties style:row-height="1.08cm"/>
    </style:style>
    <style:style style:name="ro2" style:family="table-row">
      <style:table-row-properties style:row-height="0.892cm"/>
    </style:style>
    <style:style style:name="ro3" style:family="table-row">
      <style:table-row-properties style:row-height="0.923cm"/>
    </style:style>
    <style:style style:name="ro4" style:family="table-row">
      <style:table-row-properties style:row-height="1.305cm"/>
    </style:style>
    <style:style style:name="ro5" style:family="table-row">
      <style:table-row-properties style:row-height="0.889cm"/>
    </style:style>
    <style:style style:name="ce1" style:family="table-cell">
      <style:graphic-properties style:repeat="repeat"/>
      <style:text-properties fo:font-size="4.5pt" style:font-size-asian="4.5pt" style:font-size-complex="4.5pt"/>
    </style:style>
    <style:style style:name="ce2" style:family="table-cell">
      <style:graphic-properties style:repeat="repeat"/>
      <style:text-properties fo:font-size="6pt" style:font-size-asian="6pt" style:font-size-complex="6pt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paragraph-properties fo:border-left="0.03pt solid #ffffff" fo:border-right="none" fo:border-top="0.03pt solid #ffffff" fo:border-bottom="0.03pt solid #ffffff"/>
      <style:text-properties fo:font-size="4.5pt" style:font-size-asian="4.5pt" style:font-size-complex="4.5pt"/>
    </style:style>
    <style:style style:name="ce5" style:family="table-cell">
      <style:graphic-properties draw:fill="solid" draw:fill-color="#b3b3b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4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ゴシック1" style:font-size-asian="4.5pt" style:language-asian="ja" style:country-asian="JP" style:font-style-asian="normal" style:font-weight-asian="normal" style:font-name-complex="Mangal" style:font-size-complex="4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style:repeat="repeat"/>
      <style:paragraph-properties fo:border-left="none" fo:border-right="0.03pt solid #ffffff" fo:border-top="0.03pt solid #ffffff" fo:border-bottom="0.03pt solid #ffffff"/>
      <style:text-properties fo:font-size="4.5pt" style:font-size-asian="4.5pt" style:font-size-complex="4.5pt"/>
    </style:style>
    <style:style style:name="ce7" style:family="table-cell">
      <style:graphic-properties style:repeat="repeat"/>
      <style:paragraph-properties fo:border-left="0.03pt solid #ffffff" fo:border-right="0.03pt solid #ffffff" fo:border-top="none" fo:border-bottom="0.03pt solid #ffffff"/>
    </style:style>
    <style:style style:name="P1" style:family="paragraph">
      <style:paragraph-properties fo:margin-top="0.42cm" fo:margin-bottom="0.35cm" fo:text-align="start"/>
      <style:text-properties style:font-size-asian="6.90000009536743pt"/>
    </style:style>
    <style:style style:name="P2" style:family="paragraph">
      <style:paragraph-properties fo:margin-top="0.42cm" fo:margin-bottom="0.35cm" fo:text-align="center"/>
      <style:text-properties style:font-size-asian="6.90000009536743pt"/>
    </style:style>
    <style:style style:name="P3" style:family="paragraph">
      <style:paragraph-properties fo:margin-top="0.42cm" fo:margin-bottom="0.35cm" fo:text-align="end"/>
      <style:text-properties style:font-size-asian="6.90000009536743pt"/>
    </style:style>
    <style:style style:name="P4" style:family="paragraph">
      <style:paragraph-properties fo:margin-top="0.42cm" fo:margin-bottom="0.35cm" fo:text-align="start"/>
      <style:text-properties fo:font-size="10pt" style:font-size-asian="6.90000009536743pt" style:font-size-complex="10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12.5pt"/>
    </style:style>
    <style:style style:name="P7" style:family="paragraph">
      <style:text-properties style:font-name="メイリオ" fo:font-size="12.5pt" style:font-name-asian="メイリオ"/>
    </style:style>
    <style:style style:name="P8" style:family="paragraph">
      <style:text-properties style:font-size-asian="4.5pt"/>
    </style:style>
    <style:style style:name="P9" style:family="paragraph">
      <style:text-properties fo:font-size="6.5pt" fo:font-weight="bold" style:font-size-asian="4.5pt" style:font-weight-asian="bold" style:font-size-complex="6.5pt" style:font-weight-complex="bold"/>
    </style:style>
    <style:style style:name="P10" style:family="paragraph">
      <style:paragraph-properties fo:text-align="center"/>
      <style:text-properties style:font-size-asian="6.90000009536743pt"/>
    </style:style>
    <style:style style:name="P11" style:family="paragraph">
      <style:paragraph-properties fo:text-align="center"/>
      <style:text-properties fo:font-size="10pt" style:font-size-asian="6.90000009536743pt" style:font-size-complex="10pt"/>
    </style:style>
    <style:style style:name="P12" style:family="paragraph">
      <style:paragraph-properties fo:text-align="center"/>
      <style:text-properties fo:font-size="4.5pt"/>
    </style:style>
    <style:style style:name="P13" style:family="paragraph">
      <style:paragraph-properties fo:text-align="center"/>
      <style:text-properties fo:font-size="4.5pt" style:font-size-asian="6.5pt" style:font-size-complex="6.5pt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style:font-size-asian="3.09999990463257pt"/>
    </style:style>
    <style:style style:name="P16" style:family="paragraph">
      <style:paragraph-properties fo:text-align="center"/>
      <style:text-properties fo:font-size="4.5pt" style:font-size-asian="3.09999990463257pt" style:font-size-complex="4.5pt"/>
    </style:style>
    <style:style style:name="P17" style:family="paragraph">
      <style:paragraph-properties fo:text-align="center"/>
      <style:text-properties style:font-size-asian="3.70000004768372pt"/>
    </style:style>
    <style:style style:name="P18" style:family="paragraph">
      <style:paragraph-properties fo:text-align="center"/>
      <style:text-properties fo:font-size="5.30000019073486pt" style:font-size-asian="3.70000004768372pt" style:font-size-complex="5.30000019073486pt"/>
    </style:style>
    <style:style style:name="P19" style:family="paragraph">
      <style:paragraph-properties fo:text-align="center"/>
      <style:text-properties fo:font-size="3.09999990463257pt"/>
    </style:style>
    <style:style style:name="P20" style:family="paragraph">
      <style:paragraph-properties fo:text-align="center"/>
      <style:text-properties fo:font-size="3.09999990463257pt" style:font-size-asian="4.5pt" style:font-size-complex="4.5pt"/>
    </style:style>
    <style:style style:name="P21" style:family="paragraph">
      <style:paragraph-properties fo:text-align="center"/>
      <style:text-properties style:font-size-asian="5.59999990463257pt"/>
    </style:style>
    <style:style style:name="P22" style:family="paragraph">
      <style:paragraph-properties fo:text-align="center"/>
      <style:text-properties style:font-name="ＭＳ Ｐゴシック" fo:font-size="8pt" style:font-name-asian="ＭＳ Ｐゴシック" style:font-size-asian="5.59999990463257pt" style:font-size-complex="8pt"/>
    </style:style>
    <style:style style:name="P23" style:family="paragraph">
      <style:text-properties style:font-size-asian="12.5pt"/>
    </style:style>
    <style:style style:name="P24" style:family="paragraph">
      <style:paragraph-properties fo:text-align="start" style:text-autospace="none" style:punctuation-wrap="simple" style:line-break="strict" style:writing-mode="lr-tb">
        <style:tab-stops/>
      </style:paragraph-properties>
      <style:text-properties style:text-position="0% 100%" fo:font-size="12.5pt" fo:letter-spacing="normal" fo:language="en" fo:country="US" style:text-underline-mode="continuous" style:text-overline-mode="continuous" style:text-line-through-mode="continuous" style:language-asian="ja" style:country-asian="JP" style:language-complex="hi" style:country-complex="IN" style:text-scale="100%" fo:hyphenate="false"/>
    </style:style>
    <style:style style:name="P25" style:family="paragraph">
      <style:paragraph-properties fo:text-align="center"/>
      <style:text-properties fo:font-size="9pt" style:font-size-asian="9pt" style:font-size-complex="9pt"/>
    </style:style>
    <style:style style:name="P26" style:family="paragraph">
      <style:paragraph-properties fo:text-align="center"/>
      <style:text-properties fo:font-size="4.5pt" style:font-size-asian="4.5pt" style:font-size-complex="4.5pt"/>
    </style:style>
    <style:style style:name="P27" style:family="paragraph">
      <style:paragraph-properties fo:text-align="center"/>
      <style:text-properties fo:font-size="4.5pt" style:font-name-asian="91" style:font-size-asian="3.09999990463257pt" style:font-size-complex="4.5pt"/>
    </style:style>
    <style:style style:name="P28" style:family="paragraph">
      <style:paragraph-properties fo:text-align="center"/>
      <style:text-properties fo:font-size="4.5pt" style:font-name-asian="91" style:font-size-asian="4.5pt" style:font-size-complex="4.5pt"/>
    </style:style>
    <style:style style:name="P29" style:family="paragraph">
      <style:paragraph-properties fo:text-align="center"/>
      <style:text-properties fo:font-size="3pt" style:font-name-asian="91" style:font-size-asian="3pt" style:font-size-complex="3pt"/>
    </style:style>
    <style:style style:name="P30" style:family="paragraph">
      <style:paragraph-properties fo:text-align="center"/>
      <style:text-properties style:font-name="ＭＳ Ｐゴシック" fo:font-size="8pt" style:font-name-asian="ＭＳ Ｐゴシック" style:font-size-asian="5.59999990463257pt" style:font-size-complex="32pt"/>
    </style:style>
    <style:style style:name="P31" style:family="paragraph">
      <style:paragraph-properties fo:text-align="center"/>
      <style:text-properties fo:font-size="4.5pt" style:font-size-asian="3.09999990463257pt" style:font-size-complex="16pt"/>
    </style:style>
    <style:style style:name="P32" style:family="paragraph">
      <style:text-properties fo:font-size="2.79999995231628pt"/>
    </style:style>
    <style:style style:name="P33" style:family="paragraph">
      <style:text-properties fo:color="#999999" fo:font-size="2.79999995231628pt" style:font-size-asian="4pt" style:font-size-complex="8pt"/>
    </style:style>
    <style:style style:name="P34" style:family="paragraph">
      <style:text-properties style:font-size-asian="5.59999990463257pt"/>
    </style:style>
    <style:style style:name="P35" style:family="paragraph">
      <style:text-properties fo:font-size="8pt" style:font-size-asian="5.59999990463257pt" style:font-size-complex="16pt"/>
    </style:style>
    <style:style style:name="P36" style:family="paragraph">
      <style:text-properties fo:font-size="3.5pt"/>
    </style:style>
    <style:style style:name="P37" style:family="paragraph">
      <style:text-properties fo:color="#808080" fo:font-size="3.5pt" style:font-size-asian="5pt" style:font-size-complex="10pt"/>
    </style:style>
    <style:style style:name="P38" style:family="paragraph">
      <style:text-properties style:font-size-asian="3.5pt"/>
    </style:style>
    <style:style style:name="P39" style:family="paragraph">
      <style:text-properties fo:color="#808080" fo:font-size="5pt" style:font-size-asian="3.5pt" style:font-size-complex="10pt"/>
    </style:style>
    <style:style style:name="P40" style:family="paragraph">
      <style:text-properties style:font-size-asian="4.19999980926514pt"/>
    </style:style>
    <style:style style:name="P41" style:family="paragraph">
      <style:text-properties fo:color="#ffff00" fo:font-size="6pt" style:font-size-asian="4.19999980926514pt" style:font-size-complex="12pt"/>
    </style:style>
    <style:style style:name="P42" style:family="paragraph">
      <style:text-properties fo:color="#ff0000" fo:font-size="6pt" style:font-size-asian="4.19999980926514pt" style:font-size-complex="12pt"/>
    </style:style>
    <style:style style:name="P43" style:family="paragraph">
      <style:text-properties fo:color="#ff950e" fo:font-size="6pt" style:font-size-asian="4.19999980926514pt" style:font-size-complex="12pt"/>
    </style:style>
    <style:style style:name="P44" style:family="paragraph">
      <style:paragraph-properties fo:text-align="center"/>
      <style:text-properties fo:font-size="18pt" style:font-size-asian="18pt" style:font-size-complex="18pt"/>
    </style:style>
    <style:style style:name="P45" style:family="paragraph">
      <style:text-properties fo:color="#999999" fo:font-size="2.79999995231628pt" style:font-size-asian="4pt" style:font-size-complex="4pt"/>
    </style:style>
    <style:style style:name="P46" style:family="paragraph">
      <style:paragraph-properties fo:text-align="center"/>
      <style:text-properties fo:font-size="4.5pt" style:font-name-asian="91" style:font-size-asian="3.09999990463257pt" style:font-size-complex="9pt"/>
    </style:style>
    <style:style style:name="P47" style:family="paragraph">
      <style:paragraph-properties fo:text-align="center"/>
      <style:text-properties fo:font-size="8pt" style:font-size-asian="5.59999990463257pt" style:font-size-complex="8pt"/>
    </style:style>
    <style:style style:name="P48" style:family="paragraph">
      <style:paragraph-properties fo:text-align="center"/>
      <style:text-properties style:font-size-asian="6.30000019073486pt"/>
    </style:style>
    <style:style style:name="P49" style:family="paragraph">
      <style:paragraph-properties fo:text-align="center"/>
      <style:text-properties fo:font-size="9pt" style:font-size-asian="6.30000019073486pt" style:font-size-complex="18pt"/>
    </style:style>
    <style:style style:name="P50" style:family="paragraph">
      <style:paragraph-properties fo:text-align="center"/>
      <style:text-properties fo:font-size="4.5pt" style:font-size-asian="3.09999990463257pt" style:font-size-complex="9pt"/>
    </style:style>
    <style:style style:name="P51" style:family="paragraph">
      <style:paragraph-properties fo:text-align="center"/>
      <style:text-properties fo:font-size="3.09999990463257pt" style:font-size-asian="4.5pt" style:font-size-complex="9pt"/>
    </style:style>
    <style:style style:name="P52" style:family="paragraph">
      <style:paragraph-properties fo:text-align="start"/>
      <style:text-properties style:font-size-asian="3.09999990463257pt"/>
    </style:style>
    <style:style style:name="P53" style:family="paragraph">
      <style:paragraph-properties fo:text-align="start"/>
      <style:text-properties fo:font-size="4.5pt" style:font-size-asian="3.09999990463257pt" style:font-size-complex="9pt"/>
    </style:style>
    <style:style style:name="P54" style:family="paragraph">
      <style:paragraph-properties fo:text-align="center"/>
      <style:text-properties style:font-size-asian="18pt"/>
    </style:style>
    <style:style style:name="P55" style:family="paragraph">
      <style:paragraph-properties fo:text-align="center"/>
      <style:text-properties fo:font-size="3pt" style:font-size-asian="3pt" style:font-size-complex="3pt"/>
    </style:style>
    <style:style style:name="P56" style:family="paragraph">
      <style:text-properties fo:font-size="8pt" style:font-size-asian="5.59999990463257pt" style:font-size-complex="8pt"/>
    </style:style>
    <style:style style:name="P57" style:family="paragraph">
      <style:text-properties style:font-size-asian="2.79999995231628pt"/>
    </style:style>
    <style:style style:name="P58" style:family="paragraph">
      <style:text-properties fo:font-size="4pt" style:font-size-asian="2.79999995231628pt" style:font-size-complex="8pt"/>
    </style:style>
    <style:style style:name="P59" style:family="paragraph">
      <style:text-properties fo:font-size="2.79999995231628pt" style:font-size-asian="4pt" style:font-size-complex="8pt"/>
    </style:style>
    <style:style style:name="P60" style:family="paragraph">
      <style:text-properties style:font-size-asian="6.90000009536743pt"/>
    </style:style>
    <style:style style:name="P61" style:family="paragraph">
      <style:text-properties fo:font-size="10pt" style:font-size-asian="6.90000009536743pt" style:font-size-complex="10pt"/>
    </style:style>
    <style:style style:name="P62" style:family="paragraph">
      <style:text-properties fo:font-size="2.79999995231628pt" fo:font-weight="bold" style:font-size-asian="4pt" style:font-size-complex="8pt"/>
    </style:style>
    <style:style style:name="P63" style:family="paragraph">
      <style:paragraph-properties fo:text-align="center"/>
      <style:text-properties style:font-size-asian="2.79999995231628pt"/>
    </style:style>
    <style:style style:name="P64" style:family="paragraph">
      <style:paragraph-properties fo:text-align="center"/>
      <style:text-properties fo:font-size="4pt" style:font-size-asian="2.79999995231628pt" style:font-size-complex="4pt"/>
    </style:style>
    <style:style style:name="P65" style:family="paragraph">
      <style:paragraph-properties style:writing-mode="tb-rl"/>
      <style:text-properties fo:font-size="5pt" style:font-size-asian="3.5pt" style:font-size-complex="5pt"/>
    </style:style>
    <style:style style:name="P66" style:family="paragraph">
      <style:text-properties fo:font-size="4pt" style:font-size-asian="2.79999995231628pt" style:font-size-complex="4pt"/>
    </style:style>
    <style:style style:name="P67" style:family="paragraph">
      <style:text-properties fo:color="#808080" fo:font-size="2.79999995231628pt" style:font-size-asian="4pt" style:font-size-complex="4pt"/>
    </style:style>
    <style:style style:name="P68" style:family="paragraph">
      <style:text-properties fo:color="#808080" fo:font-size="5pt" style:font-size-asian="3.5pt" style:font-size-complex="5pt"/>
    </style:style>
    <style:style style:name="P69" style:family="paragraph">
      <style:text-properties fo:color="#99ff66" fo:font-size="6pt" style:font-size-asian="4.19999980926514pt" style:font-size-complex="6pt"/>
    </style:style>
    <style:style style:name="P70" style:family="paragraph">
      <style:text-properties fo:color="#6666ff" fo:font-size="6pt" style:font-size-asian="4.19999980926514pt" style:font-size-complex="6pt"/>
    </style:style>
    <style:style style:name="P71" style:family="paragraph">
      <style:text-properties fo:color="#ff3333" fo:font-size="6pt" style:font-size-asian="4.19999980926514pt" style:font-size-complex="6pt"/>
    </style:style>
    <style:style style:name="P72" style:family="paragraph">
      <style:text-properties fo:font-size="4.5pt"/>
    </style:style>
    <style:style style:name="P73" style:family="paragraph">
      <style:text-properties fo:font-size="4.5pt" fo:font-weight="bold" style:font-size-asian="6.5pt" style:font-weight-asian="bold" style:font-size-complex="6.5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ＭＳ Ｐ明朝" fo:font-size="28pt" style:font-name-asian="ＭＳ Ｐ明朝" style:font-size-asian="28pt" style:font-size-complex="28pt"/>
    </style:style>
    <style:style style:name="T3" style:family="text">
      <style:text-properties style:font-name="ＭＳ Ｐ明朝" fo:font-size="18pt" style:font-name-asian="ＭＳ Ｐ明朝" style:font-size-asian="18pt" style:font-size-complex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font-name="メイリオ" fo:font-size="20pt" style:font-name-asian="メイリオ" style:font-size-asian="20pt" style:font-size-complex="20pt"/>
    </style:style>
    <style:style style:name="T6" style:family="text">
      <style:text-properties style:font-name="メイリオ" style:font-name-asian="メイリオ"/>
    </style:style>
    <style:style style:name="T7" style:family="text">
      <style:text-properties fo:font-size="6.5pt" fo:font-weight="bold" style:font-size-asian="6.5pt" style:font-weight-asian="bold" style:font-size-complex="6.5pt" style:font-weight-complex="bold"/>
    </style:style>
    <style:style style:name="T8" style:family="text">
      <style:text-properties fo:font-size="6.5pt" style:font-size-asian="6.5pt" style:font-size-complex="6.5pt"/>
    </style:style>
    <style:style style:name="T9" style:family="text">
      <style:text-properties fo:font-size="4.5pt" style:font-size-asian="4.5pt" style:font-size-complex="4.5pt"/>
    </style:style>
    <style:style style:name="T10" style:family="text">
      <style:text-properties fo:font-size="5.30000019073486pt" style:font-size-asian="5.30000019073486pt" style:font-size-complex="5.30000019073486pt"/>
    </style:style>
    <style:style style:name="T11" style:family="text">
      <style:text-properties style:font-name="ＭＳ Ｐゴシック" fo:font-size="8pt" style:font-name-asian="ＭＳ Ｐゴシック" style:font-size-asian="8pt" style:font-size-complex="8pt"/>
    </style:style>
    <style:style style:name="T12" style:family="text">
      <style:text-properties fo:font-size="6pt" style:font-size-asian="6pt" style:font-size-complex="6pt"/>
    </style:style>
    <style:style style:name="T13" style:family="text">
      <style:text-properties style:text-position="0% 100%" fo:font-size="4.5pt" fo:letter-spacing="normal" fo:language="en" fo:country="US" style:text-underline-mode="continuous" style:text-overline-mode="continuous" style:text-line-through-mode="continuous" style:font-size-asian="4.5pt" style:language-asian="ja" style:country-asian="JP" style:font-size-complex="4.5pt" style:language-complex="hi" style:country-complex="IN" style:text-scale="100%"/>
    </style:style>
    <style:style style:name="T14" style:family="text">
      <style:text-properties fo:font-size="4.5pt" style:font-name-asian="91" style:font-size-asian="4.5pt" style:font-size-complex="4.5pt"/>
    </style:style>
    <style:style style:name="T15" style:family="text">
      <style:text-properties fo:font-size="3pt" style:font-name-asian="91" style:font-size-asian="3pt" style:font-size-complex="3pt"/>
    </style:style>
    <style:style style:name="T16" style:family="text">
      <style:text-properties style:font-name="ＭＳ Ｐゴシック" fo:font-size="8pt" style:font-name-asian="ＭＳ Ｐゴシック" style:font-size-asian="8pt" style:font-size-complex="16pt"/>
    </style:style>
    <style:style style:name="T17" style:family="text">
      <style:text-properties fo:font-size="4.5pt" style:font-size-asian="4.5pt" style:font-size-complex="16pt"/>
    </style:style>
    <style:style style:name="T18" style:family="text">
      <style:text-properties fo:color="#999999" fo:font-size="4pt" style:font-size-asian="4pt" style:font-size-complex="8pt"/>
    </style:style>
    <style:style style:name="T19" style:family="text">
      <style:text-properties fo:font-size="8pt" style:font-size-asian="8pt" style:font-size-complex="16pt"/>
    </style:style>
    <style:style style:name="T20" style:family="text">
      <style:text-properties fo:color="#808080" fo:font-size="5pt" style:font-size-asian="5pt" style:font-size-complex="10pt"/>
    </style:style>
    <style:style style:name="T21" style:family="text">
      <style:text-properties fo:color="#ffff00" fo:font-size="6pt" style:font-size-asian="6pt" style:font-size-complex="12pt"/>
    </style:style>
    <style:style style:name="T22" style:family="text">
      <style:text-properties fo:color="#ff0000" fo:font-size="6pt" style:font-size-asian="6pt" style:font-size-complex="12pt"/>
    </style:style>
    <style:style style:name="T23" style:family="text">
      <style:text-properties fo:color="#ff950e" fo:font-size="6pt" style:font-size-asian="6pt" style:font-size-complex="12pt"/>
    </style:style>
    <style:style style:name="T24" style:family="text">
      <style:text-properties fo:color="#999999" fo:font-size="4pt" style:font-size-asian="4pt" style:font-size-complex="4pt"/>
    </style:style>
    <style:style style:name="T25" style:family="text">
      <style:text-properties fo:font-size="4.5pt" style:font-size-asian="4.5pt" style:font-size-complex="9pt"/>
    </style:style>
    <style:style style:name="T26" style:family="text">
      <style:text-properties style:font-name="ＭＳ Ｐゴシック" fo:font-size="9pt" style:font-name-asian="ＭＳ Ｐゴシック" style:font-size-asian="9pt" style:font-size-complex="18pt"/>
    </style:style>
    <style:style style:name="T27" style:family="text">
      <style:text-properties fo:font-size="9pt" style:font-size-asian="9pt" style:font-size-complex="9pt"/>
    </style:style>
    <style:style style:name="T28" style:family="text">
      <style:text-properties fo:font-size="3pt" style:font-size-asian="3pt" style:font-size-complex="3pt"/>
    </style:style>
    <style:style style:name="T29" style:family="text">
      <style:text-properties fo:font-size="8pt" style:font-size-asian="8pt" style:font-size-complex="8pt"/>
    </style:style>
    <style:style style:name="T30" style:family="text">
      <style:text-properties fo:font-size="4pt" style:font-size-asian="4pt" style:font-size-complex="8pt"/>
    </style:style>
    <style:style style:name="T31" style:family="text">
      <style:text-properties fo:font-size="4pt" fo:font-weight="bold" style:font-size-asian="4pt" style:font-size-complex="8pt"/>
    </style:style>
    <style:style style:name="T32" style:family="text">
      <style:text-properties fo:font-size="4pt" style:font-size-asian="4pt" style:font-size-complex="4pt"/>
    </style:style>
    <style:style style:name="T33" style:family="text">
      <style:text-properties fo:font-size="5pt" style:font-size-asian="5pt" style:font-size-complex="5pt"/>
    </style:style>
    <style:style style:name="T34" style:family="text">
      <style:text-properties fo:color="#808080" fo:font-size="4pt" style:font-size-asian="4pt" style:font-size-complex="4pt"/>
    </style:style>
    <style:style style:name="T35" style:family="text">
      <style:text-properties fo:color="#808080" fo:font-size="5pt" style:font-size-asian="5pt" style:font-size-complex="5pt"/>
    </style:style>
    <style:style style:name="T36" style:family="text">
      <style:text-properties fo:color="#99ff66" fo:font-size="6pt" style:font-size-asian="6pt" style:font-size-complex="6pt"/>
    </style:style>
    <style:style style:name="T37" style:family="text">
      <style:text-properties fo:color="#6666ff" fo:font-size="6pt" style:font-size-asian="6pt" style:font-size-complex="6pt"/>
    </style:style>
    <style:style style:name="T38" style:family="text">
      <style:text-properties fo:color="#ff3333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4" draw:layer="layout" svg:width="19cm" svg:height="36.225cm" svg:x="1cm" svg:y="1cm">
          <draw:text-box>
            <text:p text:style-name="P1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2">ボルグシステム</text:span></text:p>
            <text:p text:style-name="P2"><text:span text:style-name="T2">画面遷移図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3"><text:span text:style-name="T3"/></text:p>
            <text:p text:style-name="P3"><text:span text:style-name="T3">株式会社デジタルデザインシンク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</draw:text-box>
        </draw:frame>
        <draw:frame draw:style-name="gr2" draw:text-style-name="P5" draw:layer="layout" svg:width="8cm" svg:height="0.742cm" svg:x="12cm" svg:y="25.5cm">
          <draw:text-box>
            <text:p text:style-name="P5"><text:span text:style-name="T4">株式会社デジタルデザインシンク</text:span></text:p>
          </draw:text-box>
        </draw:frame>
      </draw:page>
      <draw:page draw:name="page2" draw:style-name="dp1" draw:master-page-name="標準_5f_">
        <draw:frame draw:style-name="gr3" draw:text-style-name="P7" draw:layer="layout" svg:width="16.325cm" svg:height="3.532cm" svg:x="1.411cm" svg:y="1.415cm">
          <draw:text-box>
            <text:p text:style-name="P6"><text:span text:style-name="T5">1.</text:span><text:span text:style-name="T5">画面遷移図</text:span></text:p>
            <text:p text:style-name="P6"><text:span text:style-name="T6">　以降のページに各画面の繋がりを図で表します。</text:span></text:p>
          </draw:text-box>
        </draw:frame>
      </draw:page>
      <draw:page draw:name="page3" draw:style-name="dp1" draw:master-page-name="標準">
        <draw:frame draw:style-name="gr4" draw:text-style-name="P9" draw:layer="layout" svg:width="1.476cm" svg:height="0.701cm" svg:x="10.244cm" svg:y="13.557cm">
          <draw:text-box>
            <text:p text:style-name="P8"><text:span text:style-name="T7">ボルグシステム</text:span></text:p>
          </draw:text-box>
        </draw:frame>
        <draw:custom-shape draw:style-name="gr5" draw:text-style-name="P11" draw:layer="layout" svg:width="1.302cm" svg:height="0.548cm" svg:x="11.064cm" svg:y="14.017cm">
          <text:p text:style-name="P10"><text:span text:style-name="T1">発　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draw:layer="layout" svg:width="1.302cm" svg:height="0.439cm" svg:x="11.064cm" svg:y="14.92cm">
          <text:p text:style-name="P10"><text:span text:style-name="T1">在庫一覧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draw:layer="layout" svg:width="1.302cm" svg:height="0.439cm" svg:x="9.436cm" svg:y="15.66cm">
          <text:p text:style-name="P10"><text:span text:style-name="T1">取引先登録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draw:layer="layout" svg:width="1.302cm" svg:height="0.439cm" svg:x="9.436cm" svg:y="14.92cm">
          <text:p text:style-name="P10"><text:span text:style-name="T1">受注一覧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draw:layer="layout" svg:width="1.302cm" svg:height="0.439cm" svg:x="11.064cm" svg:y="15.66cm">
          <text:p text:style-name="P10"><text:span text:style-name="T1">製品登録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draw:layer="layout" svg:width="1.281cm" svg:height="0.548cm" draw:transform="skewX (-0.0382227106186758) translate (9.436cm 14.017cm)">
          <text:p text:style-name="P10"><text:span text:style-name="T1">受　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3" draw:layer="layout" svg:width="0.706cm" svg:height="1.001cm" svg:x="9.347cm" svg:y="12.98cm">
          <draw:text-box>
            <text:p text:style-name="P12"><text:span text:style-name="T8">Fig1</text:span></text:p>
          </draw:text-box>
        </draw:frame>
        <draw:rect draw:style-name="gr9" draw:text-style-name="P14" draw:layer="layout" svg:width="3.224cm" svg:height="4.155cm" svg:x="9.299cm" svg:y="12.91cm">
          <text:p/>
        </draw:rect>
        <draw:custom-shape draw:style-name="gr6" draw:text-style-name="P11" draw:layer="layout" svg:width="1.302cm" svg:height="0.439cm" svg:x="9.457cm" svg:y="16.419cm">
          <text:p text:style-name="P10"><text:span text:style-name="T1">統　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draw:layer="layout" svg:width="1.302cm" svg:height="0.439cm" svg:x="11.084cm" svg:y="16.419cm">
          <text:p text:style-name="P10"><text:span text:style-name="T1">管理者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0.719cm" svg:height="0.119cm" svg:x="6.386cm" svg:y="2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draw:layer="layout" svg:width="0.719cm" svg:height="0.119cm" svg:x="6.946cm" svg:y="2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draw:layer="layout" svg:width="0.719cm" svg:height="0.117cm" svg:x="7.977cm" svg:y="3.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draw:layer="layout" svg:width="0.719cm" svg:height="0.119cm" svg:x="7.995cm" svg:y="3.6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draw:layer="layout" svg:width="0.719cm" svg:height="0.119cm" svg:x="6.386cm" svg:y="2.4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draw:layer="layout" svg:width="0.719cm" svg:height="0.117cm" svg:x="6.381cm" svg:y="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draw:layer="layout" svg:width="0.719cm" svg:height="0.119cm" svg:x="6.386cm" svg:y="2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draw:layer="layout" svg:width="0.719cm" svg:height="0.119cm" svg:x="7.985cm" svg:y="2.7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draw:layer="layout" svg:width="0.719cm" svg:height="0.119cm" svg:x="7.985cm" svg:y="2.9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draw:layer="layout" svg:width="0.719cm" svg:height="0.119cm" svg:x="7.985cm" svg:y="2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0.225cm" svg:height="0.117cm" svg:x="6.052cm" svg:y="3.656cm">
          <text:p text:style-name="P15"><text:span text:style-name="T9">編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0.226cm" svg:height="0.12cm" svg:x="7.184cm" svg:y="2.755cm">
          <text:p text:style-name="P15"><text:span text:style-name="T9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0.226cm" svg:height="0.12cm" svg:x="7.184cm" svg:y="3.17cm">
          <text:p text:style-name="P15"><text:span text:style-name="T9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0.225cm" svg:height="0.117cm" svg:x="6.294cm" svg:y="3.656cm">
          <text:p text:style-name="P15"><text:span text:style-name="T9">削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0.226cm" svg:height="0.117cm" svg:x="8.788cm" svg:y="2.468cm">
          <text:p text:style-name="P15"><text:span text:style-name="T9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0.225cm" svg:height="0.117cm" svg:x="5.812cm" svg:y="3.656cm">
          <text:p text:style-name="P15"><text:span text:style-name="T9">追加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0.226cm" svg:height="0.12cm" svg:x="8.782cm" svg:y="3.221cm">
          <text:p text:style-name="P15"><text:span text:style-name="T9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0.226cm" svg:height="0.12cm" svg:x="8.782cm" svg:y="2.755cm">
          <text:p text:style-name="P15"><text:span text:style-name="T9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layout" svg:width="1.913cm" svg:height="0.117cm" svg:x="6.382cm" svg:y="3.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6" draw:layer="layout" svg:width="0.351cm" svg:height="0.126cm" svg:x="7.608cm" svg:y="2.962cm">
          <text:p text:style-name="P15"><text:span text:style-name="T9">作成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6" draw:layer="layout" svg:width="0.398cm" svg:height="0.069cm" svg:x="5.97cm" svg:y="3.448cm">
          <text:p text:style-name="P15"><text:span text:style-name="T9">顧客名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layout" svg:width="0.603cm" svg:height="0.126cm" svg:x="5.764cm" svg:y="2.738cm">
          <text:p text:style-name="P15"><text:span text:style-name="T9">納品希望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8" draw:layer="layout" svg:width="0.406cm" svg:height="0.16cm" svg:x="7.548cm" svg:y="2.733cm">
          <text:p text:style-name="P17"><text:span text:style-name="T10">発送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6" draw:layer="layout" svg:width="0.411cm" svg:height="0.126cm" svg:x="5.961cm" svg:y="2.976cm">
          <text:p text:style-name="P15"><text:span text:style-name="T9">担当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layout" svg:width="0.603cm" svg:height="0.07cm" svg:x="5.764cm" svg:y="3.24cm">
          <text:p text:style-name="P15"><text:span text:style-name="T9">入金予定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0" draw:layer="layout" svg:width="0.398cm" svg:height="0.112cm" svg:x="5.956cm" svg:y="2.478cm">
          <text:p text:style-name="P19"><text:span text:style-name="T9">受注</text:span><text:span text:style-name="T9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0" draw:layer="layout" svg:width="0.351cm" svg:height="0.137cm" svg:x="7.608cm" svg:y="3.704cm">
          <text:p text:style-name="P19"><text:span text:style-name="T9">請求額</text:span></text:p>
          <text:p text:style-name="P19"><text:span text:style-name="T9">(</text:span><text:span text:style-name="T9">税込</text:span><text:span text:style-name="T9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6" draw:layer="layout" svg:width="0.274cm" svg:height="0.112cm" svg:x="7.685cm" svg:y="2.478cm">
          <text:p text:style-name="P15"><text:span text:style-name="T9">日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6" draw:layer="layout" svg:width="0.282cm" svg:height="0.07cm" svg:x="7.616cm" svg:y="3.24cm">
          <text:p text:style-name="P15"><text:span text:style-name="T9">入金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2" draw:layer="layout" svg:width="0.878cm" svg:height="0.219cm" svg:x="6.052cm" svg:y="2.131cm">
          <text:p text:style-name="P21"><text:span text:style-name="T11">受注伝票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5.399cm" svg:height="5.539cm" svg:x="5.596cm" svg:y="3.98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>
                <text:p text:style-name="P23"><text:span text:style-name="T9">チェ</text:span></text:p>
                <text:p text:style-name="P23"><text:span text:style-name="T9">ック</text:span></text:p>
              </table:table-cell>
              <table:table-cell table:style-name="ce1">
                <text:p text:style-name="P23"><text:span text:style-name="T9">No</text:span></text:p>
              </table:table-cell>
              <table:table-cell table:style-name="ce1">
                <text:p text:style-name="P23"><text:span text:style-name="T9">製品</text:span><text:span text:style-name="T9">No</text:span></text:p>
              </table:table-cell>
              <table:table-cell>
                <text:p text:style-name="P23"><text:span text:style-name="T12">製品名</text:span></text:p>
              </table:table-cell>
              <table:table-cell table:style-name="ce1">
                <text:p text:style-name="P23"><text:span text:style-name="T9">ロッ</text:span></text:p>
                <text:p text:style-name="P23"><text:span text:style-name="T9">ト</text:span><text:span text:style-name="T9">No</text:span></text:p>
              </table:table-cell>
              <table:table-cell>
                <text:p text:style-name="P23"><text:span text:style-name="T12">単価</text:span></text:p>
              </table:table-cell>
              <table:table-cell>
                <text:p text:style-name="P23"><text:span text:style-name="T12">個数</text:span></text:p>
              </table:table-cell>
              <table:table-cell>
                <text:p text:style-name="P23"><text:span text:style-name="T12">金額</text:span></text:p>
              </table:table-cell>
              <table:table-cell>
                <text:p text:style-name="P23"><text:span text:style-name="T12">納品先</text:span></text:p>
              </table:table-cell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rect draw:style-name="gr16" draw:text-style-name="P14" draw:layer="layout" svg:width="3.978cm" svg:height="6.852cm" svg:x="5.458cm" svg:y="1.765cm">
          <text:p/>
        </draw:rect>
        <draw:frame draw:style-name="gr8" draw:text-style-name="P13" draw:layer="layout" svg:width="0.706cm" svg:height="1.001cm" svg:x="5.458cm" svg:y="1.761cm">
          <draw:text-box>
            <text:p text:style-name="P12"><text:span text:style-name="T8">Fig2</text:span></text:p>
          </draw:text-box>
        </draw:frame>
        <draw:custom-shape draw:style-name="gr17" draw:text-style-name="P14" draw:layer="layout" svg:width="0.69cm" svg:height="0.115cm" svg:x="16.437cm" svg:y="3.0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0.69cm" svg:height="0.113cm" svg:x="17.972cm" svg:y="3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0.69cm" svg:height="0.113cm" svg:x="16.437cm" svg:y="2.7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0.69cm" svg:height="0.113cm" svg:x="16.432cm" svg:y="3.5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0.69cm" svg:height="0.115cm" svg:x="16.437cm" svg:y="3.2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0.69cm" svg:height="0.115cm" svg:x="17.972cm" svg:y="3.2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0.69cm" svg:height="0.113cm" svg:x="17.972cm" svg:y="2.7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0.214cm" svg:height="0.113cm" svg:x="16.183cm" svg:y="3.998cm">
          <text:p text:style-name="P15"><text:span text:style-name="T9">編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0.214cm" svg:height="0.115cm" svg:x="17.155cm" svg:y="3.041cm">
          <text:p text:style-name="P15"><text:span text:style-name="T9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0.214cm" svg:height="0.113cm" svg:x="17.155cm" svg:y="3.533cm">
          <text:p text:style-name="P15"><text:span text:style-name="T9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0.214cm" svg:height="0.113cm" svg:x="16.414cm" svg:y="3.998cm">
          <text:p text:style-name="P15"><text:span text:style-name="T9">削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0.214cm" svg:height="0.113cm" svg:x="18.688cm" svg:y="2.783cm">
          <text:p text:style-name="P15"><text:span text:style-name="T9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0.214cm" svg:height="0.113cm" svg:x="15.953cm" svg:y="3.998cm">
          <text:p text:style-name="P15"><text:span text:style-name="T9">追加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0.214cm" svg:height="0.113cm" svg:x="17.155cm" svg:y="2.783cm">
          <text:p text:style-name="P15"><text:span text:style-name="T9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1.841cm" svg:height="0.115cm" svg:x="16.433cm" svg:y="3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6" draw:layer="layout" svg:width="0.461cm" svg:height="0.104cm" svg:x="17.486cm" svg:y="3.274cm">
          <text:p text:style-name="P15"><text:span text:style-name="T9">作成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6" draw:layer="layout" svg:width="0.461cm" svg:height="0.105cm" svg:x="15.953cm" svg:y="3.764cm">
          <text:p text:style-name="P15"><text:span text:style-name="T9">発注先名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6" draw:layer="layout" svg:width="0.461cm" svg:height="0.105cm" svg:x="15.953cm" svg:y="3.041cm">
          <text:p text:style-name="P15"><text:span text:style-name="T9">納品希望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6" draw:layer="layout" svg:width="0.461cm" svg:height="0.104cm" svg:x="15.953cm" svg:y="3.274cm">
          <text:p text:style-name="P15"><text:span text:style-name="T9">担当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6" draw:layer="layout" svg:width="0.461cm" svg:height="0.104cm" svg:x="15.953cm" svg:y="3.533cm">
          <text:p text:style-name="P15"><text:span text:style-name="T9">支払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6" draw:layer="layout" svg:width="0.461cm" svg:height="0.104cm" svg:x="15.953cm" svg:y="2.783cm">
          <text:p text:style-name="P15"><text:span text:style-name="T9">日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0" draw:layer="layout" svg:width="0.461cm" svg:height="0.207cm" svg:x="17.486cm" svg:y="3.998cm">
          <text:p text:style-name="P19"><text:span text:style-name="T9">合計</text:span></text:p>
          <text:p text:style-name="P19"><text:span text:style-name="T9">(</text:span><text:span text:style-name="T9">税込</text:span><text:span text:style-name="T9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6" draw:layer="layout" svg:width="0.461cm" svg:height="0.104cm" svg:x="17.486cm" svg:y="2.783cm">
          <text:p text:style-name="P15"><text:span text:style-name="T9">更新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0.74cm" svg:height="0.191cm" svg:x="17.126cm" svg:y="2.499cm">
          <text:p text:style-name="P21"><text:span text:style-name="T11">発注伝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0.215cm" svg:height="0.115cm" svg:x="18.317cm" svg:y="3.764cm">
          <text:p text:style-name="P15"><text:span text:style-name="T9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0.214cm" svg:height="0.115cm" svg:x="17.155cm" svg:y="3.273cm">
          <text:p text:style-name="P15"><text:span text:style-name="T9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0.214cm" svg:height="0.115cm" svg:x="18.688cm" svg:y="3.273cm">
          <text:p text:style-name="P15"><text:span text:style-name="T9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4.799cm" svg:height="5.382cm" svg:x="16.146cm" svg:y="4.30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">
              <table:table-cell>
                <text:p text:style-name="P23"><text:span text:style-name="T9">チェック</text:span></text:p>
              </table:table-cell>
              <table:table-cell>
                <text:p text:style-name="P23"><text:span text:style-name="T9">No</text:span></text:p>
              </table:table-cell>
              <table:table-cell>
                <text:p text:style-name="P23"><text:span text:style-name="T9">製品</text:span><text:span text:style-name="T9">No</text:span></text:p>
              </table:table-cell>
              <table:table-cell>
                <text:p text:style-name="P23"><text:span text:style-name="T9">製品名</text:span></text:p>
              </table:table-cell>
              <table:table-cell>
                <text:p text:style-name="P23"><text:span text:style-name="T9">単価</text:span></text:p>
              </table:table-cell>
              <table:table-cell>
                <text:p text:style-name="P23"><text:span text:style-name="T9">個数</text:span></text:p>
              </table:table-cell>
              <table:table-cell>
                <text:p text:style-name="P23"><text:span text:style-name="T9">金額</text:span></text:p>
              </table:table-cell>
              <table:table-cell>
                <text:p text:style-name="P23"><text:span text:style-name="T9">納品先</text:span></text:p>
              </table:table-cell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8" draw:text-style-name="P13" draw:layer="layout" svg:width="0.706cm" svg:height="1.001cm" svg:x="16.385cm" svg:y="2.084cm">
          <draw:text-box>
            <text:p text:style-name="P12"><text:span text:style-name="T8">Fig3</text:span></text:p>
          </draw:text-box>
        </draw:frame>
        <draw:rect draw:style-name="gr16" draw:text-style-name="P14" draw:layer="layout" svg:width="3.909cm" svg:height="6.578cm" svg:x="15.816cm" svg:y="2.108cm">
          <text:p/>
        </draw:rect>
        <draw:custom-shape draw:style-name="gr11" draw:text-style-name="P16" draw:layer="layout" svg:width="0.499cm" svg:height="0.202cm" svg:x="3.333cm" svg:y="10.35cm">
          <text:p text:style-name="P15"><text:span text:style-name="T9">追加・編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2" draw:layer="layout" svg:width="0.784cm" svg:height="0.202cm" svg:x="1.891cm" svg:y="10.353cm">
          <text:p text:style-name="P21"><text:span text:style-name="T11">取引先一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0.499cm" svg:height="0.202cm" svg:x="3.93cm" svg:y="10.35cm">
          <text:p text:style-name="P15"><text:span text:style-name="T9">削除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4.199cm" svg:height="5.764cm" svg:x="1.945cm" svg:y="10.6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4" table:default-cell-style-name="ce1">
              <table:table-cell>
                <text:p text:style-name="P6"><text:span text:style-name="T9">No</text:span></text:p>
              </table:table-cell>
              <table:table-cell table:style-name="ce4">
                <text:p text:style-name="P6"><text:span text:style-name="T9">取引先名</text:span></text:p>
              </table:table-cell>
              <table:table-cell table:style-name="ce5">
                <text:p text:style-name="P24"><text:span text:style-name="T13">種別</text:span></text:p>
              </table:table-cell>
              <table:table-cell table:style-name="ce6">
                <text:p text:style-name="P6"><text:span text:style-name="T9">担当</text:span></text:p>
              </table:table-cell>
              <table:table-cell>
                <text:p text:style-name="P6"><text:span text:style-name="T9">Tel</text:span></text:p>
                <text:p text:style-name="P6"><text:span text:style-name="T9">FAX</text:span></text:p>
              </table:table-cell>
              <table:table-cell>
                <text:p text:style-name="P6"><text:span text:style-name="T9">住所</text:span></text:p>
              </table:table-cell>
              <table:table-cell>
                <text:p text:style-name="P6"><text:span text:style-name="T9">チェ</text:span></text:p>
                <text:p text:style-name="P6"><text:span text:style-name="T9">ッ</text:span></text:p>
                <text:p text:style-name="P6"><text:span text:style-name="T9">ク</text:span></text:p>
              </table:table-cell>
            </table:table-row>
            <table:table-row table:style-name="ro2" table:default-cell-style-name="ce3">
              <table:table-cell/>
              <table:table-cell/>
              <table:table-cell table:style-name="ce7"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8" draw:text-style-name="P13" draw:layer="layout" svg:width="0.706cm" svg:height="1.001cm" svg:x="1.939cm" svg:y="9.864cm">
          <draw:text-box>
            <text:p text:style-name="P12"><text:span text:style-name="T8">Fig6</text:span></text:p>
          </draw:text-box>
        </draw:frame>
        <draw:rect draw:style-name="gr16" draw:text-style-name="P14" draw:layer="layout" svg:width="3.498cm" svg:height="5.401cm" svg:x="1.617cm" svg:y="9.725cm">
          <text:p/>
        </draw:rect>
        <draw:custom-shape draw:style-name="gr21" draw:text-style-name="P16" draw:layer="layout" svg:width="0.51cm" svg:height="0.206cm" svg:x="17.029cm" svg:y="10.484cm">
          <text:p text:style-name="P15"><text:span text:style-name="T9">追加・編集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0.801cm" svg:height="0.206cm" svg:x="15.556cm" svg:y="10.488cm">
          <text:p text:style-name="P21"><text:span text:style-name="T11">製品一覧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0.51cm" svg:height="0.206cm" svg:x="17.638cm" svg:y="10.484cm">
          <text:p text:style-name="P15"><text:span text:style-name="T9">削除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4.199cm" svg:height="5.348cm" svg:x="15.611cm" svg:y="10.77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5" table:default-cell-style-name="ce1">
              <table:table-cell>
                <text:p text:style-name="P6"><text:span text:style-name="T9">No</text:span></text:p>
              </table:table-cell>
              <table:table-cell table:style-name="ce4">
                <text:p text:style-name="P6"><text:span text:style-name="T9">製品名</text:span></text:p>
              </table:table-cell>
              <table:table-cell table:style-name="ce5">
                <text:p text:style-name="P24"><text:span text:style-name="T13">分類</text:span></text:p>
              </table:table-cell>
              <table:table-cell table:style-name="ce6">
                <text:p text:style-name="P6"><text:span text:style-name="T9">仕入先</text:span></text:p>
              </table:table-cell>
              <table:table-cell>
                <text:p text:style-name="P6"><text:span text:style-name="T9">在庫数</text:span></text:p>
              </table:table-cell>
              <table:table-cell>
                <text:p text:style-name="P6"><text:span text:style-name="T9">仕入日</text:span></text:p>
              </table:table-cell>
              <table:table-cell>
                <text:p text:style-name="P6"><text:span text:style-name="T9">チェ</text:span></text:p>
                <text:p text:style-name="P6"><text:span text:style-name="T9">ッ</text:span></text:p>
                <text:p text:style-name="P6"><text:span text:style-name="T9">ク</text:span></text:p>
              </table:table-cell>
            </table:table-row>
            <table:table-row table:style-name="ro2" table:default-cell-style-name="ce3">
              <table:table-cell/>
              <table:table-cell/>
              <table:table-cell table:style-name="ce7"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8" draw:text-style-name="P13" draw:layer="layout" svg:width="0.706cm" svg:height="1.001cm" svg:x="15.541cm" svg:y="9.929cm">
          <draw:text-box>
            <text:p text:style-name="P12"><text:span text:style-name="T8">Fig7</text:span></text:p>
          </draw:text-box>
        </draw:frame>
        <draw:rect draw:style-name="gr16" draw:text-style-name="P14" draw:layer="layout" svg:width="3.292cm" svg:height="5.055cm" svg:x="15.404cm" svg:y="9.864cm">
          <text:p/>
        </draw:rect>
        <draw:custom-shape draw:style-name="gr23" draw:text-style-name="P25" draw:layer="layout" svg:width="0.721cm" svg:height="0.119cm" svg:x="2.262cm" svg:y="17.19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0.721cm" svg:height="0.119cm" svg:x="3.868cm" svg:y="17.1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0.337cm" svg:height="0.119cm" svg:x="2.796cm" svg:y="18.235cm">
          <text:p text:style-name="P15"><text:span text:style-name="T9">まとめ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0.225cm" svg:height="0.119cm" svg:x="4.616cm" svg:y="17.194cm">
          <text:p text:style-name="P15"><text:span text:style-name="T9">選択</text:span></text:p>
          <draw:enhanced-geometry svg:viewBox="0 0 21600 21600" draw:type="rectangle" draw:enhanced-path="M 0 0 L 21600 0 21600 21600 0 21600 0 0 Z N"/>
        </draw:custom-shape>
        <draw:g>
          <draw:custom-shape draw:style-name="gr24" draw:text-style-name="P25" draw:layer="layout" svg:width="0.097cm" svg:height="0.119cm" svg:x="2.509cm" svg:y="17.9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6" draw:layer="layout" svg:width="0.225cm" svg:height="0.119cm" svg:x="2.256cm" svg:y="17.979cm">
            <text:p text:style-name="P14"><text:span text:style-name="T9">顧客</text:span></text:p>
            <draw:enhanced-geometry svg:viewBox="0 0 21600 21600" draw:type="rectangle" draw:enhanced-path="M 0 0 L 21600 0 21600 21600 0 21600 0 0 Z N"/>
          </draw:custom-shape>
        </draw:g>
        <draw:custom-shape draw:style-name="gr11" draw:text-style-name="P16" draw:layer="layout" svg:width="0.223cm" svg:height="0.119cm" svg:x="3.012cm" svg:y="17.194cm">
          <text:p text:style-name="P15"><text:span text:style-name="T9">選択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draw:layer="layout" svg:width="1.927cm" svg:height="0.119cm" svg:x="2.256cm" svg:y="17.70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483cm" svg:height="0.109cm" svg:x="1.754cm" svg:y="17.704cm">
          <text:p text:style-name="P15"><text:span text:style-name="T9">取引先名</text:span></text:p>
          <draw:enhanced-geometry svg:viewBox="0 0 21600 21600" draw:type="rectangle" draw:enhanced-path="M 0 0 L 21600 0 21600 21600 0 21600 0 0 Z N"/>
        </draw:custom-shape>
        <draw:g>
          <draw:custom-shape draw:style-name="gr26" draw:text-style-name="P25" draw:layer="layout" svg:width="0.722cm" svg:height="0.119cm" svg:x="2.262cm" svg:y="17.46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25" draw:layer="layout" svg:width="0.722cm" svg:height="0.119cm" svg:x="3.868cm" svg:y="17.46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6" draw:layer="layout" svg:width="0.483cm" svg:height="0.109cm" svg:x="3.359cm" svg:y="17.464cm">
            <text:p text:style-name="P14"><text:span text:style-name="T9">作成者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6" draw:layer="layout" svg:width="0.483cm" svg:height="0.109cm" svg:x="1.754cm" svg:y="17.464cm">
            <text:p text:style-name="P14"><text:span text:style-name="T9">担当</text:span></text:p>
            <draw:enhanced-geometry svg:viewBox="0 0 21600 21600" draw:type="rectangle" draw:enhanced-path="M 0 0 L 21600 0 21600 21600 0 21600 0 0 Z N"/>
          </draw:custom-shape>
        </draw:g>
        <draw:custom-shape draw:style-name="gr13" draw:text-style-name="P16" draw:layer="layout" svg:width="0.483cm" svg:height="0.109cm" svg:x="1.754cm" svg:y="17.979cm">
          <text:p text:style-name="P15"><text:span text:style-name="T9">種別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483cm" svg:height="0.109cm" svg:x="1.754cm" svg:y="17.194cm">
          <text:p text:style-name="P15"><text:span text:style-name="T9">日付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483cm" svg:height="0.109cm" svg:x="3.359cm" svg:y="17.194cm">
          <text:p text:style-name="P15"><text:span text:style-name="T9">更新日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0.775cm" svg:height="0.199cm" svg:x="2.078cm" svg:y="16.898cm">
          <text:p text:style-name="P21"><text:span text:style-name="T11">取引先登録・編集</text:span></text:p>
          <draw:enhanced-geometry svg:viewBox="0 0 21600 21600" draw:type="rectangle" draw:enhanced-path="M 0 0 L 21600 0 21600 21600 0 21600 0 0 Z N"/>
        </draw:custom-shape>
        <draw:g>
          <draw:custom-shape draw:style-name="gr24" draw:text-style-name="P25" draw:layer="layout" svg:width="0.096cm" svg:height="0.119cm" svg:x="3.049cm" svg:y="17.9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6" draw:layer="layout" svg:width="0.225cm" svg:height="0.119cm" svg:x="2.796cm" svg:y="17.979cm">
            <text:p text:style-name="P14"><text:span text:style-name="T9">製造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4" draw:text-style-name="P25" draw:layer="layout" svg:width="0.097cm" svg:height="0.119cm" svg:x="3.588cm" svg:y="17.9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6" draw:layer="layout" svg:width="0.225cm" svg:height="0.119cm" svg:x="3.335cm" svg:y="17.979cm">
            <text:p text:style-name="P14"><text:span text:style-name="T9">加工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4" draw:text-style-name="P25" draw:layer="layout" svg:width="0.121cm" svg:height="0.119cm" svg:x="4.192cm" svg:y="17.9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6" draw:layer="layout" svg:width="0.281cm" svg:height="0.119cm" svg:x="3.875cm" svg:y="17.979cm">
            <text:p text:style-name="P14"><text:span text:style-name="T9">倉庫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4" draw:text-style-name="P25" draw:layer="layout" svg:width="0.111cm" svg:height="0.057cm" svg:x="4.708cm" svg:y="17.9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6" draw:layer="layout" svg:width="0.261cm" svg:height="0.057cm" svg:x="4.414cm" svg:y="17.978cm">
            <text:p text:style-name="P14"><text:span text:style-name="T9">代理店</text:span></text:p>
            <draw:enhanced-geometry svg:viewBox="0 0 21600 21600" draw:type="rectangle" draw:enhanced-path="M 0 0 L 21600 0 21600 21600 0 21600 0 0 Z N"/>
          </draw:custom-shape>
        </draw:g>
        <draw:custom-shape draw:style-name="gr28" draw:text-style-name="P16" draw:layer="layout" svg:width="0.964cm" svg:height="0.109cm" svg:x="1.754cm" svg:y="18.235cm">
          <text:p text:style-name="P15"><text:span text:style-name="T9">取　引　一　覧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0.223cm" svg:height="0.119cm" svg:x="3.012cm" svg:y="17.465cm">
          <text:p text:style-name="P15"><text:span text:style-name="T9">選択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0.225cm" svg:height="0.119cm" svg:x="4.616cm" svg:y="17.465cm">
          <text:p text:style-name="P15"><text:span text:style-name="T9">選択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4.199cm" svg:height="5.348cm" svg:x="1.877cm" svg:y="18.4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5" table:default-cell-style-name="ce1">
              <table:table-cell>
                <text:p text:style-name="P6"><text:span text:style-name="T9">No</text:span></text:p>
              </table:table-cell>
              <table:table-cell>
                <text:p text:style-name="P6"><text:span text:style-name="T9">日付</text:span></text:p>
              </table:table-cell>
              <table:table-cell>
                <text:p text:style-name="P6"><text:span text:style-name="T9">商品名</text:span></text:p>
              </table:table-cell>
              <table:table-cell>
                <text:p text:style-name="P6"><text:span text:style-name="T9">単価</text:span></text:p>
              </table:table-cell>
              <table:table-cell>
                <text:p text:style-name="P6"><text:span text:style-name="T9">個数</text:span></text:p>
              </table:table-cell>
              <table:table-cell>
                <text:p text:style-name="P6"><text:span text:style-name="T9">合計</text:span></text:p>
              </table:table-cell>
              <table:table-cell>
                <text:p text:style-name="P6"><text:span text:style-name="T9">伝票種別</text:span></text:p>
              </table:table-cell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8" draw:text-style-name="P13" draw:layer="layout" svg:width="0.706cm" svg:height="1.001cm" svg:x="1.754cm" svg:y="16.37cm">
          <draw:text-box>
            <text:p text:style-name="P12"><text:span text:style-name="T8">Fig4</text:span></text:p>
          </draw:text-box>
        </draw:frame>
        <draw:rect draw:style-name="gr16" draw:text-style-name="P14" draw:layer="layout" svg:width="3.429cm" svg:height="6.232cm" svg:x="1.617cm" svg:y="16.304cm">
          <text:p/>
        </draw:rect>
        <draw:custom-shape draw:style-name="gr29" draw:text-style-name="P25" draw:layer="layout" svg:width="0.706cm" svg:height="0.116cm" svg:x="16.105cm" svg:y="17.27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0.705cm" svg:height="0.116cm" svg:x="17.677cm" svg:y="17.27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7" draw:layer="layout" svg:width="0.219cm" svg:height="0.116cm" svg:x="18.408cm" svg:y="17.272cm">
          <text:p text:style-name="P15"><text:span text:style-name="T9">選択</text:span></text:p>
          <draw:enhanced-geometry svg:viewBox="0 0 21600 21600" draw:type="rectangle" draw:enhanced-path="M 0 0 L 21600 0 21600 21600 0 21600 0 0 Z N"/>
        </draw:custom-shape>
        <draw:custom-shape draw:style-name="gr11" draw:text-style-name="P27" draw:layer="layout" svg:width="0.219cm" svg:height="0.116cm" svg:x="16.839cm" svg:y="17.272cm">
          <text:p text:style-name="P15"><text:span text:style-name="T9">選択</text:span></text:p>
          <draw:enhanced-geometry svg:viewBox="0 0 21600 21600" draw:type="rectangle" draw:enhanced-path="M 0 0 L 21600 0 21600 21600 0 21600 0 0 Z N"/>
        </draw:custom-shape>
        <draw:g>
          <draw:custom-shape draw:style-name="gr31" draw:text-style-name="P25" draw:layer="layout" svg:width="1.885cm" svg:height="0.116cm" svg:x="16.1cm" svg:y="17.77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8" draw:layer="layout" svg:width="0.472cm" svg:height="0.106cm" svg:x="15.609cm" svg:y="17.771cm">
            <text:p text:style-name="P14"><text:span text:style-name="T14">製品名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9" draw:text-style-name="P25" draw:layer="layout" svg:width="0.706cm" svg:height="0.117cm" svg:x="16.105cm" svg:y="17.53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5" draw:layer="layout" svg:width="0.705cm" svg:height="0.117cm" svg:x="17.677cm" svg:y="17.53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8" draw:layer="layout" svg:width="0.472cm" svg:height="0.107cm" svg:x="17.178cm" svg:y="17.535cm">
            <text:p text:style-name="P14"><text:span text:style-name="T14">作成者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8" draw:layer="layout" svg:width="0.472cm" svg:height="0.107cm" svg:x="15.609cm" svg:y="17.535cm">
            <text:p text:style-name="P14"><text:span text:style-name="T14">担当</text:span></text:p>
            <draw:enhanced-geometry svg:viewBox="0 0 21600 21600" draw:type="rectangle" draw:enhanced-path="M 0 0 L 21600 0 21600 21600 0 21600 0 0 Z N"/>
          </draw:custom-shape>
        </draw:g>
        <draw:custom-shape draw:style-name="gr13" draw:text-style-name="P27" draw:layer="layout" svg:width="0.472cm" svg:height="0.106cm" svg:x="15.609cm" svg:y="17.272cm">
          <text:p text:style-name="P15"><text:span text:style-name="T9">日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2" draw:layer="layout" svg:width="0.758cm" svg:height="0.195cm" svg:x="15.926cm" svg:y="16.982cm">
          <text:p text:style-name="P21"><text:span text:style-name="T11">製品登録</text:span></text:p>
          <draw:enhanced-geometry svg:viewBox="0 0 21600 21600" draw:type="rectangle" draw:enhanced-path="M 0 0 L 21600 0 21600 21600 0 21600 0 0 Z N"/>
        </draw:custom-shape>
        <draw:custom-shape draw:style-name="gr11" draw:text-style-name="P27" draw:layer="layout" svg:width="0.219cm" svg:height="0.117cm" svg:x="16.839cm" svg:y="17.535cm">
          <text:p text:style-name="P15"><text:span text:style-name="T9">選択</text:span></text:p>
          <draw:enhanced-geometry svg:viewBox="0 0 21600 21600" draw:type="rectangle" draw:enhanced-path="M 0 0 L 21600 0 21600 21600 0 21600 0 0 Z N"/>
        </draw:custom-shape>
        <draw:custom-shape draw:style-name="gr11" draw:text-style-name="P27" draw:layer="layout" svg:width="0.219cm" svg:height="0.117cm" svg:x="18.408cm" svg:y="17.535cm">
          <text:p text:style-name="P15"><text:span text:style-name="T9">選択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31" draw:text-style-name="P25" draw:layer="layout" svg:width="1.885cm" svg:height="0.117cm" svg:x="16.1cm" svg:y="18.005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28" draw:layer="layout" svg:width="0.472cm" svg:height="0.106cm" svg:x="15.609cm" svg:y="18.005cm">
              <text:p text:style-name="P14"><text:span text:style-name="T14">分類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1" draw:text-style-name="P28" draw:layer="layout" svg:width="0.219cm" svg:height="0.117cm" svg:x="18.013cm" svg:y="18.005cm">
            <text:p text:style-name="P14"><text:span text:style-name="T14">選択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28" draw:layer="layout" svg:width="0.471cm" svg:height="0.106cm" svg:x="16.624cm" svg:y="18.24cm">
            <text:p text:style-name="P14"><text:span text:style-name="T14">経路フォーマット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8" draw:layer="layout" svg:width="0.219cm" svg:height="0.233cm" svg:x="15.847cm" svg:y="18.474cm">
            <text:p text:style-name="P14"><text:span text:style-name="T14">製造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28" draw:layer="layout" svg:width="0.219cm" svg:height="0.233cm" svg:x="16.342cm" svg:y="18.474cm">
            <text:p text:style-name="P14"><text:span text:style-name="T14">加工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28" draw:layer="layout" svg:width="0.341cm" svg:height="0.232cm" svg:x="15.847cm" svg:y="18.864cm">
            <text:p text:style-name="P14"><text:span text:style-name="T14">代理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3" draw:text-style-name="P25" draw:layer="layout" svg:x1="16.073cm" svg:y1="18.597cm" svg:x2="16.337cm" svg:y2="18.597cm">
            <text:p/>
          </draw:line>
          <draw:line draw:style-name="gr33" draw:text-style-name="P25" draw:layer="layout" svg:x1="16.568cm" svg:y1="18.597cm" svg:x2="16.881cm" svg:y2="18.597cm">
            <text:p/>
          </draw:line>
          <draw:line draw:style-name="gr33" draw:text-style-name="P25" draw:layer="layout" svg:x1="16.188cm" svg:y1="18.979cm" svg:x2="16.88cm" svg:y2="18.979cm">
            <text:p/>
          </draw:line>
          <draw:line draw:style-name="gr33" draw:text-style-name="P25" draw:layer="layout" svg:x1="16.881cm" svg:y1="18.979cm" svg:x2="16.881cm" svg:y2="18.597cm">
            <text:p/>
          </draw:line>
          <draw:line draw:style-name="gr33" draw:text-style-name="P25" draw:layer="layout" svg:x1="16.881cm" svg:y1="18.78cm" svg:x2="17.343cm" svg:y2="18.78cm">
            <text:p/>
          </draw:line>
          <draw:custom-shape draw:style-name="gr11" draw:text-style-name="P28" draw:layer="layout" svg:width="0.218cm" svg:height="0.233cm" svg:x="17.343cm" svg:y="18.664cm">
            <text:p text:style-name="P14"><text:span text:style-name="T14">倉庫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28" draw:layer="layout" svg:width="0.341cm" svg:height="0.233cm" svg:x="17.887cm" svg:y="18.664cm">
            <text:p text:style-name="P14"><text:span text:style-name="T14">納品先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3" draw:text-style-name="P25" draw:layer="layout" svg:x1="17.557cm" svg:y1="18.78cm" svg:x2="17.87cm" svg:y2="18.78cm">
            <text:p/>
          </draw:line>
        </draw:g>
        <draw:g>
          <draw:g>
            <draw:custom-shape draw:style-name="gr34" draw:text-style-name="P28" draw:layer="layout" svg:width="1.885cm" svg:height="0.116cm" svg:x="16.121cm" svg:y="19.17cm">
              <text:p text:style-name="P14"><text:span text:style-name="T14">取引先名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28" draw:layer="layout" svg:width="0.472cm" svg:height="0.106cm" svg:x="15.63cm" svg:y="19.17cm">
              <text:p text:style-name="P14"><text:span text:style-name="T14">製造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1" draw:text-style-name="P29" draw:layer="layout" svg:width="0.219cm" svg:height="0.116cm" svg:x="18.034cm" svg:y="19.17cm">
            <text:p text:style-name="P14"><text:span text:style-name="T15">発注額</text:span></text:p>
            <draw:enhanced-geometry svg:viewBox="0 0 21600 21600" draw:type="rectangle" draw:enhanced-path="M 0 0 L 21600 0 21600 21600 0 21600 0 0 Z N"/>
          </draw:custom-shape>
        </draw:g>
        <draw:custom-shape draw:style-name="gr13" draw:text-style-name="P27" draw:layer="layout" svg:width="0.472cm" svg:height="0.106cm" svg:x="17.161cm" svg:y="17.258cm">
          <text:p text:style-name="P15"><text:span text:style-name="T9">更新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34" draw:text-style-name="P28" draw:layer="layout" svg:width="1.885cm" svg:height="0.116cm" svg:x="16.119cm" svg:y="19.307cm">
              <text:p text:style-name="P14"><text:span text:style-name="T14">取引先名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28" draw:layer="layout" svg:width="0.472cm" svg:height="0.106cm" svg:x="15.628cm" svg:y="19.307cm">
              <text:p text:style-name="P14"><text:span text:style-name="T14">加工</text:span><text:span text:style-name="T14">1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1" draw:text-style-name="P29" draw:layer="layout" svg:width="0.219cm" svg:height="0.116cm" svg:x="18.032cm" svg:y="19.307cm">
            <text:p text:style-name="P14"><text:span text:style-name="T15">発注額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4" draw:text-style-name="P28" draw:layer="layout" svg:width="1.885cm" svg:height="0.116cm" svg:x="16.119cm" svg:y="19.445cm">
              <text:p text:style-name="P14"><text:span text:style-name="T14">取引先名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28" draw:layer="layout" svg:width="0.472cm" svg:height="0.106cm" svg:x="15.628cm" svg:y="19.445cm">
              <text:p text:style-name="P14"><text:span text:style-name="T14">加工</text:span><text:span text:style-name="T14">2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1" draw:text-style-name="P29" draw:layer="layout" svg:width="0.219cm" svg:height="0.116cm" svg:x="18.032cm" svg:y="19.445cm">
            <text:p text:style-name="P14"><text:span text:style-name="T15">発注額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4" draw:text-style-name="P28" draw:layer="layout" svg:width="1.885cm" svg:height="0.117cm" svg:x="16.121cm" svg:y="19.582cm">
              <text:p text:style-name="P14"><text:span text:style-name="T14">取引先名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28" draw:layer="layout" svg:width="0.472cm" svg:height="0.107cm" svg:x="15.63cm" svg:y="19.582cm">
              <text:p text:style-name="P14"><text:span text:style-name="T14">代理店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1" draw:text-style-name="P29" draw:layer="layout" svg:width="0.219cm" svg:height="0.117cm" svg:x="18.034cm" svg:y="19.582cm">
            <text:p text:style-name="P14"><text:span text:style-name="T15">発注額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4" draw:text-style-name="P28" draw:layer="layout" svg:width="1.885cm" svg:height="0.116cm" svg:x="16.119cm" svg:y="19.72cm">
              <text:p text:style-name="P14"><text:span text:style-name="T14">取引先名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28" draw:layer="layout" svg:width="0.472cm" svg:height="0.106cm" svg:x="15.628cm" svg:y="19.72cm">
              <text:p text:style-name="P14"><text:span text:style-name="T14">倉庫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1" draw:text-style-name="P29" draw:layer="layout" svg:width="0.219cm" svg:height="0.116cm" svg:x="18.032cm" svg:y="19.72cm">
            <text:p text:style-name="P14"><text:span text:style-name="T15">発注額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4" draw:text-style-name="P28" draw:layer="layout" svg:width="1.885cm" svg:height="0.116cm" svg:x="16.119cm" svg:y="19.858cm">
              <text:p text:style-name="P14"><text:span text:style-name="T14">取引先名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28" draw:layer="layout" svg:width="0.472cm" svg:height="0.106cm" svg:x="15.628cm" svg:y="19.858cm">
              <text:p text:style-name="P14"><text:span text:style-name="T14">納品先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1" draw:text-style-name="P29" draw:layer="layout" svg:width="0.219cm" svg:height="0.116cm" svg:x="18.032cm" svg:y="19.858cm">
            <text:p text:style-name="P14"><text:span text:style-name="T15">発注額</text:span></text:p>
            <draw:enhanced-geometry svg:viewBox="0 0 21600 21600" draw:type="rectangle" draw:enhanced-path="M 0 0 L 21600 0 21600 21600 0 21600 0 0 Z N"/>
          </draw:custom-shape>
        </draw:g>
        <draw:frame draw:style-name="gr8" draw:text-style-name="P13" draw:layer="layout" svg:width="0.706cm" svg:height="1.001cm" svg:x="15.884cm" svg:y="16.442cm">
          <draw:text-box>
            <text:p text:style-name="P12"><text:span text:style-name="T8">Fig5</text:span></text:p>
          </draw:text-box>
        </draw:frame>
        <draw:rect draw:style-name="gr16" draw:text-style-name="P14" draw:layer="layout" svg:width="3.498cm" svg:height="3.947cm" svg:x="15.404cm" svg:y="16.304cm">
          <text:p/>
        </draw:rect>
        <draw:custom-shape draw:style-name="gr35" draw:text-style-name="P30" draw:layer="layout" svg:width="0.754cm" svg:height="0.207cm" svg:x="1.274cm" svg:y="24.96cm">
          <text:p text:style-name="P21"><text:span text:style-name="T16">受注別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6" draw:text-style-name="P14" draw:layer="layout" svg:width="3.23cm" svg:height="2.527cm" svg:x="1.267cm" svg:y="25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1" draw:layer="layout" svg:width="0.555cm" svg:height="0.353cm" svg:x="1.267cm" svg:y="25.577cm">
          <text:p text:style-name="P15"><text:span text:style-name="T17">売上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6" draw:layer="layout" svg:width="0.549cm" svg:height="0.353cm" svg:x="1.827cm" svg:y="25.587cm">
          <text:p text:style-name="P15"><text:span text:style-name="T9">受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4" draw:layer="layout" svg:width="2.627cm" svg:height="1.714cm" svg:x="1.627cm" svg:y="26.3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14" draw:layer="layout" svg:x1="1.56cm" svg:y1="27.188cm" svg:x2="4.245cm" svg:y2="27.188cm">
          <text:p/>
        </draw:line>
        <draw:line draw:style-name="gr40" draw:text-style-name="P14" draw:layer="layout" svg:x1="1.56cm" svg:y1="27.77cm" svg:x2="4.245cm" svg:y2="27.77cm">
          <text:p/>
        </draw:line>
        <draw:line draw:style-name="gr40" draw:text-style-name="P14" draw:layer="layout" svg:x1="1.56cm" svg:y1="26.606cm" svg:x2="4.245cm" svg:y2="26.606cm">
          <text:p/>
        </draw:line>
        <draw:line draw:style-name="gr40" draw:text-style-name="P14" draw:layer="layout" svg:x1="1.56cm" svg:y1="27.464cm" svg:x2="4.245cm" svg:y2="27.464cm">
          <text:p/>
        </draw:line>
        <draw:line draw:style-name="gr40" draw:text-style-name="P14" draw:layer="layout" svg:x1="1.56cm" svg:y1="26.912cm" svg:x2="4.245cm" svg:y2="26.912cm">
          <text:p/>
        </draw:line>
        <draw:line draw:style-name="gr40" draw:text-style-name="P14" draw:layer="layout" svg:x1="3.924cm" svg:y1="26.331cm" svg:x2="3.924cm" svg:y2="28.107cm">
          <text:p/>
        </draw:line>
        <draw:line draw:style-name="gr40" draw:text-style-name="P14" draw:layer="layout" svg:x1="3.603cm" svg:y1="26.331cm" svg:x2="3.603cm" svg:y2="28.107cm">
          <text:p/>
        </draw:line>
        <draw:line draw:style-name="gr40" draw:text-style-name="P14" draw:layer="layout" svg:x1="3.302cm" svg:y1="26.327cm" svg:x2="3.302cm" svg:y2="28.103cm">
          <text:p/>
        </draw:line>
        <draw:line draw:style-name="gr40" draw:text-style-name="P14" draw:layer="layout" svg:x1="2.984cm" svg:y1="26.327cm" svg:x2="2.984cm" svg:y2="28.103cm">
          <text:p/>
        </draw:line>
        <draw:line draw:style-name="gr40" draw:text-style-name="P14" draw:layer="layout" svg:x1="2.61cm" svg:y1="26.331cm" svg:x2="2.61cm" svg:y2="28.107cm">
          <text:p/>
        </draw:line>
        <draw:line draw:style-name="gr40" draw:text-style-name="P14" draw:layer="layout" svg:x1="2.298cm" svg:y1="26.327cm" svg:x2="2.298cm" svg:y2="28.103cm">
          <text:p/>
        </draw:line>
        <draw:line draw:style-name="gr40" draw:text-style-name="P14" draw:layer="layout" svg:x1="1.94cm" svg:y1="26.331cm" svg:x2="1.94cm" svg:y2="28.107cm">
          <text:p/>
        </draw:line>
        <draw:frame draw:style-name="gr41" draw:text-style-name="P33" draw:layer="layout" svg:width="0.519cm" svg:height="0.408cm" svg:x="2.783cm" svg:y="28.076cm">
          <draw:text-box>
            <text:p text:style-name="P32"><text:span text:style-name="T18">4</text:span></text:p>
          </draw:text-box>
        </draw:frame>
        <draw:frame draw:style-name="gr41" draw:text-style-name="P33" draw:layer="layout" svg:width="0.485cm" svg:height="0.408cm" svg:x="2.435cm" svg:y="28.076cm">
          <draw:text-box draw:corner-radius="0.1cm">
            <text:p text:style-name="P32"><text:span text:style-name="T18">3</text:span></text:p>
          </draw:text-box>
        </draw:frame>
        <draw:frame draw:style-name="gr41" draw:text-style-name="P33" draw:layer="layout" svg:width="0.412cm" svg:height="0.408cm" svg:x="2.097cm" svg:y="28.076cm">
          <draw:text-box>
            <text:p text:style-name="P32"><text:span text:style-name="T18">2</text:span></text:p>
          </draw:text-box>
        </draw:frame>
        <draw:frame draw:style-name="gr41" draw:text-style-name="P33" draw:layer="layout" svg:width="0.412cm" svg:height="0.408cm" svg:x="1.754cm" svg:y="28.076cm">
          <draw:text-box>
            <text:p text:style-name="P32"><text:span text:style-name="T18">1</text:span></text:p>
          </draw:text-box>
        </draw:frame>
        <draw:frame draw:style-name="gr41" draw:text-style-name="P33" draw:layer="layout" svg:width="0.447cm" svg:height="0.408cm" svg:x="1.445cm" svg:y="28.076cm">
          <draw:text-box>
            <text:p text:style-name="P32"><text:span text:style-name="T18">0</text:span></text:p>
          </draw:text-box>
        </draw:frame>
        <draw:frame draw:style-name="gr42" draw:text-style-name="P35" draw:layer="layout" svg:width="1.349cm" svg:height="0.53cm" svg:x="2.506cm" svg:y="25.981cm">
          <draw:text-box>
            <text:p text:style-name="P34"><text:span text:style-name="T19">受注別</text:span></text:p>
          </draw:text-box>
        </draw:frame>
        <draw:custom-shape draw:style-name="gr43" draw:text-style-name="P14" draw:layer="layout" svg:width="0.824cm" svg:height="0.692cm" svg:x="1.679cm" svg:y="26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37" draw:layer="layout" svg:width="0.623cm" svg:height="0.611cm" svg:x="1.886cm" svg:y="26.846cm">
          <draw:text-box>
            <text:p text:style-name="P36"><text:span text:style-name="T20">C</text:span><text:span text:style-name="T20">社</text:span></text:p>
          </draw:text-box>
        </draw:frame>
        <draw:frame draw:style-name="gr44" draw:text-style-name="P37" draw:layer="layout" svg:width="0.686cm" svg:height="0.611cm" svg:x="1.886cm" svg:y="26.639cm">
          <draw:text-box>
            <text:p text:style-name="P36"><text:span text:style-name="T20">B</text:span><text:span text:style-name="T20">社</text:span></text:p>
          </draw:text-box>
        </draw:frame>
        <draw:frame draw:style-name="gr45" draw:text-style-name="P39" draw:layer="layout" svg:width="0.691cm" svg:height="0.589cm" svg:x="1.886cm" svg:y="26.431cm">
          <draw:text-box>
            <text:p text:style-name="P38"><text:span text:style-name="T20">Ａ社</text:span></text:p>
          </draw:text-box>
        </draw:frame>
        <draw:frame draw:style-name="gr46" draw:text-style-name="P41" draw:layer="layout" svg:width="0.714cm" svg:height="0.463cm" svg:x="1.729cm" svg:y="26.396cm">
          <draw:text-box>
            <text:p text:style-name="P40"><text:span text:style-name="T21">■</text:span></text:p>
          </draw:text-box>
        </draw:frame>
        <draw:frame draw:style-name="gr46" draw:text-style-name="P42" draw:layer="layout" svg:width="0.714cm" svg:height="0.463cm" svg:x="1.74cm" svg:y="26.821cm">
          <draw:text-box>
            <text:p text:style-name="P40"><text:span text:style-name="T22">■</text:span></text:p>
          </draw:text-box>
        </draw:frame>
        <draw:frame draw:style-name="gr47" draw:text-style-name="P43" draw:layer="layout" svg:width="0.769cm" svg:height="0.463cm" svg:x="1.74cm" svg:y="26.613cm">
          <draw:text-box>
            <text:p text:style-name="P40"><text:span text:style-name="T23">■</text:span></text:p>
          </draw:text-box>
        </draw:frame>
        <draw:frame draw:style-name="gr41" draw:text-style-name="P33" draw:layer="layout" svg:width="0.48cm" svg:height="0.408cm" svg:x="4.086cm" svg:y="28.076cm">
          <draw:text-box draw:corner-radius="6.673cm">
            <text:p text:style-name="P32"><text:span text:style-name="T18">8</text:span></text:p>
          </draw:text-box>
        </draw:frame>
        <draw:frame draw:style-name="gr41" draw:text-style-name="P33" draw:layer="layout" svg:width="0.485cm" svg:height="0.408cm" svg:x="3.738cm" svg:y="28.076cm">
          <draw:text-box draw:corner-radius="0.1cm">
            <text:p text:style-name="P32"><text:span text:style-name="T18">7</text:span></text:p>
          </draw:text-box>
        </draw:frame>
        <draw:frame draw:style-name="gr41" draw:text-style-name="P33" draw:layer="layout" svg:width="0.485cm" svg:height="0.408cm" svg:x="3.395cm" svg:y="28.076cm">
          <draw:text-box draw:corner-radius="0.1cm">
            <text:p text:style-name="P32"><text:span text:style-name="T18">6</text:span></text:p>
          </draw:text-box>
        </draw:frame>
        <draw:frame draw:style-name="gr41" draw:text-style-name="P33" draw:layer="layout" svg:width="0.485cm" svg:height="0.408cm" svg:x="3.121cm" svg:y="28.076cm">
          <draw:text-box draw:corner-radius="0.1cm">
            <text:p text:style-name="P32"><text:span text:style-name="T18">5</text:span></text:p>
          </draw:text-box>
        </draw:frame>
        <draw:line draw:style-name="gr48" draw:text-style-name="P44" draw:layer="layout" svg:x1="1.629cm" svg:y1="27.322cm" svg:x2="2.213cm" svg:y2="27.322cm">
          <text:p/>
        </draw:line>
        <draw:line draw:style-name="gr49" draw:text-style-name="P44" draw:layer="layout" svg:x1="1.628cm" svg:y1="27.608cm" svg:x2="2.383cm" svg:y2="27.608cm">
          <text:p/>
        </draw:line>
        <draw:line draw:style-name="gr50" draw:text-style-name="P44" draw:layer="layout" svg:x1="1.629cm" svg:y1="27.919cm" svg:x2="2.006cm" svg:y2="27.919cm">
          <text:p/>
        </draw:line>
        <draw:custom-shape draw:style-name="gr51" draw:text-style-name="P14" draw:layer="layout" svg:width="3.259cm" svg:height="2.511cm" svg:x="6.55cm" svg:y="25.9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4" draw:layer="layout" svg:width="2.627cm" svg:height="1.714cm" svg:x="6.908cm" svg:y="26.3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14" draw:layer="layout" svg:x1="6.841cm" svg:y1="27.183cm" svg:x2="9.526cm" svg:y2="27.183cm">
          <text:p/>
        </draw:line>
        <draw:line draw:style-name="gr40" draw:text-style-name="P14" draw:layer="layout" svg:x1="6.841cm" svg:y1="27.765cm" svg:x2="9.526cm" svg:y2="27.765cm">
          <text:p/>
        </draw:line>
        <draw:line draw:style-name="gr40" draw:text-style-name="P14" draw:layer="layout" svg:x1="6.841cm" svg:y1="26.602cm" svg:x2="9.526cm" svg:y2="26.602cm">
          <text:p/>
        </draw:line>
        <draw:line draw:style-name="gr40" draw:text-style-name="P14" draw:layer="layout" svg:x1="6.841cm" svg:y1="27.459cm" svg:x2="9.526cm" svg:y2="27.459cm">
          <text:p/>
        </draw:line>
        <draw:line draw:style-name="gr40" draw:text-style-name="P14" draw:layer="layout" svg:x1="6.841cm" svg:y1="26.908cm" svg:x2="9.526cm" svg:y2="26.908cm">
          <text:p/>
        </draw:line>
        <draw:line draw:style-name="gr40" draw:text-style-name="P14" draw:layer="layout" svg:x1="9.205cm" svg:y1="26.326cm" svg:x2="9.205cm" svg:y2="28.102cm">
          <text:p/>
        </draw:line>
        <draw:line draw:style-name="gr40" draw:text-style-name="P14" draw:layer="layout" svg:x1="8.884cm" svg:y1="26.326cm" svg:x2="8.884cm" svg:y2="28.102cm">
          <text:p/>
        </draw:line>
        <draw:line draw:style-name="gr40" draw:text-style-name="P14" draw:layer="layout" svg:x1="8.563cm" svg:y1="26.326cm" svg:x2="8.563cm" svg:y2="28.102cm">
          <text:p/>
        </draw:line>
        <draw:line draw:style-name="gr40" draw:text-style-name="P14" draw:layer="layout" svg:x1="8.242cm" svg:y1="26.326cm" svg:x2="8.242cm" svg:y2="28.102cm">
          <text:p/>
        </draw:line>
        <draw:line draw:style-name="gr40" draw:text-style-name="P14" draw:layer="layout" svg:x1="7.892cm" svg:y1="26.326cm" svg:x2="7.892cm" svg:y2="28.102cm">
          <text:p/>
        </draw:line>
        <draw:line draw:style-name="gr40" draw:text-style-name="P14" draw:layer="layout" svg:x1="7.571cm" svg:y1="26.326cm" svg:x2="7.571cm" svg:y2="28.102cm">
          <text:p/>
        </draw:line>
        <draw:line draw:style-name="gr40" draw:text-style-name="P14" draw:layer="layout" svg:x1="7.22cm" svg:y1="26.326cm" svg:x2="7.22cm" svg:y2="28.102cm">
          <text:p/>
        </draw:line>
        <draw:custom-shape draw:style-name="gr52" draw:text-style-name="P30" draw:layer="layout" svg:width="0.823cm" svg:height="0.277cm" svg:x="6.556cm" svg:y="24.868cm">
          <text:p text:style-name="P21"><text:span text:style-name="T16">発注別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9" draw:text-style-name="P14" draw:layer="layout" svg:width="2.627cm" svg:height="1.714cm" svg:x="6.908cm" svg:y="26.3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14" draw:layer="layout" svg:x1="6.841cm" svg:y1="27.183cm" svg:x2="9.526cm" svg:y2="27.183cm">
          <text:p/>
        </draw:line>
        <draw:line draw:style-name="gr40" draw:text-style-name="P14" draw:layer="layout" svg:x1="6.841cm" svg:y1="27.765cm" svg:x2="9.526cm" svg:y2="27.765cm">
          <text:p/>
        </draw:line>
        <draw:line draw:style-name="gr40" draw:text-style-name="P14" draw:layer="layout" svg:x1="6.841cm" svg:y1="26.602cm" svg:x2="9.526cm" svg:y2="26.602cm">
          <text:p/>
        </draw:line>
        <draw:line draw:style-name="gr40" draw:text-style-name="P14" draw:layer="layout" svg:x1="6.841cm" svg:y1="27.459cm" svg:x2="9.526cm" svg:y2="27.459cm">
          <text:p/>
        </draw:line>
        <draw:line draw:style-name="gr40" draw:text-style-name="P14" draw:layer="layout" svg:x1="6.841cm" svg:y1="26.908cm" svg:x2="9.526cm" svg:y2="26.908cm">
          <text:p/>
        </draw:line>
        <draw:line draw:style-name="gr40" draw:text-style-name="P14" draw:layer="layout" svg:x1="9.205cm" svg:y1="26.326cm" svg:x2="9.205cm" svg:y2="28.102cm">
          <text:p/>
        </draw:line>
        <draw:line draw:style-name="gr40" draw:text-style-name="P14" draw:layer="layout" svg:x1="8.884cm" svg:y1="26.326cm" svg:x2="8.884cm" svg:y2="28.102cm">
          <text:p/>
        </draw:line>
        <draw:line draw:style-name="gr40" draw:text-style-name="P14" draw:layer="layout" svg:x1="8.584cm" svg:y1="26.322cm" svg:x2="8.584cm" svg:y2="28.098cm">
          <text:p/>
        </draw:line>
        <draw:line draw:style-name="gr40" draw:text-style-name="P14" draw:layer="layout" svg:x1="8.266cm" svg:y1="26.322cm" svg:x2="8.266cm" svg:y2="28.098cm">
          <text:p/>
        </draw:line>
        <draw:line draw:style-name="gr40" draw:text-style-name="P14" draw:layer="layout" svg:x1="7.892cm" svg:y1="26.326cm" svg:x2="7.892cm" svg:y2="28.102cm">
          <text:p/>
        </draw:line>
        <draw:line draw:style-name="gr40" draw:text-style-name="P14" draw:layer="layout" svg:x1="7.579cm" svg:y1="26.322cm" svg:x2="7.579cm" svg:y2="28.098cm">
          <text:p/>
        </draw:line>
        <draw:line draw:style-name="gr40" draw:text-style-name="P14" draw:layer="layout" svg:x1="7.221cm" svg:y1="26.326cm" svg:x2="7.221cm" svg:y2="28.102cm">
          <text:p/>
        </draw:line>
        <draw:frame draw:style-name="gr41" draw:text-style-name="P45" draw:layer="layout" svg:width="0.519cm" svg:height="0.408cm" svg:x="8.094cm" svg:y="28.053cm">
          <draw:text-box>
            <text:p text:style-name="P32"><text:span text:style-name="T24">4</text:span></text:p>
          </draw:text-box>
        </draw:frame>
        <draw:frame draw:style-name="gr41" draw:text-style-name="P33" draw:layer="layout" svg:width="0.485cm" svg:height="0.408cm" svg:x="7.717cm" svg:y="28.053cm">
          <draw:text-box draw:corner-radius="0.1cm">
            <text:p text:style-name="P32"><text:span text:style-name="T18">3</text:span></text:p>
          </draw:text-box>
        </draw:frame>
        <draw:frame draw:style-name="gr41" draw:text-style-name="P33" draw:layer="layout" svg:width="0.412cm" svg:height="0.408cm" svg:x="7.379cm" svg:y="28.053cm">
          <draw:text-box>
            <text:p text:style-name="P32"><text:span text:style-name="T18">2</text:span></text:p>
          </draw:text-box>
        </draw:frame>
        <draw:frame draw:style-name="gr41" draw:text-style-name="P33" draw:layer="layout" svg:width="0.412cm" svg:height="0.408cm" svg:x="7.036cm" svg:y="28.053cm">
          <draw:text-box>
            <text:p text:style-name="P32"><text:span text:style-name="T18">1</text:span></text:p>
          </draw:text-box>
        </draw:frame>
        <draw:frame draw:style-name="gr41" draw:text-style-name="P33" draw:layer="layout" svg:width="0.447cm" svg:height="0.408cm" svg:x="6.726cm" svg:y="28.053cm">
          <draw:text-box>
            <text:p text:style-name="P32"><text:span text:style-name="T18">0</text:span></text:p>
          </draw:text-box>
        </draw:frame>
        <draw:frame draw:style-name="gr42" draw:text-style-name="P35" draw:layer="layout" svg:width="1.349cm" svg:height="0.53cm" svg:x="7.787cm" svg:y="25.976cm">
          <draw:text-box>
            <text:p text:style-name="P34"><text:span text:style-name="T19">受注別</text:span></text:p>
          </draw:text-box>
        </draw:frame>
        <draw:custom-shape draw:style-name="gr43" draw:text-style-name="P14" draw:layer="layout" svg:width="0.824cm" svg:height="0.692cm" svg:x="6.96cm" svg:y="26.3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37" draw:layer="layout" svg:width="0.623cm" svg:height="0.611cm" svg:x="7.167cm" svg:y="26.842cm">
          <draw:text-box>
            <text:p text:style-name="P36"><text:span text:style-name="T20">C</text:span><text:span text:style-name="T20">社</text:span></text:p>
          </draw:text-box>
        </draw:frame>
        <draw:frame draw:style-name="gr44" draw:text-style-name="P37" draw:layer="layout" svg:width="0.686cm" svg:height="0.611cm" svg:x="7.167cm" svg:y="26.634cm">
          <draw:text-box>
            <text:p text:style-name="P36"><text:span text:style-name="T20">B</text:span><text:span text:style-name="T20">社</text:span></text:p>
          </draw:text-box>
        </draw:frame>
        <draw:frame draw:style-name="gr45" draw:text-style-name="P39" draw:layer="layout" svg:width="0.623cm" svg:height="0.589cm" svg:x="7.167cm" svg:y="26.426cm">
          <draw:text-box>
            <text:p text:style-name="P38"><text:span text:style-name="T20">Ａ社</text:span></text:p>
          </draw:text-box>
        </draw:frame>
        <draw:frame draw:style-name="gr46" draw:text-style-name="P41" draw:layer="layout" svg:width="0.714cm" svg:height="0.463cm" svg:x="7.01cm" svg:y="26.391cm">
          <draw:text-box>
            <text:p text:style-name="P40"><text:span text:style-name="T21">■</text:span></text:p>
          </draw:text-box>
        </draw:frame>
        <draw:frame draw:style-name="gr53" draw:text-style-name="P42" draw:layer="layout" svg:width="0.714cm" svg:height="0.463cm" svg:x="7.021cm" svg:y="26.816cm">
          <draw:text-box>
            <text:p text:style-name="P40"><text:span text:style-name="T22">■</text:span></text:p>
          </draw:text-box>
        </draw:frame>
        <draw:frame draw:style-name="gr46" draw:text-style-name="P43" draw:layer="layout" svg:width="0.714cm" svg:height="0.463cm" svg:x="7.021cm" svg:y="26.608cm">
          <draw:text-box>
            <text:p text:style-name="P40"><text:span text:style-name="T23">■</text:span></text:p>
          </draw:text-box>
        </draw:frame>
        <draw:frame draw:style-name="gr41" draw:text-style-name="P33" draw:layer="layout" svg:width="0.485cm" svg:height="0.408cm" svg:x="9.363cm" svg:y="28.053cm">
          <draw:text-box draw:corner-radius="6.673cm">
            <text:p text:style-name="P32"><text:span text:style-name="T18">8</text:span></text:p>
          </draw:text-box>
        </draw:frame>
        <draw:frame draw:style-name="gr41" draw:text-style-name="P33" draw:layer="layout" svg:width="0.485cm" svg:height="0.408cm" svg:x="9.02cm" svg:y="28.053cm">
          <draw:text-box draw:corner-radius="0.1cm">
            <text:p text:style-name="P32"><text:span text:style-name="T18">7</text:span></text:p>
          </draw:text-box>
        </draw:frame>
        <draw:frame draw:style-name="gr41" draw:text-style-name="P33" draw:layer="layout" svg:width="0.485cm" svg:height="0.408cm" svg:x="8.677cm" svg:y="28.053cm">
          <draw:text-box draw:corner-radius="0.1cm">
            <text:p text:style-name="P32"><text:span text:style-name="T18">6</text:span></text:p>
          </draw:text-box>
        </draw:frame>
        <draw:frame draw:style-name="gr41" draw:text-style-name="P33" draw:layer="layout" svg:width="0.485cm" svg:height="0.408cm" svg:x="8.403cm" svg:y="28.053cm">
          <draw:text-box draw:corner-radius="0.1cm">
            <text:p text:style-name="P32"><text:span text:style-name="T18">5</text:span></text:p>
          </draw:text-box>
        </draw:frame>
        <draw:line draw:style-name="gr48" draw:text-style-name="P14" draw:layer="layout" svg:x1="6.91cm" svg:y1="27.317cm" svg:x2="7.784cm" svg:y2="27.326cm">
          <text:p/>
        </draw:line>
        <draw:line draw:style-name="gr49" draw:text-style-name="P14" draw:layer="layout" svg:x1="6.909cm" svg:y1="27.603cm" svg:x2="7.545cm" svg:y2="27.603cm">
          <text:p/>
        </draw:line>
        <draw:line draw:style-name="gr50" draw:text-style-name="P14" draw:layer="layout" svg:x1="6.91cm" svg:y1="27.915cm" svg:x2="7.201cm" svg:y2="27.915cm">
          <text:p/>
        </draw:line>
        <draw:frame draw:style-name="gr8" draw:text-style-name="P13" draw:layer="layout" svg:width="0.912cm" svg:height="0.751cm" svg:x="6.466cm" svg:y="24.416cm">
          <draw:text-box>
            <text:p text:style-name="P12"><text:span text:style-name="T8">Fig8.2</text:span></text:p>
          </draw:text-box>
        </draw:frame>
        <draw:frame draw:style-name="gr8" draw:text-style-name="P13" draw:layer="layout" svg:width="0.912cm" svg:height="0.751cm" svg:x="1.137cm" svg:y="24.472cm">
          <draw:text-box>
            <text:p text:style-name="P12"><text:span text:style-name="T8">Fig8.1</text:span></text:p>
          </draw:text-box>
        </draw:frame>
        <draw:rect draw:style-name="gr16" draw:text-style-name="P14" draw:layer="layout" svg:width="3.704cm" svg:height="4.224cm" svg:x="1.068cm" svg:y="24.476cm">
          <text:p/>
        </draw:rect>
        <draw:rect draw:style-name="gr16" draw:text-style-name="P14" draw:layer="layout" svg:width="3.704cm" svg:height="4.224cm" svg:x="6.35cm" svg:y="24.453cm">
          <text:p/>
        </draw:rect>
        <draw:custom-shape draw:style-name="gr54" draw:text-style-name="P25" draw:layer="layout" svg:width="0.71cm" svg:height="0.117cm" svg:x="11.899cm" svg:y="20.987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5" draw:layer="layout" svg:width="0.709cm" svg:height="0.117cm" svg:x="11.903cm" svg:y="21.18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6" draw:layer="layout" svg:width="0.221cm" svg:height="0.117cm" svg:x="12.639cm" svg:y="21.182cm">
          <text:p text:style-name="P15"><text:span text:style-name="T25">編集</text:span></text:p>
          <draw:enhanced-geometry svg:viewBox="0 0 21600 21600" draw:type="rectangle" draw:enhanced-path="M 0 0 L 21600 0 21600 21600 0 21600 0 0 Z N"/>
        </draw:custom-shape>
        <draw:custom-shape draw:style-name="gr11" draw:text-style-name="P46" draw:layer="layout" svg:width="0.221cm" svg:height="0.117cm" svg:x="12.637cm" svg:y="20.987cm">
          <text:p text:style-name="P15"><text:span text:style-name="T25">編集</text:span></text:p>
          <draw:enhanced-geometry svg:viewBox="0 0 21600 21600" draw:type="rectangle" draw:enhanced-path="M 0 0 L 21600 0 21600 21600 0 21600 0 0 Z N"/>
        </draw:custom-shape>
        <draw:custom-shape draw:style-name="gr13" draw:text-style-name="P46" draw:layer="layout" svg:width="0.474cm" svg:height="0.108cm" svg:x="11.837cm" svg:y="20.814cm">
          <text:p text:style-name="P15"><text:span text:style-name="T25">管理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5" draw:layer="layout" svg:width="0.709cm" svg:height="0.117cm" svg:x="11.898cm" svg:y="21.8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6" draw:layer="layout" svg:width="0.221cm" svg:height="0.117cm" svg:x="12.633cm" svg:y="21.875cm">
          <text:p text:style-name="P15"><text:span text:style-name="T25">編集</text:span></text:p>
          <draw:enhanced-geometry svg:viewBox="0 0 21600 21600" draw:type="rectangle" draw:enhanced-path="M 0 0 L 21600 0 21600 21600 0 21600 0 0 Z N"/>
        </draw:custom-shape>
        <draw:custom-shape draw:style-name="gr11" draw:text-style-name="P46" draw:layer="layout" svg:width="0.221cm" svg:height="0.117cm" svg:x="12.631cm" svg:y="21.681cm">
          <text:p text:style-name="P15"><text:span text:style-name="T25">追加</text:span></text:p>
          <draw:enhanced-geometry svg:viewBox="0 0 21600 21600" draw:type="rectangle" draw:enhanced-path="M 0 0 L 21600 0 21600 21600 0 21600 0 0 Z N"/>
        </draw:custom-shape>
        <draw:custom-shape draw:style-name="gr13" draw:text-style-name="P46" draw:layer="layout" svg:width="0.474cm" svg:height="0.108cm" svg:x="11.837cm" svg:y="21.681cm">
          <text:p text:style-name="P15"><text:span text:style-name="T25">ユーザ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47" draw:layer="layout" svg:width="1.342cm" svg:height="1.088cm" svg:x="11.856cm" svg:y="20.393cm">
          <draw:text-box>
            <text:p text:style-name="P21"><text:span text:style-name="T11">管理者画面</text:span></text:p>
          </draw:text-box>
        </draw:frame>
        <draw:frame draw:style-name="gr57" draw:text-style-name="P49" draw:layer="layout" svg:width="1.143cm" svg:height="0.564cm" svg:x="15.335cm" svg:y="21.311cm">
          <draw:text-box>
            <text:p text:style-name="P48"><text:span text:style-name="T26">編集</text:span></text:p>
          </draw:text-box>
        </draw:frame>
        <draw:custom-shape draw:style-name="gr58" draw:text-style-name="P14" draw:layer="layout" svg:width="0.723cm" svg:height="0.119cm" svg:x="16.386cm" svg:y="21.807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4" draw:layer="layout" svg:width="0.724cm" svg:height="0.119cm" svg:x="17.183cm" svg:y="21.80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0" draw:layer="layout" svg:width="0.483cm" svg:height="0.109cm" svg:x="15.8cm" svg:y="21.807cm">
          <text:p text:style-name="P15"><text:span text:style-name="T25">名前</text:span></text:p>
          <draw:enhanced-geometry svg:viewBox="0 0 21600 21600" draw:type="rectangle" draw:enhanced-path="M 0 0 L 21600 0 21600 21600 0 21600 0 0 Z N"/>
        </draw:custom-shape>
        <draw:custom-shape draw:style-name="gr58" draw:text-style-name="P14" draw:layer="layout" svg:width="0.723cm" svg:height="0.12cm" svg:x="16.394cm" svg:y="21.99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1" draw:layer="layout" svg:width="0.483cm" svg:height="0.109cm" svg:x="15.807cm" svg:y="22cm">
          <text:p text:style-name="P19"><text:span text:style-name="T25">ID</text:span></text:p>
          <draw:enhanced-geometry svg:viewBox="0 0 21600 21600" draw:type="rectangle" draw:enhanced-path="M 0 0 L 21600 0 21600 21600 0 21600 0 0 Z N"/>
        </draw:custom-shape>
        <draw:custom-shape draw:style-name="gr58" draw:text-style-name="P14" draw:layer="layout" svg:width="0.723cm" svg:height="0.119cm" svg:x="16.389cm" svg:y="22.18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0" draw:layer="layout" svg:width="0.483cm" svg:height="0.109cm" svg:x="15.803cm" svg:y="22.188cm">
          <text:p text:style-name="P15"><text:span text:style-name="T25">パスワード</text:span></text:p>
          <draw:enhanced-geometry svg:viewBox="0 0 21600 21600" draw:type="rectangle" draw:enhanced-path="M 0 0 L 21600 0 21600 21600 0 21600 0 0 Z N"/>
        </draw:custom-shape>
        <draw:custom-shape draw:style-name="gr58" draw:text-style-name="P14" draw:layer="layout" svg:width="0.723cm" svg:height="0.119cm" svg:x="16.389cm" svg:y="22.41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0" draw:layer="layout" svg:width="0.483cm" svg:height="0.109cm" svg:x="15.803cm" svg:y="22.415cm">
          <text:p text:style-name="P15"><text:span text:style-name="T25">メールアドレ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4" draw:layer="layout" svg:width="0.723cm" svg:height="0.119cm" svg:x="16.394cm" svg:y="22.65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1" draw:layer="layout" svg:width="0.483cm" svg:height="0.109cm" svg:x="15.807cm" svg:y="22.658cm">
          <text:p text:style-name="P19"><text:span text:style-name="T25">Tel</text:span></text:p>
          <draw:enhanced-geometry svg:viewBox="0 0 21600 21600" draw:type="rectangle" draw:enhanced-path="M 0 0 L 21600 0 21600 21600 0 21600 0 0 Z N"/>
        </draw:custom-shape>
        <draw:custom-shape draw:style-name="gr58" draw:text-style-name="P14" draw:layer="layout" svg:width="0.723cm" svg:height="0.119cm" svg:x="16.389cm" svg:y="22.88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0" draw:layer="layout" svg:width="0.483cm" svg:height="0.006cm" svg:x="15.803cm" svg:y="22.985cm">
          <text:p text:style-name="P15"><text:span text:style-name="T25">所属</text:span></text:p>
          <text:p text:style-name="P15"><text:span text:style-name="T25"/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57" draw:text-style-name="P49" draw:layer="layout" svg:width="1.143cm" svg:height="0.564cm" svg:x="15.381cm" svg:y="23.112cm">
          <draw:text-box>
            <text:p text:style-name="P48"><text:span text:style-name="T26">通知</text:span></text:p>
          </draw:text-box>
        </draw:frame>
        <draw:custom-shape draw:style-name="gr60" draw:text-style-name="P53" draw:layer="layout" svg:width="0.723cm" svg:height="0.119cm" svg:x="16.423cm" svg:y="23.559cm">
          <text:p text:style-name="P52"><text:span text:style-name="T25">　　</text:span><text:span text:style-name="T25">3</text:span><text:span text:style-name="T25">日前　　▼</text:span></text:p>
          <draw:enhanced-geometry svg:viewBox="0 0 21600 21600" draw:type="rectangle" draw:enhanced-path="M 0 0 L 21600 0 21600 21600 0 21600 0 0 Z N"/>
        </draw:custom-shape>
        <draw:custom-shape draw:style-name="gr13" draw:text-style-name="P50" draw:layer="layout" svg:width="0.483cm" svg:height="0.109cm" svg:x="15.837cm" svg:y="23.559cm">
          <text:p text:style-name="P15"><text:span text:style-name="T25">見積書</text:span></text:p>
          <draw:enhanced-geometry svg:viewBox="0 0 21600 21600" draw:type="rectangle" draw:enhanced-path="M 0 0 L 21600 0 21600 21600 0 21600 0 0 Z N"/>
        </draw:custom-shape>
        <draw:custom-shape draw:style-name="gr60" draw:text-style-name="P51" draw:layer="layout" svg:width="0.723cm" svg:height="0.119cm" svg:x="16.427cm" svg:y="23.756cm">
          <text:p text:style-name="P19"><text:span text:style-name="T25">10</text:span><text:span text:style-name="T25">日以内</text:span></text:p>
          <draw:enhanced-geometry svg:viewBox="0 0 21600 21600" draw:type="rectangle" draw:enhanced-path="M 0 0 L 21600 0 21600 21600 0 21600 0 0 Z N"/>
        </draw:custom-shape>
        <draw:custom-shape draw:style-name="gr13" draw:text-style-name="P50" draw:layer="layout" svg:width="0.483cm" svg:height="0.109cm" svg:x="15.845cm" svg:y="23.751cm">
          <text:p text:style-name="P15"><text:span text:style-name="T25">発注書</text:span></text:p>
          <draw:enhanced-geometry svg:viewBox="0 0 21600 21600" draw:type="rectangle" draw:enhanced-path="M 0 0 L 21600 0 21600 21600 0 21600 0 0 Z N"/>
        </draw:custom-shape>
        <draw:custom-shape draw:style-name="gr58" draw:text-style-name="P14" draw:layer="layout" svg:width="0.723cm" svg:height="0.119cm" svg:x="16.426cm" svg:y="23.95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0" draw:layer="layout" svg:width="0.483cm" svg:height="0.109cm" svg:x="15.84cm" svg:y="23.94cm">
          <text:p text:style-name="P15"><text:span text:style-name="T25">納品書</text:span></text:p>
          <draw:enhanced-geometry svg:viewBox="0 0 21600 21600" draw:type="rectangle" draw:enhanced-path="M 0 0 L 21600 0 21600 21600 0 21600 0 0 Z N"/>
        </draw:custom-shape>
        <draw:custom-shape draw:style-name="gr58" draw:text-style-name="P14" draw:layer="layout" svg:width="0.723cm" svg:height="0.119cm" svg:x="16.426cm" svg:y="24.16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0" draw:layer="layout" svg:width="0.483cm" svg:height="0.109cm" svg:x="15.84cm" svg:y="24.167cm">
          <text:p text:style-name="P15"><text:span text:style-name="T25">請求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4" draw:layer="layout" svg:width="0.723cm" svg:height="0.119cm" svg:x="16.431cm" svg:y="24.4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0" draw:layer="layout" svg:width="0.483cm" svg:height="0.109cm" svg:x="15.845cm" svg:y="24.41cm">
          <text:p text:style-name="P15"><text:span text:style-name="T25">領収書</text:span></text:p>
          <draw:enhanced-geometry svg:viewBox="0 0 21600 21600" draw:type="rectangle" draw:enhanced-path="M 0 0 L 21600 0 21600 21600 0 21600 0 0 Z N"/>
        </draw:custom-shape>
        <draw:custom-shape draw:style-name="gr13" draw:text-style-name="P50" draw:layer="layout" svg:width="0.484cm" svg:height="0.109cm" svg:x="17.242cm" svg:y="23.366cm">
          <text:p text:style-name="P15"><text:span text:style-name="T25">全員</text:span></text:p>
          <draw:enhanced-geometry svg:viewBox="0 0 21600 21600" draw:type="rectangle" draw:enhanced-path="M 0 0 L 21600 0 21600 21600 0 21600 0 0 Z N"/>
        </draw:custom-shape>
        <draw:custom-shape draw:style-name="gr13" draw:text-style-name="P50" draw:layer="layout" svg:width="0.483cm" svg:height="0.109cm" svg:x="17.827cm" svg:y="23.366cm">
          <text:p text:style-name="P15"><text:span text:style-name="T25">本人のみ</text:span></text:p>
          <draw:enhanced-geometry svg:viewBox="0 0 21600 21600" draw:type="rectangle" draw:enhanced-path="M 0 0 L 21600 0 21600 21600 0 21600 0 0 Z N"/>
        </draw:custom-shape>
        <draw:circle draw:style-name="gr33" draw:text-style-name="P14" draw:layer="layout" svg:width="0.137cm" svg:height="0.138cm" svg:x="17.417cm" svg:y="23.539cm">
          <text:p/>
        </draw:circle>
        <draw:circle draw:style-name="gr33" draw:text-style-name="P14" draw:layer="layout" svg:width="0.137cm" svg:height="0.138cm" svg:x="17.417cm" svg:y="23.747cm">
          <text:p/>
        </draw:circle>
        <draw:circle draw:style-name="gr33" draw:text-style-name="P14" draw:layer="layout" svg:width="0.137cm" svg:height="0.138cm" svg:x="17.417cm" svg:y="23.955cm">
          <text:p/>
        </draw:circle>
        <draw:circle draw:style-name="gr33" draw:text-style-name="P14" draw:layer="layout" svg:width="0.137cm" svg:height="0.138cm" svg:x="17.417cm" svg:y="24.163cm">
          <text:p/>
        </draw:circle>
        <draw:circle draw:style-name="gr33" draw:text-style-name="P14" draw:layer="layout" svg:width="0.137cm" svg:height="0.138cm" svg:x="17.417cm" svg:y="24.406cm">
          <text:p/>
        </draw:circle>
        <draw:circle draw:style-name="gr33" draw:text-style-name="P14" draw:layer="layout" svg:width="0.137cm" svg:height="0.138cm" svg:x="17.417cm" svg:y="23.748cm">
          <text:p/>
        </draw:circle>
        <draw:circle draw:style-name="gr33" draw:text-style-name="P14" draw:layer="layout" svg:width="0.137cm" svg:height="0.138cm" svg:x="17.417cm" svg:y="23.955cm">
          <text:p/>
        </draw:circle>
        <draw:circle draw:style-name="gr33" draw:text-style-name="P14" draw:layer="layout" svg:width="0.137cm" svg:height="0.138cm" svg:x="17.417cm" svg:y="24.163cm">
          <text:p/>
        </draw:circle>
        <draw:circle draw:style-name="gr33" draw:text-style-name="P14" draw:layer="layout" svg:width="0.137cm" svg:height="0.138cm" svg:x="17.417cm" svg:y="24.406cm">
          <text:p/>
        </draw:circle>
        <draw:circle draw:style-name="gr33" draw:text-style-name="P14" draw:layer="layout" svg:width="0.137cm" svg:height="0.138cm" svg:x="18cm" svg:y="23.54cm">
          <text:p/>
        </draw:circle>
        <draw:circle draw:style-name="gr33" draw:text-style-name="P14" draw:layer="layout" svg:width="0.137cm" svg:height="0.138cm" svg:x="18cm" svg:y="23.748cm">
          <text:p/>
        </draw:circle>
        <draw:circle draw:style-name="gr33" draw:text-style-name="P14" draw:layer="layout" svg:width="0.137cm" svg:height="0.138cm" svg:x="18cm" svg:y="23.955cm">
          <text:p/>
        </draw:circle>
        <draw:circle draw:style-name="gr33" draw:text-style-name="P14" draw:layer="layout" svg:width="0.137cm" svg:height="0.138cm" svg:x="18cm" svg:y="24.163cm">
          <text:p/>
        </draw:circle>
        <draw:circle draw:style-name="gr33" draw:text-style-name="P14" draw:layer="layout" svg:width="0.137cm" svg:height="0.138cm" svg:x="18cm" svg:y="24.406cm">
          <text:p/>
        </draw:circle>
        <draw:circle draw:style-name="gr33" draw:text-style-name="P14" draw:layer="layout" svg:width="0.138cm" svg:height="0.138cm" svg:x="18cm" svg:y="23.748cm">
          <text:p/>
        </draw:circle>
        <draw:circle draw:style-name="gr33" draw:text-style-name="P14" draw:layer="layout" svg:width="0.138cm" svg:height="0.138cm" svg:x="18cm" svg:y="23.956cm">
          <text:p/>
        </draw:circle>
        <draw:circle draw:style-name="gr33" draw:text-style-name="P14" draw:layer="layout" svg:width="0.138cm" svg:height="0.138cm" svg:x="18cm" svg:y="24.164cm">
          <text:p/>
        </draw:circle>
        <draw:circle draw:style-name="gr33" draw:text-style-name="P14" draw:layer="layout" svg:width="0.138cm" svg:height="0.138cm" svg:x="18cm" svg:y="24.406cm">
          <text:p/>
        </draw:circle>
        <draw:ellipse draw:style-name="gr61" draw:text-style-name="P14" draw:layer="layout" svg:width="0.068cm" svg:height="0.069cm" svg:x="17.451cm" svg:y="23.574cm">
          <text:p/>
        </draw:ellipse>
        <draw:frame draw:style-name="gr8" draw:text-style-name="P13" draw:layer="layout" svg:width="0.912cm" svg:height="0.751cm" svg:x="11.837cm" svg:y="19.974cm">
          <draw:text-box>
            <text:p text:style-name="P12"><text:span text:style-name="T8">Fig9</text:span></text:p>
          </draw:text-box>
        </draw:frame>
        <draw:frame draw:style-name="gr8" draw:text-style-name="P13" draw:layer="layout" svg:width="0.912cm" svg:height="0.751cm" svg:x="15.792cm" svg:y="21.075cm">
          <draw:text-box>
            <text:p text:style-name="P12"><text:span text:style-name="T8">Fig9.1</text:span></text:p>
          </draw:text-box>
        </draw:frame>
        <draw:rect draw:style-name="gr16" draw:text-style-name="P14" draw:layer="layout" svg:width="1.509cm" svg:height="2.285cm" svg:x="11.7cm" svg:y="19.905cm">
          <text:p/>
        </draw:rect>
        <draw:rect draw:style-name="gr16" draw:text-style-name="P14" draw:layer="layout" svg:width="3.086cm" svg:height="3.808cm" svg:x="15.449cm" svg:y="21.013cm">
          <text:p/>
        </draw:rect>
        <draw:line draw:style-name="gr62" draw:text-style-name="P14" draw:layer="layout" svg:x1="9.436cm" svg:y1="15.888cm" svg:x2="1.617cm" svg:y2="15.886cm">
          <text:p/>
        </draw:line>
        <draw:line draw:style-name="gr63" draw:text-style-name="P14" draw:layer="layout" svg:x1="1.616cm" svg:y1="15.889cm" svg:x2="1.616cm" svg:y2="16.305cm">
          <text:p/>
        </draw:line>
        <draw:line draw:style-name="gr62" draw:text-style-name="P14" draw:layer="layout" svg:x1="15.404cm" svg:y1="15.889cm" svg:x2="12.386cm" svg:y2="15.889cm">
          <text:p/>
        </draw:line>
        <draw:line draw:style-name="gr63" draw:text-style-name="P14" draw:layer="layout" svg:x1="15.403cm" svg:y1="15.889cm" svg:x2="15.403cm" svg:y2="16.305cm">
          <text:p/>
        </draw:line>
        <draw:line draw:style-name="gr63" draw:text-style-name="P14" draw:layer="layout" svg:x1="11.699cm" svg:y1="16.858cm" svg:x2="11.699cm" svg:y2="19.905cm">
          <text:p/>
        </draw:line>
        <draw:line draw:style-name="gr63" draw:text-style-name="P14" draw:layer="layout" svg:x1="12.866cm" svg:y1="21.013cm" svg:x2="15.472cm" svg:y2="21.013cm">
          <text:p/>
        </draw:line>
        <draw:line draw:style-name="gr63" draw:text-style-name="P14" draw:layer="layout" svg:x1="1.055cm" svg:y1="23.783cm" svg:x2="1.055cm" svg:y2="24.476cm">
          <text:p/>
        </draw:line>
        <draw:line draw:style-name="gr63" draw:text-style-name="P14" draw:layer="layout" svg:x1="6.419cm" svg:y1="18.312cm" svg:x2="6.35cm" svg:y2="24.475cm">
          <text:p/>
        </draw:line>
        <draw:line draw:style-name="gr63" draw:text-style-name="P14" draw:layer="layout" svg:x1="1.616cm" svg:y1="9.31cm" svg:x2="1.616cm" svg:y2="9.726cm">
          <text:p/>
        </draw:line>
        <draw:line draw:style-name="gr63" draw:text-style-name="P14" draw:layer="layout" svg:x1="14.993cm" svg:y1="9.864cm" svg:x2="15.405cm" svg:y2="9.864cm">
          <text:p/>
        </draw:line>
        <draw:line draw:style-name="gr63" draw:text-style-name="P14" draw:layer="layout" svg:x1="10.534cm" svg:y1="2.108cm" svg:x2="15.816cm" svg:y2="2.108cm">
          <text:p/>
        </draw:line>
        <draw:line draw:style-name="gr63" draw:text-style-name="P14" draw:layer="layout" svg:x1="5.458cm" svg:y1="1.415cm" svg:x2="5.458cm" svg:y2="1.831cm">
          <text:p/>
        </draw:line>
        <draw:line draw:style-name="gr62" draw:text-style-name="P14" draw:layer="layout" svg:x1="9.436cm" svg:y1="15.127cm" svg:x2="5.595cm" svg:y2="15.127cm">
          <text:p/>
        </draw:line>
        <draw:line draw:style-name="gr62" draw:text-style-name="P14" draw:layer="layout" svg:x1="5.595cm" svg:y1="9.311cm" svg:x2="1.617cm" svg:y2="9.31cm">
          <text:p/>
        </draw:line>
        <draw:line draw:style-name="gr62" draw:text-style-name="P14" draw:layer="layout" svg:x1="5.595cm" svg:y1="15.127cm" svg:x2="5.595cm" svg:y2="9.31cm">
          <text:p/>
        </draw:line>
        <draw:line draw:style-name="gr62" draw:text-style-name="P14" draw:layer="layout" svg:x1="14.992cm" svg:y1="15.128cm" svg:x2="12.386cm" svg:y2="15.127cm">
          <text:p/>
        </draw:line>
        <draw:line draw:style-name="gr62" draw:text-style-name="P14" draw:layer="layout" svg:x1="14.993cm" svg:y1="15.127cm" svg:x2="14.993cm" svg:y2="9.864cm">
          <text:p/>
        </draw:line>
        <draw:custom-shape draw:style-name="gr54" draw:text-style-name="P14" draw:layer="layout" svg:width="0.71cm" svg:height="0.119cm" svg:x="1.891cm" svg:y="5.0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4" draw:layer="layout" svg:width="0.71cm" svg:height="0.119cm" svg:x="3.472cm" svg:y="5.7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4" draw:layer="layout" svg:width="0.71cm" svg:height="0.117cm" svg:x="1.885cm" svg:y="6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4" draw:layer="layout" svg:width="0.71cm" svg:height="0.117cm" svg:x="1.891cm" svg:y="4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4" draw:layer="layout" svg:width="0.71cm" svg:height="0.119cm" svg:x="1.891cm" svg:y="5.2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4" draw:layer="layout" svg:width="0.71cm" svg:height="0.119cm" svg:x="3.472cm" svg:y="5.0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4" draw:layer="layout" svg:width="0.71cm" svg:height="0.119cm" svg:x="3.472cm" svg:y="5.2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4" draw:layer="layout" svg:width="0.71cm" svg:height="0.117cm" svg:x="3.472cm" svg:y="4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0.221cm" svg:height="0.119cm" svg:x="2.63cm" svg:y="5.023cm">
          <text:p text:style-name="P15"><text:span text:style-name="T9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54" draw:layer="layout" svg:width="0.221cm" svg:height="0.119cm" svg:x="3.839cm" svg:y="6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0.221cm" svg:height="0.117cm" svg:x="4.209cm" svg:y="4.756cm">
          <text:p text:style-name="P15"><text:span text:style-name="T9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0.221cm" svg:height="0.117cm" svg:x="3.839cm" svg:y="5.539cm">
          <text:p text:style-name="P15"><text:span text:style-name="T9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0.221cm" svg:height="0.119cm" svg:x="4.209cm" svg:y="5.023cm">
          <text:p text:style-name="P15"><text:span text:style-name="T9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4" draw:layer="layout" svg:width="1.896cm" svg:height="0.117cm" svg:x="1.892cm" svg:y="5.5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6" draw:layer="layout" svg:width="0.474cm" svg:height="0.108cm" svg:x="2.971cm" svg:y="5.266cm">
          <text:p text:style-name="P15"><text:span text:style-name="T9">作成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0" draw:layer="layout" svg:width="0.474cm" svg:height="0.108cm" svg:x="1.392cm" svg:y="5.775cm">
          <text:p text:style-name="P19"><text:span text:style-name="T9">ロット</text:span><text:span text:style-name="T9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6" draw:layer="layout" svg:width="0.475cm" svg:height="0.108cm" svg:x="1.392cm" svg:y="5.024cm">
          <text:p text:style-name="P15"><text:span text:style-name="T9">納品希望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6" draw:layer="layout" svg:width="0.474cm" svg:height="0.108cm" svg:x="2.971cm" svg:y="5.024cm">
          <text:p text:style-name="P15"><text:span text:style-name="T9">発送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6" draw:layer="layout" svg:width="0.474cm" svg:height="0.108cm" svg:x="1.392cm" svg:y="5.266cm">
          <text:p text:style-name="P15"><text:span text:style-name="T9">担当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6" draw:layer="layout" svg:width="0.474cm" svg:height="0.108cm" svg:x="1.392cm" svg:y="5.534cm">
          <text:p text:style-name="P15"><text:span text:style-name="T9">製品名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6" draw:layer="layout" svg:width="0.474cm" svg:height="0.108cm" svg:x="1.392cm" svg:y="4.756cm">
          <text:p text:style-name="P15"><text:span text:style-name="T9">日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6" draw:layer="layout" svg:width="0.474cm" svg:height="0.108cm" svg:x="2.971cm" svg:y="4.756cm">
          <text:p text:style-name="P15"><text:span text:style-name="T9">更新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0" draw:layer="layout" svg:width="0.474cm" svg:height="0.108cm" svg:x="2.945cm" svg:y="5.78cm">
          <text:p text:style-name="P19"><text:span text:style-name="T9">発送伝票</text:span><text:span text:style-name="T9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2" draw:layer="layout" svg:width="1.265cm" svg:height="0.183cm" svg:x="1.391cm" svg:y="4.462cm">
          <text:p text:style-name="P21"><text:span text:style-name="T11">製品追加・編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4" draw:layer="layout" svg:width="0.71cm" svg:height="0.119cm" svg:x="1.891cm" svg:y="5.7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6" draw:layer="layout" svg:width="0.474cm" svg:height="0.108cm" svg:x="1.366cm" svg:y="6.007cm">
          <text:p text:style-name="P15"><text:span text:style-name="T9">単価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6" draw:layer="layout" svg:width="0.474cm" svg:height="0.108cm" svg:x="1.391cm" svg:y="6.242cm">
          <text:p text:style-name="P15"><text:span text:style-name="T9">個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4" draw:layer="layout" svg:width="0.71cm" svg:height="0.117cm" svg:x="1.889cm" svg:y="6.2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6" draw:layer="layout" svg:width="0.474cm" svg:height="0.108cm" svg:x="2.989cm" svg:y="6.007cm">
          <text:p text:style-name="P15"><text:span text:style-name="T9">小売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4" draw:layer="layout" svg:width="0.71cm" svg:height="0.117cm" svg:x="3.468cm" svg:y="6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6" draw:layer="layout" svg:width="0.474cm" svg:height="0.108cm" svg:x="1.392cm" svg:y="6.491cm">
          <text:p text:style-name="P15"><text:span text:style-name="T9">納品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4" draw:layer="layout" svg:width="1.896cm" svg:height="0.119cm" svg:x="1.892cm" svg:y="6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0.221cm" svg:height="0.117cm" svg:x="3.839cm" svg:y="6.491cm">
          <text:p text:style-name="P15"><text:span text:style-name="T9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4" draw:layer="layout" svg:width="1.896cm" svg:height="0.117cm" svg:x="1.892cm" svg:y="6.4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4" draw:layer="layout" svg:width="1.896cm" svg:height="0.117cm" svg:x="1.892cm" svg:y="6.4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3" draw:layer="layout" svg:width="0.823cm" svg:height="0.751cm" svg:x="1.205cm" svg:y="4.047cm">
          <draw:text-box>
            <text:p text:style-name="P12"><text:span text:style-name="T8">Fig2.1</text:span></text:p>
          </draw:text-box>
        </draw:frame>
        <draw:rect draw:style-name="gr16" draw:text-style-name="P14" draw:layer="layout" svg:width="3.361cm" svg:height="2.7cm" svg:x="1.206cm" svg:y="4.047cm">
          <text:p/>
        </draw:rect>
        <draw:line draw:style-name="gr63" draw:text-style-name="P14" draw:layer="layout" svg:x1="1.205cm" svg:y1="3.701cm" svg:x2="1.205cm" svg:y2="4.047cm">
          <text:p/>
        </draw:line>
        <draw:line draw:style-name="gr62" draw:text-style-name="P14" draw:layer="layout" svg:x1="5.802cm" svg:y1="3.704cm" svg:x2="1.206cm" svg:y2="3.704cm">
          <text:p/>
        </draw:line>
        <draw:line draw:style-name="gr62" draw:text-style-name="P14" draw:layer="layout" svg:x1="10.122cm" svg:y1="1.419cm" svg:x2="5.458cm" svg:y2="1.419cm">
          <text:p/>
        </draw:line>
        <draw:line draw:style-name="gr62" draw:text-style-name="P14" draw:layer="layout" svg:x1="10.123cm" svg:y1="14.019cm" svg:x2="10.123cm" svg:y2="1.415cm">
          <text:p/>
        </draw:line>
        <draw:custom-shape draw:style-name="gr67" draw:text-style-name="P14" draw:layer="layout" svg:width="0.713cm" svg:height="0.117cm" svg:x="11.719cm" svg:y="5.863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4" draw:layer="layout" svg:width="0.712cm" svg:height="0.117cm" svg:x="13.307cm" svg:y="5.86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0.222cm" svg:height="0.117cm" svg:x="14.045cm" svg:y="5.863cm">
          <text:p text:style-name="P15"><text:span text:style-name="T9">選択</text:span></text:p>
          <draw:enhanced-geometry svg:viewBox="0 0 21600 21600" draw:type="rectangle" draw:enhanced-path="M 0 0 L 21600 0 21600 21600 0 21600 0 0 Z N"/>
        </draw:custom-shape>
        <draw:custom-shape draw:style-name="gr69" draw:text-style-name="P14" draw:layer="layout" svg:width="1.902cm" svg:height="0.117cm" svg:x="11.72cm" svg:y="6.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477cm" svg:height="0.108cm" svg:x="11.218cm" svg:y="6.13cm">
          <text:p text:style-name="P15"><text:span text:style-name="T9">製品名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477cm" svg:height="0.108cm" svg:x="11.218cm" svg:y="5.863cm">
          <text:p text:style-name="P15"><text:span text:style-name="T9">日付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476cm" svg:height="0.108cm" svg:x="12.804cm" svg:y="5.863cm">
          <text:p text:style-name="P15"><text:span text:style-name="T9">更新日</text:span></text:p>
          <draw:enhanced-geometry svg:viewBox="0 0 21600 21600" draw:type="rectangle" draw:enhanced-path="M 0 0 L 21600 0 21600 21600 0 21600 0 0 Z N"/>
        </draw:custom-shape>
        <draw:custom-shape draw:style-name="gr70" draw:text-style-name="P22" draw:layer="layout" svg:width="1.269cm" svg:height="0.181cm" svg:x="11.219cm" svg:y="5.57cm">
          <text:p text:style-name="P21"><text:span text:style-name="T11">製品追加・編集</text:span></text:p>
          <draw:enhanced-geometry svg:viewBox="0 0 21600 21600" draw:type="rectangle" draw:enhanced-path="M 0 0 L 21600 0 21600 21600 0 21600 0 0 Z N"/>
        </draw:custom-shape>
        <draw:g>
          <draw:custom-shape draw:style-name="gr13" draw:text-style-name="P25" draw:layer="layout" svg:width="0.476cm" svg:height="0.108cm" svg:x="12.066cm" svg:y="6.348cm">
            <text:p text:style-name="P14"><text:span text:style-name="T27">納品経路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221cm" svg:height="0.236cm" svg:x="11.282cm" svg:y="6.585cm">
            <text:p text:style-name="P14"><text:span text:style-name="T9">製造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26" draw:layer="layout" svg:width="0.221cm" svg:height="0.236cm" svg:x="11.781cm" svg:y="6.585cm">
            <text:p text:style-name="P14"><text:span text:style-name="T9">加工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26" draw:layer="layout" svg:width="0.344cm" svg:height="0.235cm" svg:x="11.282cm" svg:y="6.979cm">
            <text:p text:style-name="P14"><text:span text:style-name="T9">代理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3" draw:text-style-name="P14" draw:layer="layout" svg:x1="11.509cm" svg:y1="6.71cm" svg:x2="11.775cm" svg:y2="6.71cm">
            <text:p/>
          </draw:line>
          <draw:line draw:style-name="gr33" draw:text-style-name="P14" draw:layer="layout" svg:x1="12.009cm" svg:y1="6.71cm" svg:x2="12.325cm" svg:y2="6.71cm">
            <text:p/>
          </draw:line>
          <draw:line draw:style-name="gr33" draw:text-style-name="P14" draw:layer="layout" svg:x1="11.626cm" svg:y1="7.096cm" svg:x2="12.325cm" svg:y2="7.096cm">
            <text:p/>
          </draw:line>
          <draw:line draw:style-name="gr33" draw:text-style-name="P14" draw:layer="layout" svg:x1="12.325cm" svg:y1="7.096cm" svg:x2="12.325cm" svg:y2="6.71cm">
            <text:p/>
          </draw:line>
          <draw:line draw:style-name="gr33" draw:text-style-name="P14" draw:layer="layout" svg:x1="12.325cm" svg:y1="6.895cm" svg:x2="12.791cm" svg:y2="6.895cm">
            <text:p/>
          </draw:line>
          <draw:custom-shape draw:style-name="gr11" draw:text-style-name="P26" draw:layer="layout" svg:width="0.222cm" svg:height="0.236cm" svg:x="12.791cm" svg:y="6.777cm">
            <text:p text:style-name="P14"><text:span text:style-name="T9">倉庫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26" draw:layer="layout" svg:width="0.344cm" svg:height="0.236cm" svg:x="13.341cm" svg:y="6.777cm">
            <text:p text:style-name="P14"><text:span text:style-name="T9">納品先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3" draw:text-style-name="P14" draw:layer="layout" svg:x1="13.008cm" svg:y1="6.895cm" svg:x2="13.324cm" svg:y2="6.895cm">
            <text:p/>
          </draw:line>
        </draw:g>
        <draw:g>
          <draw:custom-shape draw:style-name="gr71" draw:text-style-name="P26" draw:layer="layout" svg:width="1.208cm" svg:height="0.118cm" svg:x="11.722cm" svg:y="7.375cm">
            <text:p text:style-name="P14"><text:span text:style-name="T9">取引先名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222cm" svg:height="0.118cm" svg:x="13.775cm" svg:y="7.375cm">
            <text:p text:style-name="P14"><text:span text:style-name="T9">削除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6" draw:layer="layout" svg:width="0.477cm" svg:height="0.108cm" svg:x="11.218cm" svg:y="7.375cm">
            <text:p text:style-name="P14"><text:span text:style-name="T9">製造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55" draw:layer="layout" svg:width="0.221cm" svg:height="0.118cm" svg:x="12.977cm" svg:y="7.375cm">
            <text:p text:style-name="P14"><text:span text:style-name="T28">発注額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222cm" svg:height="0.118cm" svg:x="13.243cm" svg:y="7.375cm">
            <text:p text:style-name="P14"><text:span text:style-name="T9">個数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221cm" svg:height="0.118cm" svg:x="13.51cm" svg:y="7.375cm">
            <text:p text:style-name="P14"><text:span text:style-name="T9">小計</text:span></text:p>
            <draw:enhanced-geometry svg:viewBox="0 0 21600 21600" draw:type="rectangle" draw:enhanced-path="M 0 0 L 21600 0 21600 21600 0 21600 0 0 Z N"/>
          </draw:custom-shape>
        </draw:g>
        <draw:custom-shape draw:style-name="gr72" draw:text-style-name="P54" draw:layer="layout" svg:width="0.477cm" svg:height="0.108cm" svg:x="11.219cm" svg:y="8.364cm">
          <text:p/>
          <draw:enhanced-geometry svg:viewBox="0 0 21600 21600" draw:type="rectangle" draw:enhanced-path="M 0 0 L 21600 0 21600 21600 0 21600 0 0 Z N"/>
        </draw:custom-shape>
        <draw:g>
          <draw:custom-shape draw:style-name="gr71" draw:text-style-name="P26" draw:layer="layout" svg:width="1.208cm" svg:height="0.118cm" svg:x="11.719cm" svg:y="7.543cm">
            <text:p text:style-name="P14"><text:span text:style-name="T9">取引先名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222cm" svg:height="0.118cm" svg:x="13.772cm" svg:y="7.543cm">
            <text:p text:style-name="P14"><text:span text:style-name="T9">削除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6" draw:layer="layout" svg:width="0.477cm" svg:height="0.108cm" svg:x="11.215cm" svg:y="7.543cm">
            <text:p text:style-name="P14"><text:span text:style-name="T9">加工</text:span><text:span text:style-name="T9">1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55" draw:layer="layout" svg:width="0.221cm" svg:height="0.118cm" svg:x="12.974cm" svg:y="7.543cm">
            <text:p text:style-name="P14"><text:span text:style-name="T28">発注額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222cm" svg:height="0.118cm" svg:x="13.24cm" svg:y="7.543cm">
            <text:p text:style-name="P14"><text:span text:style-name="T9">個数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221cm" svg:height="0.118cm" svg:x="13.507cm" svg:y="7.543cm">
            <text:p text:style-name="P14"><text:span text:style-name="T9">小計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1" draw:text-style-name="P26" draw:layer="layout" svg:width="1.208cm" svg:height="0.118cm" svg:x="11.719cm" svg:y="7.701cm">
            <text:p text:style-name="P14"><text:span text:style-name="T9">取引先名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222cm" svg:height="0.118cm" svg:x="13.772cm" svg:y="7.701cm">
            <text:p text:style-name="P14"><text:span text:style-name="T9">削除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6" draw:layer="layout" svg:width="0.477cm" svg:height="0.108cm" svg:x="11.215cm" svg:y="7.701cm">
            <text:p text:style-name="P14"><text:span text:style-name="T9">加工</text:span><text:span text:style-name="T9">2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55" draw:layer="layout" svg:width="0.221cm" svg:height="0.118cm" svg:x="12.974cm" svg:y="7.701cm">
            <text:p text:style-name="P14"><text:span text:style-name="T28">発注額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222cm" svg:height="0.117cm" svg:x="13.24cm" svg:y="7.702cm">
            <text:p text:style-name="P14"><text:span text:style-name="T9">個数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221cm" svg:height="0.117cm" svg:x="13.507cm" svg:y="7.702cm">
            <text:p text:style-name="P14"><text:span text:style-name="T9">小計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1" draw:text-style-name="P26" draw:layer="layout" svg:width="1.208cm" svg:height="0.117cm" svg:x="11.719cm" svg:y="7.854cm">
            <text:p text:style-name="P14"><text:span text:style-name="T9">取引先名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222cm" svg:height="0.117cm" svg:x="13.772cm" svg:y="7.854cm">
            <text:p text:style-name="P14"><text:span text:style-name="T9">削除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6" draw:layer="layout" svg:width="0.477cm" svg:height="0.108cm" svg:x="11.215cm" svg:y="7.854cm">
            <text:p text:style-name="P14"><text:span text:style-name="T9">代理店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55" draw:layer="layout" svg:width="0.221cm" svg:height="0.117cm" svg:x="12.974cm" svg:y="7.854cm">
            <text:p text:style-name="P14"><text:span text:style-name="T28">発注額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222cm" svg:height="0.118cm" svg:x="13.24cm" svg:y="7.854cm">
            <text:p text:style-name="P14"><text:span text:style-name="T9">個数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221cm" svg:height="0.118cm" svg:x="13.507cm" svg:y="7.854cm">
            <text:p text:style-name="P14"><text:span text:style-name="T9">小計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3" draw:text-style-name="P26" draw:layer="layout" svg:width="1.209cm" svg:height="0.118cm" svg:x="11.717cm" svg:y="8.013cm">
            <text:p text:style-name="P14"><text:span text:style-name="T9">取引先名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222cm" svg:height="0.118cm" svg:x="13.771cm" svg:y="8.013cm">
            <text:p text:style-name="P14"><text:span text:style-name="T9">削除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6" draw:layer="layout" svg:width="0.476cm" svg:height="0.108cm" svg:x="11.215cm" svg:y="8.013cm">
            <text:p text:style-name="P14"><text:span text:style-name="T9">倉庫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55" draw:layer="layout" svg:width="0.221cm" svg:height="0.118cm" svg:x="12.973cm" svg:y="8.013cm">
            <text:p text:style-name="P14"><text:span text:style-name="T28">発注額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221cm" svg:height="0.118cm" svg:x="13.239cm" svg:y="8.013cm">
            <text:p text:style-name="P14"><text:span text:style-name="T9">個数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221cm" svg:height="0.118cm" svg:x="13.506cm" svg:y="8.013cm">
            <text:p text:style-name="P14"><text:span text:style-name="T9">小計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1" draw:text-style-name="P26" draw:layer="layout" svg:width="1.208cm" svg:height="0.117cm" svg:x="11.719cm" svg:y="8.166cm">
            <text:p text:style-name="P14"><text:span text:style-name="T9">取引先名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222cm" svg:height="0.117cm" svg:x="13.772cm" svg:y="8.166cm">
            <text:p text:style-name="P14"><text:span text:style-name="T9">削除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6" draw:layer="layout" svg:width="0.477cm" svg:height="0.108cm" svg:x="11.215cm" svg:y="8.166cm">
            <text:p text:style-name="P14"><text:span text:style-name="T9">納品先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55" draw:layer="layout" svg:width="0.221cm" svg:height="0.117cm" svg:x="12.974cm" svg:y="8.166cm">
            <text:p text:style-name="P14"><text:span text:style-name="T28">発注額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222cm" svg:height="0.118cm" svg:x="13.24cm" svg:y="8.166cm">
            <text:p text:style-name="P14"><text:span text:style-name="T9">個数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221cm" svg:height="0.118cm" svg:x="13.507cm" svg:y="8.166cm">
            <text:p text:style-name="P14"><text:span text:style-name="T9">小計</text:span></text:p>
            <draw:enhanced-geometry svg:viewBox="0 0 21600 21600" draw:type="rectangle" draw:enhanced-path="M 0 0 L 21600 0 21600 21600 0 21600 0 0 Z N"/>
          </draw:custom-shape>
        </draw:g>
        <draw:frame draw:style-name="gr8" draw:text-style-name="P13" draw:layer="layout" svg:width="0.981cm" svg:height="0.751cm" svg:x="11.228cm" svg:y="4.947cm">
          <draw:text-box>
            <text:p text:style-name="P12"><text:span text:style-name="T8">Fig3.1</text:span></text:p>
          </draw:text-box>
        </draw:frame>
        <draw:rect draw:style-name="gr16" draw:text-style-name="P14" draw:layer="layout" svg:width="3.462cm" svg:height="3.845cm" svg:x="11.011cm" svg:y="4.841cm">
          <text:p/>
        </draw:rect>
        <draw:line draw:style-name="gr63" draw:text-style-name="P14" draw:layer="layout" svg:x1="11.013cm" svg:y1="4.047cm" svg:x2="11.013cm" svg:y2="4.878cm">
          <text:p/>
        </draw:line>
        <draw:line draw:style-name="gr62" draw:text-style-name="P14" draw:layer="layout" svg:x1="15.953cm" svg:y1="4.047cm" svg:x2="11.014cm" svg:y2="4.047cm">
          <text:p/>
        </draw:line>
        <draw:line draw:style-name="gr62" draw:text-style-name="P14" draw:layer="layout" svg:x1="11.7cm" svg:y1="14.019cm" svg:x2="11.7cm" svg:y2="11.249cm">
          <text:p/>
        </draw:line>
        <draw:line draw:style-name="gr62" draw:text-style-name="P14" draw:layer="layout" svg:x1="11.7cm" svg:y1="11.249cm" svg:x2="10.534cm" svg:y2="11.249cm">
          <text:p/>
        </draw:line>
        <draw:line draw:style-name="gr62" draw:text-style-name="P14" draw:layer="layout" svg:x1="10.534cm" svg:y1="11.249cm" svg:x2="10.534cm" svg:y2="2.108cm">
          <text:p/>
        </draw:line>
        <draw:frame draw:style-name="gr74" draw:text-style-name="P56" draw:layer="layout" svg:width="2.475cm" svg:height="0.53cm" svg:x="11.652cm" svg:y="25.559cm">
          <draw:text-box>
            <text:p text:style-name="P34"><text:span text:style-name="T29">企業別売上一覧</text:span></text:p>
          </draw:text-box>
        </draw:frame>
        <draw:line draw:style-name="gr33" draw:text-style-name="P14" draw:layer="layout" svg:x1="11.563cm" svg:y1="27.388cm" svg:x2="18.216cm" svg:y2="27.388cm">
          <text:p/>
        </draw:line>
        <draw:line draw:style-name="gr33" draw:text-style-name="P14" draw:layer="layout" svg:x1="12.386cm" svg:y1="27.111cm" svg:x2="12.386cm" svg:y2="28.076cm">
          <text:p/>
        </draw:line>
        <draw:frame draw:style-name="gr75" draw:text-style-name="P58" draw:layer="layout" svg:width="0.48cm" svg:height="0.523cm" svg:x="11.563cm" svg:y="27.18cm">
          <draw:text-box>
            <text:p text:style-name="P57"><text:span text:style-name="T30">Ｎｏ</text:span></text:p>
          </draw:text-box>
        </draw:frame>
        <draw:frame draw:style-name="gr41" draw:text-style-name="P59" draw:layer="layout" svg:width="0.892cm" svg:height="0.544cm" svg:x="12.386cm" svg:y="26.904cm">
          <draw:text-box>
            <text:p text:style-name="P32"><text:span text:style-name="T30">単位</text:span><text:span text:style-name="T30">(</text:span><text:span text:style-name="T30">千円</text:span><text:span text:style-name="T30">)</text:span></text:p>
          </draw:text-box>
        </draw:frame>
        <draw:frame draw:style-name="gr76" draw:text-style-name="P59" draw:layer="layout" svg:width="0.789cm" svg:height="0.565cm" svg:x="12.351cm" svg:y="27.423cm">
          <draw:text-box>
            <text:p text:style-name="P32"><text:span text:style-name="T30">120(35)</text:span></text:p>
          </draw:text-box>
        </draw:frame>
        <draw:frame draw:style-name="gr77" draw:text-style-name="P61" draw:layer="layout" svg:width="0.401cm" svg:height="0.947cm" svg:x="15.404cm" svg:y="27.18cm">
          <draw:text-box>
            <text:p text:style-name="P60"><text:span text:style-name="T1"/></text:p>
            <text:p text:style-name="P60"><text:span text:style-name="T1"/></text:p>
          </draw:text-box>
        </draw:frame>
        <draw:frame draw:style-name="gr75" draw:text-style-name="P58" draw:layer="layout" svg:width="0.72cm" svg:height="0.659cm" svg:x="11.803cm" svg:y="27.171cm">
          <draw:text-box>
            <text:p text:style-name="P57"><text:span text:style-name="T30">企業名</text:span></text:p>
          </draw:text-box>
        </draw:frame>
        <draw:frame draw:style-name="gr76" draw:text-style-name="P62" draw:layer="layout" svg:width="0.549cm" svg:height="0.544cm" svg:x="12.386cm" svg:y="27.184cm">
          <draw:text-box>
            <text:p text:style-name="P32"><text:span text:style-name="T31">1</text:span><text:span text:style-name="T31">月</text:span></text:p>
          </draw:text-box>
        </draw:frame>
        <draw:frame draw:style-name="gr78" draw:text-style-name="P59" draw:layer="layout" svg:width="0.652cm" svg:height="0.879cm" svg:x="12.351cm" svg:y="27.63cm">
          <draw:text-box>
            <text:p text:style-name="P32"><text:span text:style-name="T30"><text:s/></text:span><text:span text:style-name="T30">80(8)</text:span></text:p>
          </draw:text-box>
        </draw:frame>
        <draw:frame draw:style-name="gr76" draw:text-style-name="P59" draw:layer="layout" svg:width="0.926cm" svg:height="0.544cm" svg:x="11.734cm" svg:y="27.373cm">
          <draw:text-box>
            <text:p text:style-name="P32"><text:span text:style-name="T30">株式会社</text:span><text:span text:style-name="T30">A</text:span></text:p>
          </draw:text-box>
        </draw:frame>
        <draw:frame draw:style-name="gr76" draw:text-style-name="P59" draw:layer="layout" svg:width="0.857cm" svg:height="0.68cm" svg:x="11.734cm" svg:y="27.644cm">
          <draw:text-box>
            <text:p text:style-name="P32"><text:span text:style-name="T30">株式会社</text:span><text:span text:style-name="T30">B</text:span></text:p>
          </draw:text-box>
        </draw:frame>
        <draw:line draw:style-name="gr33" draw:text-style-name="P14" draw:layer="layout" svg:x1="11.563cm" svg:y1="27.631cm" svg:x2="18.216cm" svg:y2="27.631cm">
          <text:p/>
        </draw:line>
        <draw:line draw:style-name="gr33" draw:text-style-name="P14" draw:layer="layout" svg:x1="11.563cm" svg:y1="27.111cm" svg:x2="18.216cm" svg:y2="27.111cm">
          <text:p/>
        </draw:line>
        <draw:frame draw:style-name="gr79" draw:text-style-name="P58" draw:layer="layout" svg:width="0.549cm" svg:height="0.523cm" svg:x="17.667cm" svg:y="27.176cm">
          <draw:text-box>
            <text:p text:style-name="P57"><text:span text:style-name="T30">合計</text:span></text:p>
          </draw:text-box>
        </draw:frame>
        <draw:line draw:style-name="gr33" draw:text-style-name="P14" draw:layer="layout" svg:x1="11.563cm" svg:y1="26.622cm" svg:x2="11.563cm" svg:y2="28.076cm">
          <text:p/>
        </draw:line>
        <draw:line draw:style-name="gr33" draw:text-style-name="P14" draw:layer="layout" svg:x1="11.563cm" svg:y1="28.076cm" svg:x2="18.216cm" svg:y2="28.073cm">
          <text:p/>
        </draw:line>
        <draw:line draw:style-name="gr33" draw:text-style-name="P14" draw:layer="layout" svg:x1="17.736cm" svg:y1="27.111cm" svg:x2="17.736cm" svg:y2="28.076cm">
          <text:p/>
        </draw:line>
        <draw:line draw:style-name="gr33" draw:text-style-name="P14" draw:layer="layout" svg:x1="18.216cm" svg:y1="26.622cm" svg:x2="18.216cm" svg:y2="28.076cm">
          <text:p/>
        </draw:line>
        <draw:frame draw:style-name="gr80" draw:text-style-name="P58" draw:layer="layout" svg:width="0.651cm" svg:height="0.523cm" svg:x="17.178cm" svg:y="27.838cm">
          <draw:text-box>
            <text:p text:style-name="P57"><text:span text:style-name="T30">合計</text:span></text:p>
          </draw:text-box>
        </draw:frame>
        <draw:frame draw:style-name="gr81" draw:text-style-name="P59" draw:layer="layout" svg:width="0.617cm" svg:height="1.193cm" svg:x="12.797cm" svg:y="27.42cm">
          <draw:text-box>
            <text:p text:style-name="P32"><text:span text:style-name="T30">90(15)</text:span></text:p>
          </draw:text-box>
        </draw:frame>
        <draw:frame draw:style-name="gr76" draw:text-style-name="P62" draw:layer="layout" svg:width="0.514cm" svg:height="0.544cm" svg:x="12.832cm" svg:y="27.18cm">
          <draw:text-box>
            <text:p text:style-name="P32"><text:span text:style-name="T31">2</text:span><text:span text:style-name="T31">月</text:span></text:p>
          </draw:text-box>
        </draw:frame>
        <draw:frame draw:style-name="gr76" draw:text-style-name="P59" draw:layer="layout" svg:width="0.686cm" svg:height="0.879cm" svg:x="12.797cm" svg:y="27.627cm">
          <draw:text-box>
            <text:p text:style-name="P32"><text:span text:style-name="T30">120(35)</text:span></text:p>
          </draw:text-box>
        </draw:frame>
        <draw:frame draw:style-name="gr81" draw:text-style-name="P59" draw:layer="layout" svg:width="0.617cm" svg:height="1.193cm" svg:x="13.209cm" svg:y="27.436cm">
          <draw:text-box>
            <text:p text:style-name="P32"><text:span text:style-name="T30">78(21)</text:span></text:p>
          </draw:text-box>
        </draw:frame>
        <draw:frame draw:style-name="gr76" draw:text-style-name="P62" draw:layer="layout" svg:width="0.514cm" svg:height="0.544cm" svg:x="13.243cm" svg:y="27.184cm">
          <draw:text-box>
            <text:p text:style-name="P32"><text:span text:style-name="T31">3</text:span><text:span text:style-name="T31">月</text:span></text:p>
          </draw:text-box>
        </draw:frame>
        <draw:frame draw:style-name="gr76" draw:text-style-name="P59" draw:layer="layout" svg:width="0.617cm" svg:height="1.036cm" svg:x="13.209cm" svg:y="27.63cm">
          <draw:text-box>
            <text:p text:style-name="P32"><text:span text:style-name="T30">83(5)</text:span></text:p>
          </draw:text-box>
        </draw:frame>
        <draw:frame draw:style-name="gr76" draw:text-style-name="P59" draw:layer="layout" svg:width="0.652cm" svg:height="0.879cm" svg:x="13.655cm" svg:y="27.42cm">
          <draw:text-box>
            <text:p text:style-name="P32"><text:span text:style-name="T30">67(12)</text:span></text:p>
          </draw:text-box>
        </draw:frame>
        <draw:frame draw:style-name="gr82" draw:text-style-name="P62" draw:layer="layout" svg:width="0.549cm" svg:height="0.544cm" svg:x="13.689cm" svg:y="27.18cm">
          <draw:text-box>
            <text:p text:style-name="P32"><text:span text:style-name="T31">4</text:span><text:span text:style-name="T31">月</text:span></text:p>
          </draw:text-box>
        </draw:frame>
        <draw:frame draw:style-name="gr76" draw:text-style-name="P59" draw:layer="layout" svg:width="0.72cm" svg:height="0.565cm" svg:x="13.655cm" svg:y="27.627cm">
          <draw:text-box>
            <text:p text:style-name="P32"><text:span text:style-name="T30">78(15)</text:span></text:p>
          </draw:text-box>
        </draw:frame>
        <draw:frame draw:style-name="gr76" draw:text-style-name="P59" draw:layer="layout" svg:width="0.632cm" svg:height="0.879cm" svg:x="14.086cm" svg:y="27.423cm">
          <draw:text-box>
            <text:p text:style-name="P32"><text:span text:style-name="T30">82(24)</text:span></text:p>
          </draw:text-box>
        </draw:frame>
        <draw:frame draw:style-name="gr76" draw:text-style-name="P62" draw:layer="layout" svg:width="0.529cm" svg:height="0.544cm" svg:x="14.12cm" svg:y="27.184cm">
          <draw:text-box>
            <text:p text:style-name="P32"><text:span text:style-name="T31">5</text:span><text:span text:style-name="T31">月</text:span></text:p>
          </draw:text-box>
        </draw:frame>
        <draw:frame draw:style-name="gr76" draw:text-style-name="P59" draw:layer="layout" svg:width="0.7cm" svg:height="0.722cm" svg:x="14.086cm" svg:y="27.63cm">
          <draw:text-box>
            <text:p text:style-name="P32"><text:span text:style-name="T30">79(19)</text:span></text:p>
          </draw:text-box>
        </draw:frame>
        <draw:frame draw:style-name="gr83" draw:text-style-name="P59" draw:layer="layout" svg:width="0.666cm" svg:height="0.722cm" svg:x="14.532cm" svg:y="27.42cm">
          <draw:text-box>
            <text:p text:style-name="P32"><text:span text:style-name="T30">65(18)</text:span></text:p>
          </draw:text-box>
        </draw:frame>
        <draw:frame draw:style-name="gr76" draw:text-style-name="P62" draw:layer="layout" svg:width="0.495cm" svg:height="0.544cm" svg:x="14.566cm" svg:y="27.18cm">
          <draw:text-box>
            <text:p text:style-name="P32"><text:span text:style-name="T31">6</text:span><text:span text:style-name="T31">月</text:span></text:p>
          </draw:text-box>
        </draw:frame>
        <draw:frame draw:style-name="gr84" draw:text-style-name="P59" draw:layer="layout" svg:width="0.666cm" svg:height="0.722cm" svg:x="14.532cm" svg:y="27.627cm">
          <draw:text-box>
            <text:p text:style-name="P32"><text:span text:style-name="T30">73(24)</text:span></text:p>
          </draw:text-box>
        </draw:frame>
        <draw:frame draw:style-name="gr76" draw:text-style-name="P59" draw:layer="layout" svg:width="0.666cm" svg:height="0.722cm" svg:x="14.944cm" svg:y="27.423cm">
          <draw:text-box>
            <text:p text:style-name="P32"><text:span text:style-name="T30">60(20)</text:span></text:p>
          </draw:text-box>
        </draw:frame>
        <draw:frame draw:style-name="gr76" draw:text-style-name="P62" draw:layer="layout" svg:width="0.495cm" svg:height="0.544cm" svg:x="14.978cm" svg:y="27.184cm">
          <draw:text-box>
            <text:p text:style-name="P32"><text:span text:style-name="T31">7</text:span><text:span text:style-name="T31">月</text:span></text:p>
          </draw:text-box>
        </draw:frame>
        <draw:frame draw:style-name="gr76" draw:text-style-name="P59" draw:layer="layout" svg:width="0.666cm" svg:height="0.722cm" svg:x="14.944cm" svg:y="27.63cm">
          <draw:text-box>
            <text:p text:style-name="P32"><text:span text:style-name="T30">67(21)</text:span></text:p>
          </draw:text-box>
        </draw:frame>
        <draw:frame draw:style-name="gr76" draw:text-style-name="P59" draw:layer="layout" svg:width="0.7cm" svg:height="0.722cm" svg:x="15.389cm" svg:y="27.42cm">
          <draw:text-box>
            <text:p text:style-name="P32"><text:span text:style-name="T30">81(21)</text:span></text:p>
          </draw:text-box>
        </draw:frame>
        <draw:frame draw:style-name="gr76" draw:text-style-name="P62" draw:layer="layout" svg:width="0.529cm" svg:height="0.544cm" svg:x="15.424cm" svg:y="27.165cm">
          <draw:text-box>
            <text:p text:style-name="P32"><text:span text:style-name="T31">8</text:span><text:span text:style-name="T31">月</text:span></text:p>
          </draw:text-box>
        </draw:frame>
        <draw:frame draw:style-name="gr85" draw:text-style-name="P59" draw:layer="layout" svg:width="0.7cm" svg:height="0.879cm" svg:x="15.389cm" svg:y="27.627cm">
          <draw:text-box>
            <text:p text:style-name="P32"><text:span text:style-name="T30"><text:s/></text:span><text:span text:style-name="T30">77(18)</text:span></text:p>
          </draw:text-box>
        </draw:frame>
        <draw:frame draw:style-name="gr76" draw:text-style-name="P59" draw:layer="layout" svg:width="0.686cm" svg:height="0.879cm" svg:x="15.815cm" svg:y="27.423cm">
          <draw:text-box>
            <text:p text:style-name="P32"><text:span text:style-name="T30">110(30)</text:span></text:p>
          </draw:text-box>
        </draw:frame>
        <draw:frame draw:style-name="gr76" draw:text-style-name="P62" draw:layer="layout" svg:width="0.514cm" svg:height="0.544cm" svg:x="15.85cm" svg:y="27.184cm">
          <draw:text-box>
            <text:p text:style-name="P32"><text:span text:style-name="T31">9</text:span><text:span text:style-name="T31">月</text:span></text:p>
          </draw:text-box>
        </draw:frame>
        <draw:frame draw:style-name="gr76" draw:text-style-name="P59" draw:layer="layout" svg:width="0.686cm" svg:height="0.879cm" svg:x="15.815cm" svg:y="27.63cm">
          <draw:text-box>
            <text:p text:style-name="P32"><text:span text:style-name="T30">107(29)</text:span></text:p>
          </draw:text-box>
        </draw:frame>
        <draw:frame draw:style-name="gr86" draw:text-style-name="P59" draw:layer="layout" svg:width="0.72cm" svg:height="0.722cm" svg:x="16.261cm" svg:y="27.42cm">
          <draw:text-box>
            <text:p text:style-name="P32"><text:span text:style-name="T30">125(37)</text:span></text:p>
          </draw:text-box>
        </draw:frame>
        <draw:frame draw:style-name="gr76" draw:text-style-name="P62" draw:layer="layout" svg:width="0.617cm" svg:height="0.701cm" svg:x="16.296cm" svg:y="27.18cm">
          <draw:text-box>
            <text:p text:style-name="P32"><text:span text:style-name="T31">10</text:span><text:span text:style-name="T31">月</text:span></text:p>
          </draw:text-box>
        </draw:frame>
        <draw:frame draw:style-name="gr84" draw:text-style-name="P59" draw:layer="layout" svg:width="0.72cm" svg:height="0.722cm" svg:x="16.261cm" svg:y="27.627cm">
          <draw:text-box>
            <text:p text:style-name="P32"><text:span text:style-name="T30">101(27)</text:span></text:p>
          </draw:text-box>
        </draw:frame>
        <draw:frame draw:style-name="gr87" draw:text-style-name="P59" draw:layer="layout" svg:width="0.72cm" svg:height="0.565cm" svg:x="16.673cm" svg:y="27.423cm">
          <draw:text-box>
            <text:p text:style-name="P32"><text:span text:style-name="T30">97(26)</text:span></text:p>
          </draw:text-box>
        </draw:frame>
        <draw:frame draw:style-name="gr76" draw:text-style-name="P62" draw:layer="layout" svg:width="0.617cm" svg:height="0.701cm" svg:x="16.707cm" svg:y="27.184cm">
          <draw:text-box>
            <text:p text:style-name="P32"><text:span text:style-name="T31">11</text:span><text:span text:style-name="T31">月</text:span></text:p>
          </draw:text-box>
        </draw:frame>
        <draw:frame draw:style-name="gr78" draw:text-style-name="P59" draw:layer="layout" svg:width="0.652cm" svg:height="0.879cm" svg:x="16.673cm" svg:y="27.63cm">
          <draw:text-box>
            <text:p text:style-name="P32"><text:span text:style-name="T30">92(23)</text:span></text:p>
          </draw:text-box>
        </draw:frame>
        <draw:frame draw:style-name="gr86" draw:text-style-name="P59" draw:layer="layout" svg:width="0.686cm" svg:height="0.722cm" svg:x="17.119cm" svg:y="27.42cm">
          <draw:text-box>
            <text:p text:style-name="P32"><text:span text:style-name="T30">88(22)</text:span></text:p>
          </draw:text-box>
        </draw:frame>
        <draw:frame draw:style-name="gr76" draw:text-style-name="P62" draw:layer="layout" svg:width="0.583cm" svg:height="0.701cm" svg:x="17.153cm" svg:y="27.18cm">
          <draw:text-box>
            <text:p text:style-name="P32"><text:span text:style-name="T31">12</text:span><text:span text:style-name="T31">月</text:span></text:p>
          </draw:text-box>
        </draw:frame>
        <draw:frame draw:style-name="gr76" draw:text-style-name="P59" draw:layer="layout" svg:width="0.686cm" svg:height="0.722cm" svg:x="17.119cm" svg:y="27.627cm">
          <draw:text-box>
            <text:p text:style-name="P32"><text:span text:style-name="T30">79(25)</text:span></text:p>
          </draw:text-box>
        </draw:frame>
        <draw:custom-shape draw:style-name="gr88" draw:text-style-name="P64" draw:layer="layout" svg:width="0.617cm" svg:height="0.166cm" svg:x="16.364cm" svg:y="26.91cm">
          <text:p text:style-name="P63"><text:span text:style-name="T32">月別</text:span></text:p>
          <draw:enhanced-geometry svg:viewBox="0 0 21600 21600" draw:type="rectangle" draw:enhanced-path="M 0 0 L 21600 0 21600 21600 0 21600 0 0 Z N"/>
        </draw:custom-shape>
        <draw:frame draw:style-name="gr8" draw:text-style-name="P13" draw:layer="layout" svg:width="0.912cm" svg:height="0.751cm" svg:x="11.494cm" svg:y="25.282cm">
          <draw:text-box>
            <text:p text:style-name="P12"><text:span text:style-name="T8">Fig8.3</text:span></text:p>
          </draw:text-box>
        </draw:frame>
        <draw:rect draw:style-name="gr16" draw:text-style-name="P14" draw:layer="layout" svg:width="7.133cm" svg:height="3.462cm" svg:x="11.426cm" svg:y="25.237cm">
          <text:p/>
        </draw:rect>
        <draw:custom-shape draw:style-name="gr89" draw:text-style-name="P22" draw:layer="layout" svg:width="0.542cm" svg:height="0.207cm" svg:x="7.729cm" svg:y="19.697cm">
          <text:p text:style-name="P21"><text:span text:style-name="T11">統計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0" draw:text-style-name="P14" draw:layer="layout" svg:width="3.254cm" svg:height="2.508cm" svg:x="7.653cm" svg:y="20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14" draw:layer="layout" svg:width="2.62cm" svg:height="1.713cm" svg:x="8.011cm" svg:y="20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14" draw:layer="layout" svg:x1="7.943cm" svg:y1="21.733cm" svg:x2="10.622cm" svg:y2="21.733cm">
          <text:p/>
        </draw:line>
        <draw:line draw:style-name="gr40" draw:text-style-name="P14" draw:layer="layout" svg:x1="7.943cm" svg:y1="22.314cm" svg:x2="10.622cm" svg:y2="22.314cm">
          <text:p/>
        </draw:line>
        <draw:line draw:style-name="gr40" draw:text-style-name="P14" draw:layer="layout" svg:x1="7.943cm" svg:y1="21.152cm" svg:x2="10.622cm" svg:y2="21.152cm">
          <text:p/>
        </draw:line>
        <draw:line draw:style-name="gr40" draw:text-style-name="P14" draw:layer="layout" svg:x1="7.943cm" svg:y1="22.008cm" svg:x2="10.622cm" svg:y2="22.008cm">
          <text:p/>
        </draw:line>
        <draw:line draw:style-name="gr40" draw:text-style-name="P14" draw:layer="layout" svg:x1="7.943cm" svg:y1="21.458cm" svg:x2="10.622cm" svg:y2="21.458cm">
          <text:p/>
        </draw:line>
        <draw:line draw:style-name="gr40" draw:text-style-name="P14" draw:layer="layout" svg:x1="10.302cm" svg:y1="20.877cm" svg:x2="10.302cm" svg:y2="22.65cm">
          <text:p/>
        </draw:line>
        <draw:line draw:style-name="gr40" draw:text-style-name="P14" draw:layer="layout" svg:x1="9.982cm" svg:y1="20.877cm" svg:x2="9.982cm" svg:y2="22.65cm">
          <text:p/>
        </draw:line>
        <draw:line draw:style-name="gr40" draw:text-style-name="P14" draw:layer="layout" svg:x1="9.682cm" svg:y1="20.872cm" svg:x2="9.682cm" svg:y2="22.645cm">
          <text:p/>
        </draw:line>
        <draw:line draw:style-name="gr40" draw:text-style-name="P14" draw:layer="layout" svg:x1="9.364cm" svg:y1="20.873cm" svg:x2="9.364cm" svg:y2="22.646cm">
          <text:p/>
        </draw:line>
        <draw:line draw:style-name="gr40" draw:text-style-name="P14" draw:layer="layout" svg:x1="8.991cm" svg:y1="20.877cm" svg:x2="8.991cm" svg:y2="22.65cm">
          <text:p/>
        </draw:line>
        <draw:line draw:style-name="gr40" draw:text-style-name="P14" draw:layer="layout" svg:x1="8.679cm" svg:y1="20.873cm" svg:x2="8.679cm" svg:y2="22.646cm">
          <text:p/>
        </draw:line>
        <draw:line draw:style-name="gr40" draw:text-style-name="P14" draw:layer="layout" svg:x1="8.321cm" svg:y1="20.877cm" svg:x2="8.321cm" svg:y2="22.65cm">
          <text:p/>
        </draw:line>
        <draw:frame draw:style-name="gr92" draw:text-style-name="P65" draw:layer="layout" svg:width="0.839cm" svg:height="1.109cm" svg:x="7.149cm" svg:y="20.942cm">
          <draw:text-box>
            <text:p text:style-name="P65"><text:span text:style-name="T33">単位※１千万円</text:span></text:p>
          </draw:text-box>
        </draw:frame>
        <draw:frame draw:style-name="gr93" draw:text-style-name="P66" draw:layer="layout" svg:width="0.786cm" svg:height="0.387cm" svg:x="9.122cm" svg:y="22.813cm">
          <draw:text-box>
            <text:p text:style-name="P57"><text:span text:style-name="T32">年度</text:span></text:p>
          </draw:text-box>
        </draw:frame>
        <draw:frame draw:style-name="gr41" draw:text-style-name="P45" draw:layer="layout" svg:width="0.58cm" svg:height="0.879cm" svg:x="10.365cm" svg:y="22.606cm">
          <draw:text-box>
            <text:p text:style-name="P32"><text:span text:style-name="T24">2014</text:span></text:p>
          </draw:text-box>
        </draw:frame>
        <draw:frame draw:style-name="gr41" draw:text-style-name="P45" draw:layer="layout" svg:width="0.614cm" svg:height="0.879cm" svg:x="9.714cm" svg:y="22.606cm">
          <draw:text-box draw:corner-radius="0.1cm">
            <text:p text:style-name="P32"><text:span text:style-name="T24">2013</text:span></text:p>
          </draw:text-box>
        </draw:frame>
        <draw:frame draw:style-name="gr41" draw:text-style-name="P45" draw:layer="layout" svg:width="0.617cm" svg:height="0.879cm" svg:x="9.093cm" svg:y="22.606cm">
          <draw:text-box>
            <text:p text:style-name="P32"><text:span text:style-name="T24">2012</text:span></text:p>
          </draw:text-box>
        </draw:frame>
        <draw:frame draw:style-name="gr94" draw:text-style-name="P45" draw:layer="layout" svg:width="0.59cm" svg:height="0.879cm" svg:x="8.407cm" svg:y="22.606cm">
          <draw:text-box>
            <text:p text:style-name="P32"><text:span text:style-name="T24">2011</text:span></text:p>
          </draw:text-box>
        </draw:frame>
        <draw:frame draw:style-name="gr94" draw:text-style-name="P45" draw:layer="layout" svg:width="0.577cm" svg:height="0.879cm" svg:x="7.79cm" svg:y="22.606cm">
          <draw:text-box>
            <text:p text:style-name="P32"><text:span text:style-name="T24">2010</text:span></text:p>
          </draw:text-box>
        </draw:frame>
        <draw:frame draw:style-name="gr95" draw:text-style-name="P56" draw:layer="layout" svg:width="1.065cm" svg:height="0.53cm" svg:x="8.977cm" svg:y="20.527cm">
          <draw:text-box>
            <text:p text:style-name="P34"><text:span text:style-name="T29">統計</text:span></text:p>
          </draw:text-box>
        </draw:frame>
        <draw:frame draw:style-name="gr96" draw:text-style-name="P67" draw:layer="layout" svg:width="0.582cm" svg:height="0.408cm" svg:x="7.737cm" svg:y="22.467cm">
          <draw:text-box>
            <text:p text:style-name="P32"><text:span text:style-name="T34">0</text:span></text:p>
          </draw:text-box>
        </draw:frame>
        <draw:frame draw:style-name="gr97" draw:text-style-name="P67" draw:layer="layout" svg:width="0.582cm" svg:height="0.408cm" svg:x="7.737cm" svg:y="22.121cm">
          <draw:text-box>
            <text:p text:style-name="P32"><text:span text:style-name="T34">1</text:span></text:p>
          </draw:text-box>
        </draw:frame>
        <draw:frame draw:style-name="gr98" draw:text-style-name="P67" draw:layer="layout" svg:width="0.582cm" svg:height="0.408cm" svg:x="7.722cm" svg:y="21.844cm">
          <draw:text-box>
            <text:p text:style-name="P32"><text:span text:style-name="T34">2</text:span></text:p>
          </draw:text-box>
        </draw:frame>
        <draw:frame draw:style-name="gr98" draw:text-style-name="P45" draw:layer="layout" svg:width="0.582cm" svg:height="0.408cm" svg:x="7.722cm" svg:y="21.567cm">
          <draw:text-box>
            <text:p text:style-name="P32"><text:span text:style-name="T24">3</text:span></text:p>
          </draw:text-box>
        </draw:frame>
        <draw:frame draw:style-name="gr98" draw:text-style-name="P45" draw:layer="layout" svg:width="0.582cm" svg:height="0.408cm" svg:x="7.722cm" svg:y="21.29cm">
          <draw:text-box>
            <text:p text:style-name="P32"><text:span text:style-name="T24">4</text:span></text:p>
          </draw:text-box>
        </draw:frame>
        <draw:frame draw:style-name="gr41" draw:text-style-name="P45" draw:layer="layout" svg:width="0.193cm" svg:height="0.408cm" svg:x="7.859cm" svg:y="21.013cm">
          <draw:text-box>
            <text:p text:style-name="P32"><text:span text:style-name="T24">5</text:span></text:p>
          </draw:text-box>
        </draw:frame>
        <draw:frame draw:style-name="gr99" draw:text-style-name="P45" draw:layer="layout" svg:width="0.582cm" svg:height="0.408cm" svg:x="7.737cm" svg:y="20.736cm">
          <draw:text-box>
            <text:p text:style-name="P32"><text:span text:style-name="T24">6</text:span></text:p>
          </draw:text-box>
        </draw:frame>
        <draw:custom-shape draw:style-name="gr100" draw:text-style-name="P14" draw:layer="layout" svg:width="0.821cm" svg:height="0.691cm" svg:x="8.063cm" svg:y="20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68" draw:layer="layout" svg:width="0.749cm" svg:height="0.589cm" svg:x="8.13cm" svg:y="21.392cm">
          <draw:text-box>
            <text:p text:style-name="P38"><text:span text:style-name="T35">仕入</text:span></text:p>
          </draw:text-box>
        </draw:frame>
        <draw:frame draw:style-name="gr45" draw:text-style-name="P68" draw:layer="layout" svg:width="0.886cm" svg:height="0.589cm" svg:x="8.125cm" svg:y="21.2cm">
          <draw:text-box>
            <text:p text:style-name="P38"><text:span text:style-name="T35">経常利益</text:span></text:p>
          </draw:text-box>
        </draw:frame>
        <draw:frame draw:style-name="gr45" draw:text-style-name="P68" draw:layer="layout" svg:width="0.68cm" svg:height="0.589cm" svg:x="8.143cm" svg:y="20.977cm">
          <draw:text-box>
            <text:p text:style-name="P38"><text:span text:style-name="T35">売上</text:span></text:p>
          </draw:text-box>
        </draw:frame>
        <draw:frame draw:style-name="gr53" draw:text-style-name="P69" draw:layer="layout" svg:width="0.714cm" svg:height="0.463cm" svg:x="7.988cm" svg:y="20.943cm">
          <draw:text-box>
            <text:p text:style-name="P40"><text:span text:style-name="T36">■</text:span></text:p>
          </draw:text-box>
        </draw:frame>
        <draw:frame draw:style-name="gr53" draw:text-style-name="P70" draw:layer="layout" svg:width="0.714cm" svg:height="0.463cm" svg:x="7.985cm" svg:y="21.367cm">
          <draw:text-box>
            <text:p text:style-name="P40"><text:span text:style-name="T37">■</text:span></text:p>
          </draw:text-box>
        </draw:frame>
        <draw:frame draw:style-name="gr53" draw:text-style-name="P71" draw:layer="layout" svg:width="0.714cm" svg:height="0.463cm" svg:x="7.985cm" svg:y="21.159cm">
          <draw:text-box>
            <text:p text:style-name="P40"><text:span text:style-name="T38">■</text:span></text:p>
          </draw:text-box>
        </draw:frame>
        <draw:line draw:style-name="gr101" draw:text-style-name="P14" draw:layer="layout" svg:x1="7.994cm" svg:y1="22.36cm" svg:x2="8.679cm" svg:y2="21.668cm">
          <text:p/>
        </draw:line>
        <draw:line draw:style-name="gr102" draw:text-style-name="P14" draw:layer="layout" svg:x1="8.679cm" svg:y1="21.668cm" svg:x2="9.364cm" svg:y2="21.599cm">
          <text:p/>
        </draw:line>
        <draw:line draw:style-name="gr103" draw:text-style-name="P14" draw:layer="layout" svg:x1="8.679cm" svg:y1="22.36cm" svg:x2="9.364cm" svg:y2="22.118cm">
          <text:p/>
        </draw:line>
        <draw:line draw:style-name="gr104" draw:text-style-name="P14" draw:layer="layout" svg:x1="7.994cm" svg:y1="22.395cm" svg:x2="8.679cm" svg:y2="21.98cm">
          <text:p/>
        </draw:line>
        <draw:line draw:style-name="gr104" draw:text-style-name="P14" draw:layer="layout" svg:x1="8.679cm" svg:y1="21.98cm" svg:x2="9.364cm" svg:y2="22.049cm">
          <text:p/>
        </draw:line>
        <draw:line draw:style-name="gr105" draw:text-style-name="P14" draw:layer="layout" svg:x1="7.994cm" svg:y1="22.533cm" svg:x2="8.679cm" svg:y2="22.36cm">
          <text:p/>
        </draw:line>
        <draw:line draw:style-name="gr102" draw:text-style-name="P14" draw:layer="layout" svg:x1="9.981cm" svg:y1="21.218cm" svg:x2="10.632cm" svg:y2="20.976cm">
          <text:p/>
        </draw:line>
        <draw:line draw:style-name="gr104" draw:text-style-name="P14" draw:layer="layout" svg:x1="9.981cm" svg:y1="21.772cm" svg:x2="10.632cm" svg:y2="21.288cm">
          <text:p/>
        </draw:line>
        <draw:line draw:style-name="gr103" draw:text-style-name="P14" draw:layer="layout" svg:x1="9.981cm" svg:y1="21.945cm" svg:x2="10.632cm" svg:y2="22.084cm">
          <text:p/>
        </draw:line>
        <draw:line draw:style-name="gr104" draw:text-style-name="P14" draw:layer="layout" svg:x1="9.364cm" svg:y1="22.049cm" svg:x2="9.981cm" svg:y2="21.772cm">
          <text:p/>
        </draw:line>
        <draw:line draw:style-name="gr102" draw:text-style-name="P14" draw:layer="layout" svg:x1="9.364cm" svg:y1="21.599cm" svg:x2="9.981cm" svg:y2="21.219cm">
          <text:p/>
        </draw:line>
        <draw:line draw:style-name="gr103" draw:text-style-name="P14" draw:layer="layout" svg:x1="9.364cm" svg:y1="22.118cm" svg:x2="9.981cm" svg:y2="21.945cm">
          <text:p/>
        </draw:line>
        <draw:frame draw:style-name="gr8" draw:text-style-name="P13" draw:layer="layout" svg:width="0.706cm" svg:height="1.001cm" svg:x="7.61cm" svg:y="19.281cm">
          <draw:text-box>
            <text:p text:style-name="P12"><text:span text:style-name="T8">Fig8</text:span></text:p>
          </draw:text-box>
        </draw:frame>
        <draw:rect draw:style-name="gr16" draw:text-style-name="P14" draw:layer="layout" svg:width="3.704cm" svg:height="4.016cm" svg:x="7.447cm" svg:y="19.213cm">
          <text:p/>
        </draw:rect>
        <draw:line draw:style-name="gr63" draw:text-style-name="P14" draw:layer="layout" svg:x1="7.447cm" svg:y1="16.581cm" svg:x2="7.447cm" svg:y2="19.213cm">
          <text:p/>
        </draw:line>
        <draw:line draw:style-name="gr62" draw:text-style-name="P14" draw:layer="layout" svg:x1="9.436cm" svg:y1="16.581cm" svg:x2="7.447cm" svg:y2="16.581cm">
          <text:p/>
        </draw:line>
        <draw:line draw:style-name="gr62" draw:text-style-name="P14" draw:layer="layout" svg:x1="5.389cm" svg:y1="23.783cm" svg:x2="1.068cm" svg:y2="23.783cm">
          <text:p/>
        </draw:line>
        <draw:line draw:style-name="gr62" draw:text-style-name="P14" draw:layer="layout" svg:x1="8.408cm" svg:y1="20.182cm" svg:x2="8.408cm" svg:y2="18.797cm">
          <text:p/>
        </draw:line>
        <draw:line draw:style-name="gr62" draw:text-style-name="P14" draw:layer="layout" svg:x1="9.025cm" svg:y1="20.182cm" svg:x2="9.025cm" svg:y2="18.312cm">
          <text:p/>
        </draw:line>
        <draw:line draw:style-name="gr62" draw:text-style-name="P14" draw:layer="layout" svg:x1="8.408cm" svg:y1="18.797cm" svg:x2="5.39cm" svg:y2="18.797cm">
          <text:p/>
        </draw:line>
        <draw:line draw:style-name="gr62" draw:text-style-name="P14" draw:layer="layout" svg:x1="9.025cm" svg:y1="18.312cm" svg:x2="6.419cm" svg:y2="18.312cm">
          <text:p/>
        </draw:line>
        <draw:line draw:style-name="gr62" draw:text-style-name="P14" draw:layer="layout" svg:x1="5.39cm" svg:y1="23.783cm" svg:x2="5.39cm" svg:y2="18.797cm">
          <text:p/>
        </draw:line>
        <draw:frame draw:style-name="gr8" draw:text-style-name="P13" draw:layer="layout" svg:width="2.058cm" svg:height="0.501cm" svg:x="8.407cm" svg:y="10.83cm">
          <draw:text-box>
            <text:p text:style-name="P12"><text:span text:style-name="T8">Fig2 </text:span><text:span text:style-name="T8">受注伝票</text:span></text:p>
          </draw:text-box>
        </draw:frame>
        <draw:frame draw:style-name="gr8" draw:text-style-name="P13" draw:layer="layout" svg:width="2.332cm" svg:height="0.726cm" svg:x="2.097cm" svg:y="3.351cm">
          <draw:text-box>
            <text:p text:style-name="P12"><text:span text:style-name="T8">Fig2.1 </text:span><text:span text:style-name="T8">製品　追加・編集画面</text:span></text:p>
          </draw:text-box>
        </draw:frame>
        <draw:frame draw:style-name="gr8" draw:text-style-name="P13" draw:layer="layout" svg:width="2.058cm" svg:height="0.501cm" svg:x="10.122cm" svg:y="10.833cm">
          <draw:text-box>
            <text:p text:style-name="P12"><text:span text:style-name="T8">Fig3 </text:span><text:span text:style-name="T8">発注伝票</text:span></text:p>
          </draw:text-box>
        </draw:frame>
        <draw:frame draw:style-name="gr8" draw:text-style-name="P13" draw:layer="layout" svg:width="2.401cm" svg:height="0.726cm" svg:x="12.317cm" svg:y="3.7cm">
          <draw:text-box>
            <text:p text:style-name="P12"><text:span text:style-name="T8">Fig3.1 </text:span><text:span text:style-name="T8">製品　追加・編集画面</text:span></text:p>
          </draw:text-box>
        </draw:frame>
        <draw:frame draw:style-name="gr8" draw:text-style-name="P13" draw:layer="layout" svg:width="2.058cm" svg:height="0.726cm" svg:x="6.212cm" svg:y="15.539cm">
          <draw:text-box>
            <text:p text:style-name="P12"><text:span text:style-name="T8">Fig4 </text:span><text:span text:style-name="T8">取引先登録・編集</text:span></text:p>
          </draw:text-box>
        </draw:frame>
        <draw:frame draw:style-name="gr8" draw:text-style-name="P13" draw:layer="layout" svg:width="2.058cm" svg:height="0.501cm" svg:x="12.729cm" svg:y="15.539cm">
          <draw:text-box>
            <text:p text:style-name="P12"><text:span text:style-name="T8">Fig5 </text:span><text:span text:style-name="T8">製品登録</text:span></text:p>
          </draw:text-box>
        </draw:frame>
        <draw:frame draw:style-name="gr8" draw:text-style-name="P13" draw:layer="layout" svg:width="2.058cm" svg:height="0.726cm" svg:x="6.007cm" svg:y="14.78cm">
          <draw:text-box>
            <text:p text:style-name="P12"><text:span text:style-name="T8">Fig6 </text:span><text:span text:style-name="T8">取引先一覧</text:span></text:p>
          </draw:text-box>
        </draw:frame>
        <draw:frame draw:style-name="gr8" draw:text-style-name="P13" draw:layer="layout" svg:width="2.058cm" svg:height="0.501cm" svg:x="12.729cm" svg:y="14.78cm">
          <draw:text-box>
            <text:p text:style-name="P12"><text:span text:style-name="T8">Fig7 </text:span><text:span text:style-name="T8">製品一覧</text:span></text:p>
          </draw:text-box>
        </draw:frame>
        <draw:frame draw:style-name="gr8" draw:text-style-name="P13" draw:layer="layout" svg:width="1.551cm" svg:height="0.726cm" svg:x="7.31cm" svg:y="16.235cm">
          <draw:text-box>
            <text:p text:style-name="P12"><text:span text:style-name="T8">Fig8 </text:span><text:span text:style-name="T8">統計・売上</text:span></text:p>
          </draw:text-box>
        </draw:frame>
        <draw:frame draw:style-name="gr8" draw:text-style-name="P13" draw:layer="layout" svg:width="1.578cm" svg:height="0.726cm" svg:x="5.046cm" svg:y="18.451cm">
          <draw:text-box>
            <text:p text:style-name="P12"><text:span text:style-name="T8">Fig8.1 </text:span><text:span text:style-name="T8">受注別</text:span></text:p>
          </draw:text-box>
        </draw:frame>
        <draw:frame draw:style-name="gr8" draw:text-style-name="P13" draw:layer="layout" svg:width="1.558cm" svg:height="0.726cm" svg:x="6.095cm" svg:y="17.962cm">
          <draw:text-box>
            <text:p text:style-name="P12"><text:span text:style-name="T8">Fig8.2 </text:span><text:span text:style-name="T8">発注別</text:span></text:p>
          </draw:text-box>
        </draw:frame>
        <draw:frame draw:style-name="gr8" draw:text-style-name="P13" draw:layer="layout" svg:width="1.551cm" svg:height="0.726cm" svg:x="11.563cm" svg:y="17.481cm">
          <draw:text-box>
            <text:p text:style-name="P12"><text:span text:style-name="T8">Fig9 </text:span><text:span text:style-name="T8">管理画面</text:span></text:p>
          </draw:text-box>
        </draw:frame>
        <draw:frame draw:style-name="gr8" draw:text-style-name="P13" draw:layer="layout" svg:width="1.551cm" svg:height="0.726cm" svg:x="13.51cm" svg:y="20.667cm">
          <draw:text-box>
            <text:p text:style-name="P12"><text:span text:style-name="T8">Fig9.1 </text:span><text:span text:style-name="T8">編集画面</text:span></text:p>
          </draw:text-box>
        </draw:frame>
        <draw:line draw:style-name="gr33" draw:text-style-name="P14" draw:layer="layout" svg:x1="11.563cm" svg:y1="27.869cm" svg:x2="18.216cm" svg:y2="27.869cm">
          <text:p/>
        </draw:line>
        <draw:custom-shape draw:style-name="gr37" draw:text-style-name="P31" draw:layer="layout" svg:width="0.555cm" svg:height="0.353cm" svg:x="2.374cm" svg:y="25.577cm">
          <text:p text:style-name="P15"><text:span text:style-name="T17">発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31" draw:layer="layout" svg:width="0.83cm" svg:height="0.353cm" svg:x="2.92cm" svg:y="25.577cm">
          <text:p text:style-name="P15"><text:span text:style-name="T17">企業別売上一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31" draw:layer="layout" svg:width="0.556cm" svg:height="0.353cm" svg:x="7.653cm" svg:y="20.175cm">
          <text:p text:style-name="P15"><text:span text:style-name="T17">売上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16" draw:layer="layout" svg:width="0.548cm" svg:height="0.353cm" svg:x="8.209cm" svg:y="20.159cm">
          <text:p text:style-name="P15"><text:span text:style-name="T9">受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1" draw:layer="layout" svg:width="0.555cm" svg:height="0.353cm" svg:x="8.76cm" svg:y="20.159cm">
          <text:p text:style-name="P15"><text:span text:style-name="T17">発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31" draw:layer="layout" svg:width="0.83cm" svg:height="0.353cm" svg:x="9.306cm" svg:y="20.159cm">
          <text:p text:style-name="P15"><text:span text:style-name="T17">企業別売上一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1" draw:layer="layout" svg:width="0.555cm" svg:height="0.353cm" svg:x="6.542cm" svg:y="25.606cm">
          <text:p text:style-name="P15"><text:span text:style-name="T17">売上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16" draw:layer="layout" svg:width="0.548cm" svg:height="0.353cm" svg:x="7.098cm" svg:y="25.607cm">
          <text:p text:style-name="P15"><text:span text:style-name="T9">受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14" draw:layer="layout" svg:width="0.714cm" svg:height="0.046cm" svg:x="8.31cm" svg:y="25.919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07" draw:text-style-name="P31" draw:layer="layout" svg:width="0.556cm" svg:height="0.353cm" svg:x="7.649cm" svg:y="25.607cm">
          <text:p text:style-name="P15"><text:span text:style-name="T17">発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31" draw:layer="layout" svg:width="0.83cm" svg:height="0.353cm" svg:x="8.195cm" svg:y="25.607cm">
          <text:p text:style-name="P15"><text:span text:style-name="T17">企業別売上一覧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2" draw:text-style-name="P14" draw:layer="layout" svg:x1="8.202cm" svg:y1="25.609cm" svg:x2="7.653cm" svg:y2="25.609cm">
          <text:p/>
        </draw:line>
        <draw:line draw:style-name="gr62" draw:text-style-name="P14" draw:layer="layout" svg:x1="8.202cm" svg:y1="20.161cm" svg:x2="7.653cm" svg:y2="20.161cm">
          <text:p/>
        </draw:line>
        <draw:line draw:style-name="gr62" draw:text-style-name="P14" draw:layer="layout" svg:x1="7.653cm" svg:y1="20.514cm" svg:x2="7.653cm" svg:y2="20.168cm">
          <text:p/>
        </draw:line>
        <draw:line draw:style-name="gr62" draw:text-style-name="P14" draw:layer="layout" svg:x1="2.372cm" svg:y1="25.577cm" svg:x2="1.823cm" svg:y2="25.577cm">
          <text:p/>
        </draw:line>
        <draw:custom-shape draw:style-name="gr88" draw:text-style-name="P64" draw:layer="layout" svg:width="0.617cm" svg:height="0.166cm" svg:x="17.05cm" svg:y="26.906cm">
          <text:p text:style-name="P63"><text:span text:style-name="T32">年度別</text:span></text:p>
          <draw:enhanced-geometry svg:viewBox="0 0 21600 21600" draw:type="rectangle" draw:enhanced-path="M 0 0 L 21600 0 21600 21600 0 21600 0 0 Z N"/>
        </draw:custom-shape>
        <draw:custom-shape draw:style-name="gr37" draw:text-style-name="P31" draw:layer="layout" svg:width="0.555cm" svg:height="0.353cm" svg:x="11.563cm" svg:y="26.276cm">
          <text:p text:style-name="P15"><text:span text:style-name="T17">売上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16" draw:layer="layout" svg:width="0.548cm" svg:height="0.353cm" svg:x="12.119cm" svg:y="26.277cm">
          <text:p text:style-name="P15"><text:span text:style-name="T9">受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14" draw:layer="layout" svg:width="0.714cm" svg:height="0.046cm" svg:x="13.331cm" svg:y="26.58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10" draw:text-style-name="P31" draw:layer="layout" svg:width="0.555cm" svg:height="0.353cm" svg:x="12.67cm" svg:y="26.277cm">
          <text:p text:style-name="P15"><text:span text:style-name="T17">発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31" draw:layer="layout" svg:width="0.857cm" svg:height="0.416cm" svg:x="13.243cm" svg:y="26.276cm">
          <text:p text:style-name="P15"><text:span text:style-name="T17">企業別売上一覧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2" draw:text-style-name="P14" draw:layer="layout" svg:x1="14.101cm" svg:y1="26.276cm" svg:x2="13.209cm" svg:y2="26.276cm">
          <text:p/>
        </draw:line>
        <draw:line draw:style-name="gr33" draw:text-style-name="P14" draw:layer="layout" svg:x1="14.101cm" svg:y1="26.622cm" svg:x2="18.217cm" svg:y2="26.622cm">
          <text:p/>
        </draw:line>
        <draw:line draw:style-name="gr62" draw:text-style-name="P14" draw:layer="layout" svg:x1="14.101cm" svg:y1="26.622cm" svg:x2="14.101cm" svg:y2="26.276cm">
          <text:p/>
        </draw:line>
        <draw:line draw:style-name="gr62" draw:text-style-name="P14" draw:layer="layout" svg:x1="9.705cm" svg:y1="20.152cm" svg:x2="9.711cm" svg:y2="18.797cm">
          <text:p/>
        </draw:line>
        <draw:line draw:style-name="gr62" draw:text-style-name="P14" draw:layer="layout" svg:x1="11.426cm" svg:y1="18.797cm" svg:x2="9.711cm" svg:y2="18.797cm">
          <text:p/>
        </draw:line>
        <draw:line draw:style-name="gr63" draw:text-style-name="P14" draw:layer="layout" svg:x1="11.425cm" svg:y1="18.797cm" svg:x2="11.425cm" svg:y2="25.237cm">
          <text:p/>
        </draw:line>
        <draw:frame draw:style-name="gr8" draw:text-style-name="P13" draw:layer="layout" svg:width="2.039cm" svg:height="0.726cm" svg:x="9.436cm" svg:y="18.451cm">
          <draw:text-box>
            <text:p text:style-name="P12"><text:span text:style-name="T8">Fig8.3 </text:span><text:span text:style-name="T8">企業別売上一覧</text:span></text:p>
          </draw:text-box>
        </draw:frame>
        <draw:frame draw:style-name="gr86" draw:text-style-name="P59" draw:layer="layout" svg:width="0.823cm" svg:height="0.722cm" svg:x="17.599cm" svg:y="27.384cm">
          <draw:text-box>
            <text:p text:style-name="P32"><text:span text:style-name="T30">1063(281)</text:span></text:p>
          </draw:text-box>
        </draw:frame>
        <draw:frame draw:style-name="gr76" draw:text-style-name="P59" draw:layer="layout" svg:width="0.823cm" svg:height="0.722cm" svg:x="17.599cm" svg:y="27.619cm">
          <draw:text-box>
            <text:p text:style-name="P32"><text:span text:style-name="T30">1036(249)</text:span></text:p>
          </draw:text-box>
        </draw:frame>
        <draw:frame draw:style-name="gr76" draw:text-style-name="P59" draw:layer="layout" svg:width="0.823cm" svg:height="0.722cm" svg:x="17.599cm" svg:y="27.863cm">
          <draw:text-box>
            <text:p text:style-name="P32"><text:span text:style-name="T30">2099(530)</text:span></text:p>
          </draw:text-box>
        </draw:frame>
        <draw:frame draw:style-name="gr112" draw:text-style-name="P73" draw:layer="layout" svg:width="1.362cm" svg:height="1.001cm" svg:x="6.904cm" svg:y="10.825cm">
          <draw:text-box>
            <text:p text:style-name="P72"><text:span text:style-name="T7">BORG SYSTEM</text:span></text:p>
          </draw:text-box>
        </draw:frame>
        <draw:custom-shape draw:style-name="gr113" draw:text-style-name="P25" draw:layer="layout" svg:width="0.72cm" svg:height="0.119cm" svg:x="6.993cm" svg:y="11.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1" draw:layer="layout" svg:width="0.481cm" svg:height="0.109cm" svg:x="6.825cm" svg:y="11.262cm">
          <text:p text:style-name="P19"><text:span text:style-name="T25">ID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0.721cm" svg:height="0.119cm" svg:x="6.999cm" svg:y="11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0" draw:layer="layout" svg:width="0.481cm" svg:height="0.109cm" svg:x="6.999cm" svg:y="11.602cm">
          <text:p text:style-name="P15"><text:span text:style-name="T25">パスワード</text:span></text:p>
          <draw:enhanced-geometry svg:viewBox="0 0 21600 21600" draw:type="rectangle" draw:enhanced-path="M 0 0 L 21600 0 21600 21600 0 21600 0 0 Z N"/>
        </draw:custom-shape>
        <draw:custom-shape draw:style-name="gr11" draw:text-style-name="P50" draw:layer="layout" svg:width="0.225cm" svg:height="0.119cm" svg:x="7.801cm" svg:y="11.42cm">
          <text:p text:style-name="P15"><text:span text:style-name="T25">選択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50" draw:layer="layout" svg:width="0.223cm" svg:height="0.119cm" svg:x="7.805cm" svg:y="11.765cm">
          <text:p text:style-name="P15"><text:span text:style-name="T25">選択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50" draw:layer="layout" svg:width="0.38cm" svg:height="0.119cm" svg:x="6.999cm" svg:y="11.953cm">
          <text:p text:style-name="P15"><text:span text:style-name="T25">ログイン</text:span></text:p>
          <draw:enhanced-geometry svg:viewBox="0 0 21600 21600" draw:type="rectangle" draw:enhanced-path="M 0 0 L 21600 0 21600 21600 0 21600 0 0 Z N"/>
        </draw:custom-shape>
        <draw:frame draw:style-name="gr8" draw:text-style-name="P13" draw:layer="layout" svg:width="0.706cm" svg:height="1.001cm" svg:x="6.761cm" svg:y="10.483cm">
          <draw:text-box>
            <text:p text:style-name="P12"><text:span text:style-name="T8">Fig0</text:span></text:p>
          </draw:text-box>
        </draw:frame>
        <draw:rect draw:style-name="gr16" draw:text-style-name="P14" draw:layer="layout" svg:width="1.509cm" svg:height="1.869cm" svg:x="6.762cm" svg:y="10.349cm">
          <text:p/>
        </draw:rect>
        <draw:line draw:style-name="gr62" draw:text-style-name="P14" draw:layer="layout" svg:x1="7.173cm" svg:y1="12.911cm" svg:x2="7.173cm" svg:y2="12.08cm">
          <text:p/>
        </draw:line>
        <draw:line draw:style-name="gr63" draw:text-style-name="P14" draw:layer="layout" svg:x1="7.173cm" svg:y1="12.911cm" svg:x2="9.299cm" svg:y2="12.911cm">
          <text:p/>
        </draw:line>
        <draw:frame draw:style-name="gr8" draw:text-style-name="P13" draw:layer="layout" svg:width="2.058cm" svg:height="0.726cm" svg:x="7.104cm" svg:y="12.564cm">
          <draw:text-box>
            <text:p text:style-name="P12"><text:span text:style-name="T8">Fig1 </text:span><text:span text:style-name="T8">ボルグシステム</text:span></text:p>
          </draw:text-box>
        </draw:frame>
        <draw:custom-shape draw:style-name="gr113" draw:text-style-name="P14" draw:layer="layout" svg:width="0.72cm" svg:height="0.119cm" svg:x="8.545cm" svg:y="8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0" draw:layer="layout" svg:width="0.411cm" svg:height="0.216cm" svg:x="8.065cm" svg:y="8.133cm">
          <text:p text:style-name="P15"><text:span text:style-name="T25">消費税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14" draw:layer="layout" svg:width="0.72cm" svg:height="0.119cm" svg:x="8.545cm" svg:y="8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0" draw:layer="layout" svg:width="0.411cm" svg:height="0.216cm" svg:x="8.065cm" svg:y="8.339cm">
          <text:p text:style-name="P15"><text:span text:style-name="T25">合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4" draw:layer="layout" svg:width="0.712cm" svg:height="0.117cm" svg:x="18.719cm" svg:y="8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6" draw:layer="layout" svg:width="0.476cm" svg:height="0.214cm" svg:x="18.216cm" svg:y="8.41cm">
          <text:p text:style-name="P15"><text:span text:style-name="T9">合計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91" svg:font-family="9"/>
    <style:font-face style:name="9" svg:font-family="9" style:font-pitch="variable"/>
    <style:font-face style:name="Liberation Sans1" svg:font-family="'Liberation Sans'" style:font-pitch="variable"/>
    <style:font-face style:name="メイリオ" svg:font-family="メイリオ" style:font-pitch="variable"/>
    <style:font-face style:name="ＭＳ Ｐゴシック2" svg:font-family="'ＭＳ Ｐゴシック'" style:font-pitch="variable"/>
    <style:font-face style:name="ＭＳ Ｐ明朝" svg:font-family="'ＭＳ Ｐ明朝'" style:font-pitch="variable"/>
    <style:font-face style:name="Liberation Sans2" svg:font-family="'Liberation Sans'" style:font-family-generic="modern" style:font-pitch="variable"/>
    <style:font-face style:name="ＭＳ Ｐゴシック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1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  <style:master-page style:name="標準_5f_" style:display-name="標準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7T17:57:51.910000000</meta:creation-date>
    <dc:date>2015-05-23T23:38:38.258044000</dc:date>
    <meta:editing-duration>PT9H30M</meta:editing-duration>
    <meta:editing-cycles>39</meta:editing-cycles>
    <meta:generator>LibreOffice/4.3.2.2$MacOSX_X86_64 LibreOffice_project/edfb5295ba211bd31ad47d0bad0118690f76407d</meta:generator>
    <meta:print-date>2015-05-23T23:35:16.815292000</meta:print-date>
    <meta:document-statistic meta:object-count="650"/>
  </office:meta>
</office:document-meta>
</file>